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7cm"/>
    </style:style>
    <style:style style:name="co2" style:family="table-column">
      <style:table-column-properties fo:break-before="auto" style:column-width="4.434cm"/>
    </style:style>
    <style:style style:name="co3" style:family="table-column">
      <style:table-column-properties fo:break-before="auto" style:column-width="5.539cm"/>
    </style:style>
    <style:style style:name="co4" style:family="table-column">
      <style:table-column-properties fo:break-before="auto" style:column-width="3.9cm"/>
    </style:style>
    <style:style style:name="co5" style:family="table-column">
      <style:table-column-properties fo:break-before="auto" style:column-width="3.473cm"/>
    </style:style>
    <style:style style:name="co6" style:family="table-column">
      <style:table-column-properties fo:break-before="auto" style:column-width="5.039cm"/>
    </style:style>
    <style:style style:name="co7" style:family="table-column">
      <style:table-column-properties fo:break-before="auto" style:column-width="4.113cm"/>
    </style:style>
    <style:style style:name="co8" style:family="table-column">
      <style:table-column-properties fo:break-before="auto" style:column-width="4.505cm"/>
    </style:style>
    <style:style style:name="co9" style:family="table-column">
      <style:table-column-properties fo:break-before="auto" style:column-width="4.06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665cm"/>
    </style:style>
    <style:style style:name="co12" style:family="table-column">
      <style:table-column-properties fo:break-before="auto" style:column-width="5.272cm"/>
    </style:style>
    <style:style style:name="co13" style:family="table-column">
      <style:table-column-properties fo:break-before="auto" style:column-width="4.025cm"/>
    </style:style>
    <style:style style:name="co14" style:family="table-column">
      <style:table-column-properties fo:break-before="auto" style:column-width="4.346cm"/>
    </style:style>
    <style:style style:name="co15" style:family="table-column">
      <style:table-column-properties fo:break-before="auto" style:column-width="5.764cm"/>
    </style:style>
    <style:style style:name="co16" style:family="table-column">
      <style:table-column-properties fo:break-before="auto" style:column-width="6.537cm"/>
    </style:style>
    <style:style style:name="co17" style:family="table-column">
      <style:table-column-properties fo:break-before="auto" style:column-width="4.131cm"/>
    </style:style>
    <style:style style:name="co18" style:family="table-column">
      <style:table-column-properties fo:break-before="auto" style:column-width="3.5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9cm" svg:height="8.999cm" svg:x="92.906cm" svg:y="1.273cm">
            <draw:object draw:notify-on-update-of-ranges="Tabelle1.A18:Tabelle1.A42 Tabelle1.B17:Tabelle1.B17 Tabelle1.B18:Tabelle1.B42 Tabelle1.C17:Tabelle1.C17 Tabelle1.C18:Tabelle1.C42 Tabelle1.D17:Tabelle1.D17 Tabelle1.D18:Tabelle1.D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6cm" svg:height="8.995cm" svg:x="92.807cm" svg:y="11.218cm">
            <draw:object draw:notify-on-update-of-ranges="Tabelle1.F18:Tabelle1.F42 Tabelle1.G17:Tabelle1.G17 Tabelle1.G18:Tabelle1.G42 Tabelle1.H17:Tabelle1.H17 Tabelle1.H18:Tabelle1.H42 Tabelle1.I17:Tabelle1.I17 Tabelle1.I18:Tabelle1.I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93.266cm" svg:y="21.36cm">
            <draw:object draw:notify-on-update-of-ranges="Tabelle1.K18:Tabelle1.K42 Tabelle1.L17:Tabelle1.L17 Tabelle1.L18:Tabelle1.L42 Tabelle1.M17:Tabelle1.M17 Tabelle1.M18:Tabelle1.M42 Tabelle1.N17:Tabelle1.N17 Tabelle1.N18:Tabelle1.N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70.566cm" svg:y="11.93cm">
            <draw:object draw:notify-on-update-of-ranges="Tabelle1.P17:Tabelle1.P20 Tabelle1.Q16:Tabelle1.Q16 Tabelle1.Q17:Tabelle1.Q20 Tabelle1.R16:Tabelle1.R16 Tabelle1.R17:Tabelle1.R20 Tabelle1.S16:Tabelle1.S16 Tabelle1.S17:Tabelle1.S2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 table:number-rows-repeated="13">
          <table:table-cell table:number-columns-repeated="19"/>
        </table:table-row>
        <table:table-row table:style-name="ro1">
          <table:table-cell table:number-columns-repeated="15"/>
          <table:table-cell office:value-type="string" calcext:value-type="string">
            <text:p>Latency larger message sizes RT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nd-trip time summary:</text:p>
          </table:table-cell>
          <table:table-cell table:number-columns-repeated="4"/>
          <table:table-cell office:value-type="string" calcext:value-type="string">
            <text:p>Standard deviation summary:</text:p>
          </table:table-cell>
          <table:table-cell table:number-columns-repeated="4"/>
          <table:table-cell office:value-type="string" calcext:value-type="string">
            <text:p>Median summary:</text:p>
          </table:table-cell>
          <table:table-cell table:number-columns-repeated="8"/>
        </table:table-row>
        <table:table-row table:style-name="ro1">
          <table:table-cell table:number-columns-repeated="15"/>
          <table:table-cell office:value-type="string" calcext:value-type="string">
            <text:p>Data size in kb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RDMA WRITE</text:p>
          </table:table-cell>
          <table:table-cell office:value-type="string" calcext:value-type="string">
            <text:p>RDMA SEND</text:p>
          </table:table-cell>
        </table:table-row>
        <table:table-row table:style-name="ro1">
          <table:table-cell office:value-type="string" calcext:value-type="string">
            <text:p>Data size in kb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RDMA WRITE</text:p>
          </table:table-cell>
          <table:table-cell office:value-type="string" calcext:value-type="string">
            <text:p>RDMA SEND</text:p>
          </table:table-cell>
          <table:table-cell/>
          <table:table-cell office:value-type="string" calcext:value-type="string">
            <text:p>Data size in kb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RDMA WRITE</text:p>
          </table:table-cell>
          <table:table-cell office:value-type="string" calcext:value-type="string">
            <text:p>RDMA SEND</text:p>
          </table:table-cell>
          <table:table-cell/>
          <table:table-cell office:value-type="string" calcext:value-type="string">
            <text:p>Data size in kb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RDMA WRITE</text:p>
          </table:table-cell>
          <table:table-cell office:value-type="string" calcext:value-type="string">
            <text:p>RDMA SEND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21677.8" calcext:value-type="float">
            <text:p>21677,8</text:p>
          </table:table-cell>
          <table:table-cell office:value-type="float" office:value="16202.6" calcext:value-type="float">
            <text:p>16202,6</text:p>
          </table:table-cell>
          <table:table-cell office:value-type="float" office:value="21480" calcext:value-type="float">
            <text:p>2148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.5" calcext:value-type="float">
            <text:p>27,5</text:p>
          </table:table-cell>
          <table:table-cell table:style-name="ce1" office:value-type="float" office:value="1635.6" calcext:value-type="float">
            <text:p>1635,6</text:p>
          </table:table-cell>
          <table:table-cell table:style-name="ce1" office:value-type="float" office:value="1333.3" calcext:value-type="float">
            <text:p>1333,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.84089350286454" calcext:value-type="float">
            <text:p>1,84089350286454</text:p>
          </table:table-cell>
          <table:table-cell office:value-type="float" office:value="47.3877621332766" calcext:value-type="float">
            <text:p>47,3877621332766</text:p>
          </table:table-cell>
          <table:table-cell office:value-type="float" office:value="1.33749350984926" calcext:value-type="float">
            <text:p>1,337493509849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1635.5" calcext:value-type="float">
            <text:p>1635,5</text:p>
          </table:table-cell>
          <table:table-cell office:value-type="float" office:value="1333" calcext:value-type="float">
            <text:p>1333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25769.6" calcext:value-type="float">
            <text:p>25769,6</text:p>
          </table:table-cell>
          <table:table-cell office:value-type="float" office:value="18559.2" calcext:value-type="float">
            <text:p>18559,2</text:p>
          </table:table-cell>
          <table:table-cell office:value-type="float" office:value="27893.9" calcext:value-type="float">
            <text:p>27893,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4.8" calcext:value-type="float">
            <text:p>54,8</text:p>
          </table:table-cell>
          <table:table-cell table:style-name="ce1" office:value-type="float" office:value="1627.4" calcext:value-type="float">
            <text:p>1627,4</text:p>
          </table:table-cell>
          <table:table-cell table:style-name="ce1" office:value-type="float" office:value="1334.7" calcext:value-type="float">
            <text:p>1334,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25917508308808" calcext:value-type="float">
            <text:p>3,25917508308808</text:p>
          </table:table-cell>
          <table:table-cell office:value-type="float" office:value="31.0991246750701" calcext:value-type="float">
            <text:p>31,0991246750701</text:p>
          </table:table-cell>
          <table:table-cell office:value-type="float" office:value="1.76698110409314" calcext:value-type="float">
            <text:p>1,7669811040931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56.5" calcext:value-type="float">
            <text:p>56,5</text:p>
          </table:table-cell>
          <table:table-cell office:value-type="float" office:value="1637" calcext:value-type="float">
            <text:p>1637</text:p>
          </table:table-cell>
          <table:table-cell office:value-type="float" office:value="1334" calcext:value-type="float">
            <text:p>1334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29702.6" calcext:value-type="float">
            <text:p>29702,6</text:p>
          </table:table-cell>
          <table:table-cell office:value-type="float" office:value="21500.9" calcext:value-type="float">
            <text:p>21500,9</text:p>
          </table:table-cell>
          <table:table-cell office:value-type="float" office:value="32100.7" calcext:value-type="float">
            <text:p>32100,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6.7" calcext:value-type="float">
            <text:p>126,7</text:p>
          </table:table-cell>
          <table:table-cell table:style-name="ce1" office:value-type="float" office:value="1744.8" calcext:value-type="float">
            <text:p>1744,8</text:p>
          </table:table-cell>
          <table:table-cell table:style-name="ce1" office:value-type="float" office:value="1439.7" calcext:value-type="float">
            <text:p>1439,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.80384520605067" calcext:value-type="float">
            <text:p>7,80384520605067</text:p>
          </table:table-cell>
          <table:table-cell office:value-type="float" office:value="47.3891689453754" calcext:value-type="float">
            <text:p>47,3891689453754</text:p>
          </table:table-cell>
          <table:table-cell office:value-type="float" office:value="1.76698110409314" calcext:value-type="float">
            <text:p>1,7669811040931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23" calcext:value-type="float">
            <text:p>123</text:p>
          </table:table-cell>
          <table:table-cell office:value-type="float" office:value="1745" calcext:value-type="float">
            <text:p>1745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34596.8" calcext:value-type="float">
            <text:p>34596,8</text:p>
          </table:table-cell>
          <table:table-cell office:value-type="float" office:value="24584.9" calcext:value-type="float">
            <text:p>24584,9</text:p>
          </table:table-cell>
          <table:table-cell office:value-type="float" office:value="39234.6" calcext:value-type="float">
            <text:p>39234,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5.7" calcext:value-type="float">
            <text:p>265,7</text:p>
          </table:table-cell>
          <table:table-cell table:style-name="ce1" office:value-type="float" office:value="1823.6" calcext:value-type="float">
            <text:p>1823,6</text:p>
          </table:table-cell>
          <table:table-cell table:style-name="ce1" office:value-type="float" office:value="1551.1" calcext:value-type="float">
            <text:p>1551,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8.9622431865712" calcext:value-type="float">
            <text:p>18,9622431865712</text:p>
          </table:table-cell>
          <table:table-cell office:value-type="float" office:value="48.9721009010913" calcext:value-type="float">
            <text:p>48,9721009010913</text:p>
          </table:table-cell>
          <table:table-cell office:value-type="float" office:value="3.5103022978402" calcext:value-type="float">
            <text:p>3,510302297840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76.5" calcext:value-type="float">
            <text:p>276,5</text:p>
          </table:table-cell>
          <table:table-cell office:value-type="float" office:value="1854" calcext:value-type="float">
            <text:p>1854</text:p>
          </table:table-cell>
          <table:table-cell office:value-type="float" office:value="1550" calcext:value-type="float">
            <text:p>1550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08.1" calcext:value-type="float">
            <text:p>708,1</text:p>
          </table:table-cell>
          <table:table-cell table:style-name="ce1" office:value-type="float" office:value="2258.6" calcext:value-type="float">
            <text:p>2258,6</text:p>
          </table:table-cell>
          <table:table-cell table:style-name="ce1" office:value-type="float" office:value="2015.2" calcext:value-type="float">
            <text:p>2015,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5.3353069406664" calcext:value-type="float">
            <text:p>25,3353069406664</text:p>
          </table:table-cell>
          <table:table-cell office:value-type="float" office:value="59.8334726089373" calcext:value-type="float">
            <text:p>59,8334726089373</text:p>
          </table:table-cell>
          <table:table-cell office:value-type="float" office:value="39.307336041338" calcext:value-type="float">
            <text:p>39,30733604133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701.5" calcext:value-type="float">
            <text:p>701,5</text:p>
          </table:table-cell>
          <table:table-cell office:value-type="float" office:value="2237" calcext:value-type="float">
            <text:p>2237</text:p>
          </table:table-cell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324.7" calcext:value-type="float">
            <text:p>1324,7</text:p>
          </table:table-cell>
          <table:table-cell table:style-name="ce1" office:value-type="float" office:value="2591.4" calcext:value-type="float">
            <text:p>2591,4</text:p>
          </table:table-cell>
          <table:table-cell table:style-name="ce1" office:value-type="float" office:value="2326" calcext:value-type="float">
            <text:p>2326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31.2055906672008" calcext:value-type="float">
            <text:p>31,2055906672008</text:p>
          </table:table-cell>
          <table:table-cell office:value-type="float" office:value="69.8716283225491" calcext:value-type="float">
            <text:p>69,8716283225491</text:p>
          </table:table-cell>
          <table:table-cell office:value-type="float" office:value="116.415921018848" calcext:value-type="float">
            <text:p>116,415921018848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1327.5" calcext:value-type="float">
            <text:p>1327,5</text:p>
          </table:table-cell>
          <table:table-cell office:value-type="float" office:value="2599" calcext:value-type="float">
            <text:p>2599</text:p>
          </table:table-cell>
          <table:table-cell office:value-type="float" office:value="2327.5" calcext:value-type="float">
            <text:p>2327,5</text:p>
          </table:table-cell>
          <table:table-cell table:number-columns-repeated="5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761" calcext:value-type="float">
            <text:p>1761</text:p>
          </table:table-cell>
          <table:table-cell table:style-name="ce1" office:value-type="float" office:value="2915.7" calcext:value-type="float">
            <text:p>2915,7</text:p>
          </table:table-cell>
          <table:table-cell table:style-name="ce1" office:value-type="float" office:value="2644.9" calcext:value-type="float">
            <text:p>2644,9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19.4479361944198" calcext:value-type="float">
            <text:p>19,4479361944198</text:p>
          </table:table-cell>
          <table:table-cell office:value-type="float" office:value="70.8081131572427" calcext:value-type="float">
            <text:p>70,8081131572427</text:p>
          </table:table-cell>
          <table:table-cell office:value-type="float" office:value="58.0334194906502" calcext:value-type="float">
            <text:p>58,0334194906502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1761" calcext:value-type="float">
            <text:p>1761</text:p>
          </table:table-cell>
          <table:table-cell office:value-type="float" office:value="2914" calcext:value-type="float">
            <text:p>2914</text:p>
          </table:table-cell>
          <table:table-cell office:value-type="float" office:value="2645" calcext:value-type="float">
            <text:p>2645</text:p>
          </table:table-cell>
          <table:table-cell table:number-columns-repeated="5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2246.4" calcext:value-type="float">
            <text:p>2246,4</text:p>
          </table:table-cell>
          <table:table-cell table:style-name="ce1" office:value-type="float" office:value="3223.9" calcext:value-type="float">
            <text:p>3223,9</text:p>
          </table:table-cell>
          <table:table-cell table:style-name="ce1" office:value-type="float" office:value="3369.7" calcext:value-type="float">
            <text:p>3369,7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53.0517566993675" calcext:value-type="float">
            <text:p>53,0517566993675</text:p>
          </table:table-cell>
          <table:table-cell office:value-type="float" office:value="73.7148409601335" calcext:value-type="float">
            <text:p>73,7148409601335</text:p>
          </table:table-cell>
          <table:table-cell office:value-type="float" office:value="398.0684056234" calcext:value-type="float">
            <text:p>398,0684056234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2238.5" calcext:value-type="float">
            <text:p>2238,5</text:p>
          </table:table-cell>
          <table:table-cell office:value-type="float" office:value="3212.5" calcext:value-type="float">
            <text:p>3212,5</text:p>
          </table:table-cell>
          <table:table-cell office:value-type="float" office:value="3242" calcext:value-type="float">
            <text:p>3242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426.6" calcext:value-type="float">
            <text:p>2426,6</text:p>
          </table:table-cell>
          <table:table-cell table:style-name="ce1" office:value-type="float" office:value="3410.4" calcext:value-type="float">
            <text:p>3410,4</text:p>
          </table:table-cell>
          <table:table-cell table:style-name="ce1" office:value-type="float" office:value="3418.9" calcext:value-type="float">
            <text:p>3418,9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29.3757269413598" calcext:value-type="float">
            <text:p>29,3757269413598</text:p>
          </table:table-cell>
          <table:table-cell office:value-type="float" office:value="72.2575640023628" calcext:value-type="float">
            <text:p>72,2575640023628</text:p>
          </table:table-cell>
          <table:table-cell office:value-type="float" office:value="129.968756929417" calcext:value-type="float">
            <text:p>129,968756929417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2431" calcext:value-type="float">
            <text:p>2431</text:p>
          </table:table-cell>
          <table:table-cell office:value-type="float" office:value="3412.5" calcext:value-type="float">
            <text:p>3412,5</text:p>
          </table:table-cell>
          <table:table-cell office:value-type="float" office:value="3390" calcext:value-type="float">
            <text:p>3390</text:p>
          </table:table-cell>
          <table:table-cell table:number-columns-repeated="5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843.2" calcext:value-type="float">
            <text:p>2843,2</text:p>
          </table:table-cell>
          <table:table-cell table:style-name="ce1" office:value-type="float" office:value="3624.1" calcext:value-type="float">
            <text:p>3624,1</text:p>
          </table:table-cell>
          <table:table-cell table:style-name="ce1" office:value-type="float" office:value="3774.2" calcext:value-type="float">
            <text:p>3774,2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30.407601388834" calcext:value-type="float">
            <text:p>30,407601388834</text:p>
          </table:table-cell>
          <table:table-cell office:value-type="float" office:value="71.5750577288547" calcext:value-type="float">
            <text:p>71,5750577288547</text:p>
          </table:table-cell>
          <table:table-cell office:value-type="float" office:value="115.972985360097" calcext:value-type="float">
            <text:p>115,972985360097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2842" calcext:value-type="float">
            <text:p>2842</text:p>
          </table:table-cell>
          <table:table-cell office:value-type="float" office:value="3637" calcext:value-type="float">
            <text:p>3637</text:p>
          </table:table-cell>
          <table:table-cell office:value-type="float" office:value="3758" calcext:value-type="float">
            <text:p>3758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281.6" calcext:value-type="float">
            <text:p>3281,6</text:p>
          </table:table-cell>
          <table:table-cell table:style-name="ce1" office:value-type="float" office:value="3951" calcext:value-type="float">
            <text:p>3951</text:p>
          </table:table-cell>
          <table:table-cell table:style-name="ce1" office:value-type="float" office:value="3628.2" calcext:value-type="float">
            <text:p>3628,2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31.5988748041586" calcext:value-type="float">
            <text:p>31,5988748041586</text:p>
          </table:table-cell>
          <table:table-cell office:value-type="float" office:value="93.2118256684443" calcext:value-type="float">
            <text:p>93,2118256684443</text:p>
          </table:table-cell>
          <table:table-cell office:value-type="float" office:value="78.060944851514" calcext:value-type="float">
            <text:p>78,060944851514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3283" calcext:value-type="float">
            <text:p>3283</text:p>
          </table:table-cell>
          <table:table-cell office:value-type="float" office:value="3948.5" calcext:value-type="float">
            <text:p>3948,5</text:p>
          </table:table-cell>
          <table:table-cell office:value-type="float" office:value="3609" calcext:value-type="float">
            <text:p>3609</text:p>
          </table:table-cell>
          <table:table-cell table:number-columns-repeated="5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3488" calcext:value-type="float">
            <text:p>3488</text:p>
          </table:table-cell>
          <table:table-cell table:style-name="ce1" office:value-type="float" office:value="4028.4" calcext:value-type="float">
            <text:p>4028,4</text:p>
          </table:table-cell>
          <table:table-cell table:style-name="ce1" office:value-type="float" office:value="3793.9" calcext:value-type="float">
            <text:p>3793,9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24.5130350811336" calcext:value-type="float">
            <text:p>24,5130350811336</text:p>
          </table:table-cell>
          <table:table-cell office:value-type="float" office:value="90.7477578541506" calcext:value-type="float">
            <text:p>90,7477578541506</text:p>
          </table:table-cell>
          <table:table-cell office:value-type="float" office:value="97.7950805397581" calcext:value-type="float">
            <text:p>97,7950805397581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3490" calcext:value-type="float">
            <text:p>3490</text:p>
          </table:table-cell>
          <table:table-cell office:value-type="float" office:value="4029" calcext:value-type="float">
            <text:p>4029</text:p>
          </table:table-cell>
          <table:table-cell office:value-type="float" office:value="3765" calcext:value-type="float">
            <text:p>3765</text:p>
          </table:table-cell>
          <table:table-cell table:number-columns-repeated="5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700.1" calcext:value-type="float">
            <text:p>3700,1</text:p>
          </table:table-cell>
          <table:table-cell table:style-name="ce1" office:value-type="float" office:value="4200.8" calcext:value-type="float">
            <text:p>4200,8</text:p>
          </table:table-cell>
          <table:table-cell table:style-name="ce1" office:value-type="float" office:value="3882.3" calcext:value-type="float">
            <text:p>3882,3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26.5432561010221" calcext:value-type="float">
            <text:p>26,5432561010221</text:p>
          </table:table-cell>
          <table:table-cell office:value-type="float" office:value="74.6083105290557" calcext:value-type="float">
            <text:p>74,6083105290557</text:p>
          </table:table-cell>
          <table:table-cell office:value-type="float" office:value="26.4703188076339" calcext:value-type="float">
            <text:p>26,4703188076339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3697" calcext:value-type="float">
            <text:p>3697</text:p>
          </table:table-cell>
          <table:table-cell office:value-type="float" office:value="4193.5" calcext:value-type="float">
            <text:p>4193,5</text:p>
          </table:table-cell>
          <table:table-cell office:value-type="float" office:value="3883.5" calcext:value-type="float">
            <text:p>3883,5</text:p>
          </table:table-cell>
          <table:table-cell table:number-columns-repeated="5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3960.9" calcext:value-type="float">
            <text:p>3960,9</text:p>
          </table:table-cell>
          <table:table-cell table:style-name="ce1" office:value-type="float" office:value="4355.6" calcext:value-type="float">
            <text:p>4355,6</text:p>
          </table:table-cell>
          <table:table-cell table:style-name="ce1" office:value-type="float" office:value="4030.3" calcext:value-type="float">
            <text:p>4030,3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41.3533553656774" calcext:value-type="float">
            <text:p>41,3533553656774</text:p>
          </table:table-cell>
          <table:table-cell office:value-type="float" office:value="47.5819760460245" calcext:value-type="float">
            <text:p>47,5819760460245</text:p>
          </table:table-cell>
          <table:table-cell office:value-type="float" office:value="61.2536620220466" calcext:value-type="float">
            <text:p>61,2536620220466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3959" calcext:value-type="float">
            <text:p>3959</text:p>
          </table:table-cell>
          <table:table-cell office:value-type="float" office:value="4359.5" calcext:value-type="float">
            <text:p>4359,5</text:p>
          </table:table-cell>
          <table:table-cell office:value-type="float" office:value="4017.5" calcext:value-type="float">
            <text:p>4017,5</text:p>
          </table:table-cell>
          <table:table-cell table:number-columns-repeated="5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4379.8" calcext:value-type="float">
            <text:p>4379,8</text:p>
          </table:table-cell>
          <table:table-cell table:style-name="ce1" office:value-type="float" office:value="4757" calcext:value-type="float">
            <text:p>4757</text:p>
          </table:table-cell>
          <table:table-cell table:style-name="ce1" office:value-type="float" office:value="4392.3" calcext:value-type="float">
            <text:p>4392,3</text:p>
          </table:table-cell>
          <table:table-cell/>
          <table:table-cell office:value-type="float" office:value="10500" calcext:value-type="float">
            <text:p>10500</text:p>
          </table:table-cell>
          <table:table-cell office:value-type="float" office:value="35.9468743812001" calcext:value-type="float">
            <text:p>35,9468743812001</text:p>
          </table:table-cell>
          <table:table-cell office:value-type="float" office:value="233.694482414778" calcext:value-type="float">
            <text:p>233,694482414778</text:p>
          </table:table-cell>
          <table:table-cell office:value-type="float" office:value="66.5833646224374" calcext:value-type="float">
            <text:p>66,5833646224374</text:p>
          </table:table-cell>
          <table:table-cell/>
          <table:table-cell office:value-type="float" office:value="10500" calcext:value-type="float">
            <text:p>10500</text:p>
          </table:table-cell>
          <table:table-cell office:value-type="float" office:value="4372" calcext:value-type="float">
            <text:p>4372</text:p>
          </table:table-cell>
          <table:table-cell office:value-type="float" office:value="4669.5" calcext:value-type="float">
            <text:p>4669,5</text:p>
          </table:table-cell>
          <table:table-cell office:value-type="float" office:value="4410.5" calcext:value-type="float">
            <text:p>4410,5</text:p>
          </table:table-cell>
          <table:table-cell table:number-columns-repeated="5"/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4811.6" calcext:value-type="float">
            <text:p>4811,6</text:p>
          </table:table-cell>
          <table:table-cell table:style-name="ce1" office:value-type="float" office:value="4966.8" calcext:value-type="float">
            <text:p>4966,8</text:p>
          </table:table-cell>
          <table:table-cell table:style-name="ce1" office:value-type="float" office:value="4739.1" calcext:value-type="float">
            <text:p>4739,1</text:p>
          </table:table-cell>
          <table:table-cell/>
          <table:table-cell office:value-type="float" office:value="11500" calcext:value-type="float">
            <text:p>11500</text:p>
          </table:table-cell>
          <table:table-cell office:value-type="float" office:value="29.4135267446044" calcext:value-type="float">
            <text:p>29,4135267446044</text:p>
          </table:table-cell>
          <table:table-cell office:value-type="float" office:value="73.1676917164339" calcext:value-type="float">
            <text:p>73,1676917164339</text:p>
          </table:table-cell>
          <table:table-cell office:value-type="float" office:value="87.2409817052106" calcext:value-type="float">
            <text:p>87,2409817052106</text:p>
          </table:table-cell>
          <table:table-cell/>
          <table:table-cell office:value-type="float" office:value="11500" calcext:value-type="float">
            <text:p>11500</text:p>
          </table:table-cell>
          <table:table-cell office:value-type="float" office:value="4811" calcext:value-type="float">
            <text:p>4811</text:p>
          </table:table-cell>
          <table:table-cell office:value-type="float" office:value="4953" calcext:value-type="float">
            <text:p>4953</text:p>
          </table:table-cell>
          <table:table-cell office:value-type="float" office:value="4722" calcext:value-type="float">
            <text:p>4722</text:p>
          </table:table-cell>
          <table:table-cell table:number-columns-repeated="5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5023.6" calcext:value-type="float">
            <text:p>5023,6</text:p>
          </table:table-cell>
          <table:table-cell table:style-name="ce1" office:value-type="float" office:value="5144.1" calcext:value-type="float">
            <text:p>5144,1</text:p>
          </table:table-cell>
          <table:table-cell table:style-name="ce1" office:value-type="float" office:value="4904" calcext:value-type="float">
            <text:p>4904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8.1077292651762" calcext:value-type="float">
            <text:p>28,1077292651762</text:p>
          </table:table-cell>
          <table:table-cell office:value-type="float" office:value="126.59335597802" calcext:value-type="float">
            <text:p>126,59335597802</text:p>
          </table:table-cell>
          <table:table-cell office:value-type="float" office:value="94.6138350230968" calcext:value-type="float">
            <text:p>94,6138350230968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5015" calcext:value-type="float">
            <text:p>5015</text:p>
          </table:table-cell>
          <table:table-cell office:value-type="float" office:value="5139.5" calcext:value-type="float">
            <text:p>5139,5</text:p>
          </table:table-cell>
          <table:table-cell office:value-type="float" office:value="4881.5" calcext:value-type="float">
            <text:p>4881,5</text:p>
          </table:table-cell>
          <table:table-cell table:number-columns-repeated="5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5491.5" calcext:value-type="float">
            <text:p>5491,5</text:p>
          </table:table-cell>
          <table:table-cell table:style-name="ce1" office:value-type="float" office:value="5336.2" calcext:value-type="float">
            <text:p>5336,2</text:p>
          </table:table-cell>
          <table:table-cell table:style-name="ce1" office:value-type="float" office:value="5220.8" calcext:value-type="float">
            <text:p>5220,8</text:p>
          </table:table-cell>
          <table:table-cell/>
          <table:table-cell office:value-type="float" office:value="13000" calcext:value-type="float">
            <text:p>13000</text:p>
          </table:table-cell>
          <table:table-cell office:value-type="float" office:value="64.5019379553824" calcext:value-type="float">
            <text:p>64,5019379553824</text:p>
          </table:table-cell>
          <table:table-cell office:value-type="float" office:value="60.6663003651945" calcext:value-type="float">
            <text:p>60,6663003651945</text:p>
          </table:table-cell>
          <table:table-cell office:value-type="float" office:value="80.3033138931528" calcext:value-type="float">
            <text:p>80,3033138931528</text:p>
          </table:table-cell>
          <table:table-cell/>
          <table:table-cell office:value-type="float" office:value="13000" calcext:value-type="float">
            <text:p>13000</text:p>
          </table:table-cell>
          <table:table-cell office:value-type="float" office:value="5482" calcext:value-type="float">
            <text:p>5482</text:p>
          </table:table-cell>
          <table:table-cell office:value-type="float" office:value="5315" calcext:value-type="float">
            <text:p>5315</text:p>
          </table:table-cell>
          <table:table-cell office:value-type="float" office:value="5199" calcext:value-type="float">
            <text:p>5199</text:p>
          </table:table-cell>
          <table:table-cell table:number-columns-repeated="5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5925.6" calcext:value-type="float">
            <text:p>5925,6</text:p>
          </table:table-cell>
          <table:table-cell table:style-name="ce1" office:value-type="float" office:value="5716.9" calcext:value-type="float">
            <text:p>5716,9</text:p>
          </table:table-cell>
          <table:table-cell table:style-name="ce1" office:value-type="float" office:value="5610.9" calcext:value-type="float">
            <text:p>5610,9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68.5276910777274" calcext:value-type="float">
            <text:p>68,5276910777274</text:p>
          </table:table-cell>
          <table:table-cell office:value-type="float" office:value="142.729308677495" calcext:value-type="float">
            <text:p>142,729308677495</text:p>
          </table:table-cell>
          <table:table-cell office:value-type="float" office:value="127.878805471778" calcext:value-type="float">
            <text:p>127,878805471778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5909.5" calcext:value-type="float">
            <text:p>5909,5</text:p>
          </table:table-cell>
          <table:table-cell office:value-type="float" office:value="5694.5" calcext:value-type="float">
            <text:p>5694,5</text:p>
          </table:table-cell>
          <table:table-cell office:value-type="float" office:value="5568" calcext:value-type="float">
            <text:p>5568</text:p>
          </table:table-cell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6383.3" calcext:value-type="float">
            <text:p>6383,3</text:p>
          </table:table-cell>
          <table:table-cell table:style-name="ce1" office:value-type="float" office:value="5981.4" calcext:value-type="float">
            <text:p>5981,4</text:p>
          </table:table-cell>
          <table:table-cell table:style-name="ce1" office:value-type="float" office:value="5984.9" calcext:value-type="float">
            <text:p>5984,9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82.4729585311991" calcext:value-type="float">
            <text:p>82,4729585311991</text:p>
          </table:table-cell>
          <table:table-cell office:value-type="float" office:value="185.814842129351" calcext:value-type="float">
            <text:p>185,814842129351</text:p>
          </table:table-cell>
          <table:table-cell office:value-type="float" office:value="119.417521513572" calcext:value-type="float">
            <text:p>119,417521513572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6364" calcext:value-type="float">
            <text:p>6364</text:p>
          </table:table-cell>
          <table:table-cell office:value-type="float" office:value="5925" calcext:value-type="float">
            <text:p>5925</text:p>
          </table:table-cell>
          <table:table-cell office:value-type="float" office:value="5940.5" calcext:value-type="float">
            <text:p>5940,5</text:p>
          </table:table-cell>
          <table:table-cell table:number-columns-repeated="5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6896.3" calcext:value-type="float">
            <text:p>6896,3</text:p>
          </table:table-cell>
          <table:table-cell table:style-name="ce1" office:value-type="float" office:value="6303.6" calcext:value-type="float">
            <text:p>6303,6</text:p>
          </table:table-cell>
          <table:table-cell table:style-name="ce1" office:value-type="float" office:value="6250.5" calcext:value-type="float">
            <text:p>6250,5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93.6329120674041" calcext:value-type="float">
            <text:p>93,6329120674041</text:p>
          </table:table-cell>
          <table:table-cell office:value-type="float" office:value="167.98756567741" calcext:value-type="float">
            <text:p>167,98756567741</text:p>
          </table:table-cell>
          <table:table-cell office:value-type="float" office:value="83.2055687238941" calcext:value-type="float">
            <text:p>83,2055687238941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6873" calcext:value-type="float">
            <text:p>6873</text:p>
          </table:table-cell>
          <table:table-cell office:value-type="float" office:value="6287.5" calcext:value-type="float">
            <text:p>6287,5</text:p>
          </table:table-cell>
          <table:table-cell office:value-type="float" office:value="6263" calcext:value-type="float">
            <text:p>6263</text:p>
          </table:table-cell>
          <table:table-cell table:number-columns-repeated="5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7360.1" calcext:value-type="float">
            <text:p>7360,1</text:p>
          </table:table-cell>
          <table:table-cell table:style-name="ce1" office:value-type="float" office:value="6761.9" calcext:value-type="float">
            <text:p>6761,9</text:p>
          </table:table-cell>
          <table:table-cell table:style-name="ce1" office:value-type="float" office:value="6679.4" calcext:value-type="float">
            <text:p>6679,4</text:p>
          </table:table-cell>
          <table:table-cell/>
          <table:table-cell office:value-type="float" office:value="17000" calcext:value-type="float">
            <text:p>17000</text:p>
          </table:table-cell>
          <table:table-cell office:value-type="float" office:value="274.890058831607" calcext:value-type="float">
            <text:p>274,890058831607</text:p>
          </table:table-cell>
          <table:table-cell office:value-type="float" office:value="219.155170801167" calcext:value-type="float">
            <text:p>219,155170801167</text:p>
          </table:table-cell>
          <table:table-cell office:value-type="float" office:value="106.878123736026" calcext:value-type="float">
            <text:p>106,878123736026</text:p>
          </table:table-cell>
          <table:table-cell/>
          <table:table-cell office:value-type="float" office:value="17000" calcext:value-type="float">
            <text:p>17000</text:p>
          </table:table-cell>
          <table:table-cell office:value-type="float" office:value="7257.5" calcext:value-type="float">
            <text:p>7257,5</text:p>
          </table:table-cell>
          <table:table-cell office:value-type="float" office:value="6781.5" calcext:value-type="float">
            <text:p>6781,5</text:p>
          </table:table-cell>
          <table:table-cell office:value-type="float" office:value="6678.5" calcext:value-type="float">
            <text:p>6678,5</text:p>
          </table:table-cell>
          <table:table-cell table:number-columns-repeated="5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7715.6" calcext:value-type="float">
            <text:p>7715,6</text:p>
          </table:table-cell>
          <table:table-cell table:style-name="ce1" office:value-type="float" office:value="6910.3" calcext:value-type="float">
            <text:p>6910,3</text:p>
          </table:table-cell>
          <table:table-cell table:style-name="ce1" office:value-type="float" office:value="7212.7" calcext:value-type="float">
            <text:p>7212,7</text:p>
          </table:table-cell>
          <table:table-cell/>
          <table:table-cell office:value-type="float" office:value="18000" calcext:value-type="float">
            <text:p>18000</text:p>
          </table:table-cell>
          <table:table-cell office:value-type="float" office:value="80.5566743217331" calcext:value-type="float">
            <text:p>80,5566743217331</text:p>
          </table:table-cell>
          <table:table-cell office:value-type="float" office:value="242.027569595789" calcext:value-type="float">
            <text:p>242,027569595789</text:p>
          </table:table-cell>
          <table:table-cell office:value-type="float" office:value="310.363245962605" calcext:value-type="float">
            <text:p>310,363245962605</text:p>
          </table:table-cell>
          <table:table-cell/>
          <table:table-cell office:value-type="float" office:value="18000" calcext:value-type="float">
            <text:p>18000</text:p>
          </table:table-cell>
          <table:table-cell office:value-type="float" office:value="7695" calcext:value-type="float">
            <text:p>7695</text:p>
          </table:table-cell>
          <table:table-cell office:value-type="float" office:value="6832" calcext:value-type="float">
            <text:p>6832</text:p>
          </table:table-cell>
          <table:table-cell office:value-type="float" office:value="7116" calcext:value-type="float">
            <text:p>7116</text:p>
          </table:table-cell>
          <table:table-cell table:number-columns-repeated="5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8193.1" calcext:value-type="float">
            <text:p>8193,1</text:p>
          </table:table-cell>
          <table:table-cell table:style-name="ce1" office:value-type="float" office:value="7166" calcext:value-type="float">
            <text:p>7166</text:p>
          </table:table-cell>
          <table:table-cell table:style-name="ce1" office:value-type="float" office:value="7602.3" calcext:value-type="float">
            <text:p>7602,3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90.7333700710188" calcext:value-type="float">
            <text:p>90,7333700710188</text:p>
          </table:table-cell>
          <table:table-cell office:value-type="float" office:value="152.761251631426" calcext:value-type="float">
            <text:p>152,761251631426</text:p>
          </table:table-cell>
          <table:table-cell office:value-type="float" office:value="432.637402708344" calcext:value-type="float">
            <text:p>432,637402708344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8170.5" calcext:value-type="float">
            <text:p>8170,5</text:p>
          </table:table-cell>
          <table:table-cell office:value-type="float" office:value="7140" calcext:value-type="float">
            <text:p>7140</text:p>
          </table:table-cell>
          <table:table-cell office:value-type="float" office:value="7444.5" calcext:value-type="float">
            <text:p>7444,5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8652.7" calcext:value-type="float">
            <text:p>8652,7</text:p>
          </table:table-cell>
          <table:table-cell table:style-name="ce1" office:value-type="float" office:value="7457" calcext:value-type="float">
            <text:p>7457</text:p>
          </table:table-cell>
          <table:table-cell table:style-name="ce1" office:value-type="float" office:value="7878.8" calcext:value-type="float">
            <text:p>7878,8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77.2140603200681" calcext:value-type="float">
            <text:p>77,2140603200681</text:p>
          </table:table-cell>
          <table:table-cell office:value-type="float" office:value="221.814236593496" calcext:value-type="float">
            <text:p>221,814236593496</text:p>
          </table:table-cell>
          <table:table-cell office:value-type="float" office:value="203.547864968742" calcext:value-type="float">
            <text:p>203,547864968742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8621" calcext:value-type="float">
            <text:p>8621</text:p>
          </table:table-cell>
          <table:table-cell office:value-type="float" office:value="7370" calcext:value-type="float">
            <text:p>7370</text:p>
          </table:table-cell>
          <table:table-cell office:value-type="float" office:value="7810" calcext:value-type="float">
            <text:p>7810</text:p>
          </table:table-cell>
          <table:table-cell table:number-columns-repeated="5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office:value-type="string" calcext:value-type="string">
            <text:p>TCP results tab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size in k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<text:s/>avg latency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Median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formula="of:=AVERAGE([.B52:.K52])" office:value-type="float" office:value="27.5" calcext:value-type="float">
            <text:p>27,5</text:p>
          </table:table-cell>
          <table:table-cell table:formula="of:=COM.MICROSOFT.VAR.S([.B52:.K52])" office:value-type="float" office:value="3.38888888888889" calcext:value-type="float">
            <text:p>3,38888888888889</text:p>
          </table:table-cell>
          <table:table-cell table:formula="of:=COM.MICROSOFT.STDEV.S([.B52:.K52])" office:value-type="float" office:value="1.84089350286454" calcext:value-type="float">
            <text:p>1,84089350286454</text:p>
          </table:table-cell>
          <table:table-cell table:formula="of:=MEDIAN([.B52:.K52]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table:formula="of:=AVERAGE([.B53:.K53])" office:value-type="float" office:value="54.8" calcext:value-type="float">
            <text:p>54,8</text:p>
          </table:table-cell>
          <table:table-cell table:formula="of:=COM.MICROSOFT.VAR.S([.B53:.K53])" office:value-type="float" office:value="10.6222222222222" calcext:value-type="float">
            <text:p>10,6222222222222</text:p>
          </table:table-cell>
          <table:table-cell table:formula="of:=COM.MICROSOFT.STDEV.S([.B53:.K53])" office:value-type="float" office:value="3.25917508308808" calcext:value-type="float">
            <text:p>3,25917508308808</text:p>
          </table:table-cell>
          <table:table-cell table:formula="of:=MEDIAN([.B53:.K53])" office:value-type="float" office:value="56.5" calcext:value-type="float">
            <text:p>56,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table:formula="of:=AVERAGE([.B54:.K54])" office:value-type="float" office:value="126.7" calcext:value-type="float">
            <text:p>126,7</text:p>
          </table:table-cell>
          <table:table-cell table:formula="of:=COM.MICROSOFT.VAR.S([.B54:.K54])" office:value-type="float" office:value="60.9" calcext:value-type="float">
            <text:p>60,9</text:p>
          </table:table-cell>
          <table:table-cell table:formula="of:=COM.MICROSOFT.STDEV.S([.B54:.K54])" office:value-type="float" office:value="7.80384520605067" calcext:value-type="float">
            <text:p>7,80384520605067</text:p>
          </table:table-cell>
          <table:table-cell table:formula="of:=MEDIAN([.B54:.K54])"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81" calcext:value-type="float">
            <text:p>281</text:p>
          </table:table-cell>
          <table:table-cell office:value-type="float" office:value="277" calcext:value-type="float">
            <text:p>277</text:p>
          </table:table-cell>
          <table:table-cell office:value-type="float" office:value="246" calcext:value-type="float">
            <text:p>246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77" calcext:value-type="float">
            <text:p>277</text:p>
          </table:table-cell>
          <table:table-cell table:formula="of:=AVERAGE([.B55:.K55])" office:value-type="float" office:value="265.7" calcext:value-type="float">
            <text:p>265,7</text:p>
          </table:table-cell>
          <table:table-cell table:formula="of:=COM.MICROSOFT.VAR.S([.B55:.K55])" office:value-type="float" office:value="359.566666666667" calcext:value-type="float">
            <text:p>359,566666666667</text:p>
          </table:table-cell>
          <table:table-cell table:formula="of:=COM.MICROSOFT.STDEV.S([.B55:.K55])" office:value-type="float" office:value="18.9622431865712" calcext:value-type="float">
            <text:p>18,9622431865712</text:p>
          </table:table-cell>
          <table:table-cell table:formula="of:=MEDIAN([.B55:.K55])" office:value-type="float" office:value="276.5" calcext:value-type="float">
            <text:p>276,5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71" calcext:value-type="float">
            <text:p>671</text:p>
          </table:table-cell>
          <table:table-cell office:value-type="float" office:value="690" calcext:value-type="float">
            <text:p>690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700" calcext:value-type="float">
            <text:p>700</text:p>
          </table:table-cell>
          <table:table-cell office:value-type="float" office:value="712" calcext:value-type="float">
            <text:p>712</text:p>
          </table:table-cell>
          <table:table-cell office:value-type="float" office:value="703" calcext:value-type="float">
            <text:p>703</text:p>
          </table:table-cell>
          <table:table-cell office:value-type="float" office:value="721" calcext:value-type="float">
            <text:p>721</text:p>
          </table:table-cell>
          <table:table-cell office:value-type="float" office:value="766" calcext:value-type="float">
            <text:p>766</text:p>
          </table:table-cell>
          <table:table-cell office:value-type="float" office:value="723" calcext:value-type="float">
            <text:p>723</text:p>
          </table:table-cell>
          <table:table-cell table:formula="of:=AVERAGE([.B56:.K56])" office:value-type="float" office:value="708.1" calcext:value-type="float">
            <text:p>708,1</text:p>
          </table:table-cell>
          <table:table-cell table:formula="of:=COM.MICROSOFT.VAR.S([.B56:.K56])" office:value-type="float" office:value="641.877777777778" calcext:value-type="float">
            <text:p>641,877777777778</text:p>
          </table:table-cell>
          <table:table-cell table:formula="of:=COM.MICROSOFT.STDEV.S([.B56:.K56])" office:value-type="float" office:value="25.3353069406664" calcext:value-type="float">
            <text:p>25,3353069406664</text:p>
          </table:table-cell>
          <table:table-cell table:formula="of:=MEDIAN([.B56:.K56])" office:value-type="float" office:value="701.5" calcext:value-type="float">
            <text:p>701,5</text:p>
          </table:table-cell>
          <table:table-cell table:number-columns-repeated="4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318" calcext:value-type="float">
            <text:p>1318</text:p>
          </table:table-cell>
          <table:table-cell office:value-type="float" office:value="1337" calcext:value-type="float">
            <text:p>1337</text:p>
          </table:table-cell>
          <table:table-cell office:value-type="float" office:value="1347" calcext:value-type="float">
            <text:p>1347</text:p>
          </table:table-cell>
          <table:table-cell office:value-type="float" office:value="1359" calcext:value-type="float">
            <text:p>1359</text:p>
          </table:table-cell>
          <table:table-cell office:value-type="float" office:value="1303" calcext:value-type="float">
            <text:p>1303</text:p>
          </table:table-cell>
          <table:table-cell office:value-type="float" office:value="1348" calcext:value-type="float">
            <text:p>1348</text:p>
          </table:table-cell>
          <table:table-cell office:value-type="float" office:value="1294" calcext:value-type="float">
            <text:p>1294</text:p>
          </table:table-cell>
          <table:table-cell office:value-type="float" office:value="1368" calcext:value-type="float">
            <text:p>1368</text:p>
          </table:table-cell>
          <table:table-cell office:value-type="float" office:value="1295" calcext:value-type="float">
            <text:p>1295</text:p>
          </table:table-cell>
          <table:table-cell office:value-type="float" office:value="1278" calcext:value-type="float">
            <text:p>1278</text:p>
          </table:table-cell>
          <table:table-cell table:formula="of:=AVERAGE([.B57:.K57])" office:value-type="float" office:value="1324.7" calcext:value-type="float">
            <text:p>1324,7</text:p>
          </table:table-cell>
          <table:table-cell table:formula="of:=COM.MICROSOFT.VAR.S([.B57:.K57])" office:value-type="float" office:value="973.788888888889" calcext:value-type="float">
            <text:p>973,788888888889</text:p>
          </table:table-cell>
          <table:table-cell table:formula="of:=COM.MICROSOFT.STDEV.S([.B57:.K57])" office:value-type="float" office:value="31.2055906672008" calcext:value-type="float">
            <text:p>31,2055906672008</text:p>
          </table:table-cell>
          <table:table-cell table:formula="of:=MEDIAN([.B57:.K57])" office:value-type="float" office:value="1327.5" calcext:value-type="float">
            <text:p>1327,5</text:p>
          </table:table-cell>
          <table:table-cell table:number-columns-repeated="4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750" calcext:value-type="float">
            <text:p>1750</text:p>
          </table:table-cell>
          <table:table-cell office:value-type="float" office:value="1763" calcext:value-type="float">
            <text:p>1763</text:p>
          </table:table-cell>
          <table:table-cell office:value-type="float" office:value="1781" calcext:value-type="float">
            <text:p>1781</text:p>
          </table:table-cell>
          <table:table-cell office:value-type="float" office:value="1772" calcext:value-type="float">
            <text:p>1772</text:p>
          </table:table-cell>
          <table:table-cell office:value-type="float" office:value="1798" calcext:value-type="float">
            <text:p>1798</text:p>
          </table:table-cell>
          <table:table-cell office:value-type="float" office:value="1753" calcext:value-type="float">
            <text:p>1753</text:p>
          </table:table-cell>
          <table:table-cell office:value-type="float" office:value="1739" calcext:value-type="float">
            <text:p>1739</text:p>
          </table:table-cell>
          <table:table-cell table:number-columns-repeated="2" office:value-type="float" office:value="1761" calcext:value-type="float">
            <text:p>1761</text:p>
          </table:table-cell>
          <table:table-cell office:value-type="float" office:value="1732" calcext:value-type="float">
            <text:p>1732</text:p>
          </table:table-cell>
          <table:table-cell table:formula="of:=AVERAGE([.B58:.K58])" office:value-type="float" office:value="1761" calcext:value-type="float">
            <text:p>1761</text:p>
          </table:table-cell>
          <table:table-cell table:formula="of:=COM.MICROSOFT.VAR.S([.B58:.K58])" office:value-type="float" office:value="378.222222222222" calcext:value-type="float">
            <text:p>378,222222222222</text:p>
          </table:table-cell>
          <table:table-cell table:formula="of:=COM.MICROSOFT.STDEV.S([.B58:.K58])" office:value-type="float" office:value="19.4479361944198" calcext:value-type="float">
            <text:p>19,4479361944198</text:p>
          </table:table-cell>
          <table:table-cell table:formula="of:=MEDIAN([.B58:.K58])" office:value-type="float" office:value="1761" calcext:value-type="float">
            <text:p>1761</text:p>
          </table:table-cell>
          <table:table-cell table:number-columns-repeated="4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2207" calcext:value-type="float">
            <text:p>2207</text:p>
          </table:table-cell>
          <table:table-cell office:value-type="float" office:value="2210" calcext:value-type="float">
            <text:p>2210</text:p>
          </table:table-cell>
          <table:table-cell office:value-type="float" office:value="2206" calcext:value-type="float">
            <text:p>2206</text:p>
          </table:table-cell>
          <table:table-cell office:value-type="float" office:value="2249" calcext:value-type="float">
            <text:p>2249</text:p>
          </table:table-cell>
          <table:table-cell office:value-type="float" office:value="2318" calcext:value-type="float">
            <text:p>2318</text:p>
          </table:table-cell>
          <table:table-cell office:value-type="float" office:value="2239" calcext:value-type="float">
            <text:p>2239</text:p>
          </table:table-cell>
          <table:table-cell office:value-type="float" office:value="2238" calcext:value-type="float">
            <text:p>2238</text:p>
          </table:table-cell>
          <table:table-cell office:value-type="float" office:value="2284" calcext:value-type="float">
            <text:p>2284</text:p>
          </table:table-cell>
          <table:table-cell office:value-type="float" office:value="2173" calcext:value-type="float">
            <text:p>2173</text:p>
          </table:table-cell>
          <table:table-cell office:value-type="float" office:value="2340" calcext:value-type="float">
            <text:p>2340</text:p>
          </table:table-cell>
          <table:table-cell table:formula="of:=AVERAGE([.B59:.K59])" office:value-type="float" office:value="2246.4" calcext:value-type="float">
            <text:p>2246,4</text:p>
          </table:table-cell>
          <table:table-cell table:formula="of:=COM.MICROSOFT.VAR.S([.B59:.K59])" office:value-type="float" office:value="2814.48888888889" calcext:value-type="float">
            <text:p>2814,48888888889</text:p>
          </table:table-cell>
          <table:table-cell table:formula="of:=COM.MICROSOFT.STDEV.S([.B59:.K59])" office:value-type="float" office:value="53.0517566993675" calcext:value-type="float">
            <text:p>53,0517566993675</text:p>
          </table:table-cell>
          <table:table-cell table:formula="of:=MEDIAN([.B59:.K59])" office:value-type="float" office:value="2238.5" calcext:value-type="float">
            <text:p>2238,5</text:p>
          </table:table-cell>
          <table:table-cell table:number-columns-repeated="4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450" calcext:value-type="float">
            <text:p>2450</text:p>
          </table:table-cell>
          <table:table-cell office:value-type="float" office:value="2375" calcext:value-type="float">
            <text:p>2375</text:p>
          </table:table-cell>
          <table:table-cell office:value-type="float" office:value="2454" calcext:value-type="float">
            <text:p>2454</text:p>
          </table:table-cell>
          <table:table-cell office:value-type="float" office:value="2405" calcext:value-type="float">
            <text:p>2405</text:p>
          </table:table-cell>
          <table:table-cell office:value-type="float" office:value="2452" calcext:value-type="float">
            <text:p>2452</text:p>
          </table:table-cell>
          <table:table-cell office:value-type="float" office:value="2415" calcext:value-type="float">
            <text:p>2415</text:p>
          </table:table-cell>
          <table:table-cell table:number-columns-repeated="2" office:value-type="float" office:value="2431" calcext:value-type="float">
            <text:p>2431</text:p>
          </table:table-cell>
          <table:table-cell office:value-type="float" office:value="2462" calcext:value-type="float">
            <text:p>2462</text:p>
          </table:table-cell>
          <table:table-cell office:value-type="float" office:value="2391" calcext:value-type="float">
            <text:p>2391</text:p>
          </table:table-cell>
          <table:table-cell table:formula="of:=AVERAGE([.B60:.K60])" office:value-type="float" office:value="2426.6" calcext:value-type="float">
            <text:p>2426,6</text:p>
          </table:table-cell>
          <table:table-cell table:formula="of:=COM.MICROSOFT.VAR.S([.B60:.K60])" office:value-type="float" office:value="862.933333333333" calcext:value-type="float">
            <text:p>862,933333333333</text:p>
          </table:table-cell>
          <table:table-cell table:formula="of:=COM.MICROSOFT.STDEV.S([.B60:.K60])" office:value-type="float" office:value="29.3757269413598" calcext:value-type="float">
            <text:p>29,3757269413598</text:p>
          </table:table-cell>
          <table:table-cell table:formula="of:=MEDIAN([.B60:.K60])" office:value-type="float" office:value="2431" calcext:value-type="float">
            <text:p>2431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846" calcext:value-type="float">
            <text:p>2846</text:p>
          </table:table-cell>
          <table:table-cell office:value-type="float" office:value="2828" calcext:value-type="float">
            <text:p>2828</text:p>
          </table:table-cell>
          <table:table-cell office:value-type="float" office:value="2902" calcext:value-type="float">
            <text:p>2902</text:p>
          </table:table-cell>
          <table:table-cell office:value-type="float" office:value="2845" calcext:value-type="float">
            <text:p>2845</text:p>
          </table:table-cell>
          <table:table-cell office:value-type="float" office:value="2855" calcext:value-type="float">
            <text:p>2855</text:p>
          </table:table-cell>
          <table:table-cell office:value-type="float" office:value="2828" calcext:value-type="float">
            <text:p>2828</text:p>
          </table:table-cell>
          <table:table-cell office:value-type="float" office:value="2839" calcext:value-type="float">
            <text:p>2839</text:p>
          </table:table-cell>
          <table:table-cell office:value-type="float" office:value="2796" calcext:value-type="float">
            <text:p>2796</text:p>
          </table:table-cell>
          <table:table-cell office:value-type="float" office:value="2815" calcext:value-type="float">
            <text:p>2815</text:p>
          </table:table-cell>
          <table:table-cell office:value-type="float" office:value="2878" calcext:value-type="float">
            <text:p>2878</text:p>
          </table:table-cell>
          <table:table-cell table:formula="of:=AVERAGE([.B61:.K61])" office:value-type="float" office:value="2843.2" calcext:value-type="float">
            <text:p>2843,2</text:p>
          </table:table-cell>
          <table:table-cell table:formula="of:=COM.MICROSOFT.VAR.S([.B61:.K61])" office:value-type="float" office:value="924.622222222222" calcext:value-type="float">
            <text:p>924,622222222222</text:p>
          </table:table-cell>
          <table:table-cell table:formula="of:=COM.MICROSOFT.STDEV.S([.B61:.K61])" office:value-type="float" office:value="30.407601388834" calcext:value-type="float">
            <text:p>30,407601388834</text:p>
          </table:table-cell>
          <table:table-cell table:formula="of:=MEDIAN([.B61:.K61])" office:value-type="float" office:value="2842" calcext:value-type="float">
            <text:p>2842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302" calcext:value-type="float">
            <text:p>3302</text:p>
          </table:table-cell>
          <table:table-cell office:value-type="float" office:value="3305" calcext:value-type="float">
            <text:p>3305</text:p>
          </table:table-cell>
          <table:table-cell office:value-type="float" office:value="3280" calcext:value-type="float">
            <text:p>3280</text:p>
          </table:table-cell>
          <table:table-cell office:value-type="float" office:value="3271" calcext:value-type="float">
            <text:p>3271</text:p>
          </table:table-cell>
          <table:table-cell office:value-type="float" office:value="3300" calcext:value-type="float">
            <text:p>3300</text:p>
          </table:table-cell>
          <table:table-cell office:value-type="float" office:value="3252" calcext:value-type="float">
            <text:p>3252</text:p>
          </table:table-cell>
          <table:table-cell office:value-type="float" office:value="3240" calcext:value-type="float">
            <text:p>3240</text:p>
          </table:table-cell>
          <table:table-cell office:value-type="float" office:value="3286" calcext:value-type="float">
            <text:p>3286</text:p>
          </table:table-cell>
          <table:table-cell office:value-type="float" office:value="3339" calcext:value-type="float">
            <text:p>3339</text:p>
          </table:table-cell>
          <table:table-cell office:value-type="float" office:value="3241" calcext:value-type="float">
            <text:p>3241</text:p>
          </table:table-cell>
          <table:table-cell table:formula="of:=AVERAGE([.B62:.K62])" office:value-type="float" office:value="3281.6" calcext:value-type="float">
            <text:p>3281,6</text:p>
          </table:table-cell>
          <table:table-cell table:formula="of:=COM.MICROSOFT.VAR.S([.B62:.K62])" office:value-type="float" office:value="998.488888888889" calcext:value-type="float">
            <text:p>998,488888888889</text:p>
          </table:table-cell>
          <table:table-cell table:formula="of:=COM.MICROSOFT.STDEV.S([.B62:.K62])" office:value-type="float" office:value="31.5988748041586" calcext:value-type="float">
            <text:p>31,5988748041586</text:p>
          </table:table-cell>
          <table:table-cell table:formula="of:=MEDIAN([.B62:.K62])" office:value-type="float" office:value="3283" calcext:value-type="float">
            <text:p>3283</text:p>
          </table:table-cell>
          <table:table-cell table:number-columns-repeated="4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3524" calcext:value-type="float">
            <text:p>3524</text:p>
          </table:table-cell>
          <table:table-cell office:value-type="float" office:value="3451" calcext:value-type="float">
            <text:p>3451</text:p>
          </table:table-cell>
          <table:table-cell office:value-type="float" office:value="3455" calcext:value-type="float">
            <text:p>3455</text:p>
          </table:table-cell>
          <table:table-cell office:value-type="float" office:value="3513" calcext:value-type="float">
            <text:p>3513</text:p>
          </table:table-cell>
          <table:table-cell office:value-type="float" office:value="3493" calcext:value-type="float">
            <text:p>3493</text:p>
          </table:table-cell>
          <table:table-cell office:value-type="float" office:value="3469" calcext:value-type="float">
            <text:p>3469</text:p>
          </table:table-cell>
          <table:table-cell office:value-type="float" office:value="3487" calcext:value-type="float">
            <text:p>3487</text:p>
          </table:table-cell>
          <table:table-cell office:value-type="float" office:value="3481" calcext:value-type="float">
            <text:p>3481</text:p>
          </table:table-cell>
          <table:table-cell office:value-type="float" office:value="3496" calcext:value-type="float">
            <text:p>3496</text:p>
          </table:table-cell>
          <table:table-cell office:value-type="float" office:value="3511" calcext:value-type="float">
            <text:p>3511</text:p>
          </table:table-cell>
          <table:table-cell table:formula="of:=AVERAGE([.B63:.K63])" office:value-type="float" office:value="3488" calcext:value-type="float">
            <text:p>3488</text:p>
          </table:table-cell>
          <table:table-cell table:formula="of:=COM.MICROSOFT.VAR.S([.B63:.K63])" office:value-type="float" office:value="600.888888888889" calcext:value-type="float">
            <text:p>600,888888888889</text:p>
          </table:table-cell>
          <table:table-cell table:formula="of:=COM.MICROSOFT.STDEV.S([.B63:.K63])" office:value-type="float" office:value="24.5130350811336" calcext:value-type="float">
            <text:p>24,5130350811336</text:p>
          </table:table-cell>
          <table:table-cell table:formula="of:=MEDIAN([.B63:.K63])" office:value-type="float" office:value="3490" calcext:value-type="float">
            <text:p>3490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673" calcext:value-type="float">
            <text:p>3673</text:p>
          </table:table-cell>
          <table:table-cell office:value-type="float" office:value="3692" calcext:value-type="float">
            <text:p>3692</text:p>
          </table:table-cell>
          <table:table-cell office:value-type="float" office:value="3702" calcext:value-type="float">
            <text:p>3702</text:p>
          </table:table-cell>
          <table:table-cell office:value-type="float" office:value="3701" calcext:value-type="float">
            <text:p>3701</text:p>
          </table:table-cell>
          <table:table-cell office:value-type="float" office:value="3734" calcext:value-type="float">
            <text:p>3734</text:p>
          </table:table-cell>
          <table:table-cell office:value-type="float" office:value="3693" calcext:value-type="float">
            <text:p>3693</text:p>
          </table:table-cell>
          <table:table-cell office:value-type="float" office:value="3664" calcext:value-type="float">
            <text:p>3664</text:p>
          </table:table-cell>
          <table:table-cell office:value-type="float" office:value="3683" calcext:value-type="float">
            <text:p>3683</text:p>
          </table:table-cell>
          <table:table-cell office:value-type="float" office:value="3707" calcext:value-type="float">
            <text:p>3707</text:p>
          </table:table-cell>
          <table:table-cell office:value-type="float" office:value="3752" calcext:value-type="float">
            <text:p>3752</text:p>
          </table:table-cell>
          <table:table-cell table:formula="of:=AVERAGE([.B64:.K64])" office:value-type="float" office:value="3700.1" calcext:value-type="float">
            <text:p>3700,1</text:p>
          </table:table-cell>
          <table:table-cell table:formula="of:=COM.MICROSOFT.VAR.S([.B64:.K64])" office:value-type="float" office:value="704.544444444444" calcext:value-type="float">
            <text:p>704,544444444444</text:p>
          </table:table-cell>
          <table:table-cell table:formula="of:=COM.MICROSOFT.STDEV.S([.B64:.K64])" office:value-type="float" office:value="26.5432561010221" calcext:value-type="float">
            <text:p>26,5432561010221</text:p>
          </table:table-cell>
          <table:table-cell table:formula="of:=MEDIAN([.B64:.K64])" office:value-type="float" office:value="3697" calcext:value-type="float">
            <text:p>3697</text:p>
          </table:table-cell>
          <table:table-cell table:number-columns-repeated="4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3976" calcext:value-type="float">
            <text:p>3976</text:p>
          </table:table-cell>
          <table:table-cell office:value-type="float" office:value="4015" calcext:value-type="float">
            <text:p>4015</text:p>
          </table:table-cell>
          <table:table-cell office:value-type="float" office:value="3990" calcext:value-type="float">
            <text:p>3990</text:p>
          </table:table-cell>
          <table:table-cell office:value-type="float" office:value="4027" calcext:value-type="float">
            <text:p>4027</text:p>
          </table:table-cell>
          <table:table-cell office:value-type="float" office:value="3903" calcext:value-type="float">
            <text:p>3903</text:p>
          </table:table-cell>
          <table:table-cell table:number-columns-repeated="2" office:value-type="float" office:value="3925" calcext:value-type="float">
            <text:p>3925</text:p>
          </table:table-cell>
          <table:table-cell office:value-type="float" office:value="3967" calcext:value-type="float">
            <text:p>3967</text:p>
          </table:table-cell>
          <table:table-cell office:value-type="float" office:value="3951" calcext:value-type="float">
            <text:p>3951</text:p>
          </table:table-cell>
          <table:table-cell office:value-type="float" office:value="3930" calcext:value-type="float">
            <text:p>3930</text:p>
          </table:table-cell>
          <table:table-cell table:formula="of:=AVERAGE([.B65:.K65])" office:value-type="float" office:value="3960.9" calcext:value-type="float">
            <text:p>3960,9</text:p>
          </table:table-cell>
          <table:table-cell table:formula="of:=COM.MICROSOFT.VAR.S([.B65:.K65])" office:value-type="float" office:value="1710.1" calcext:value-type="float">
            <text:p>1710,1</text:p>
          </table:table-cell>
          <table:table-cell table:formula="of:=COM.MICROSOFT.STDEV.S([.B65:.K65])" office:value-type="float" office:value="41.3533553656774" calcext:value-type="float">
            <text:p>41,3533553656774</text:p>
          </table:table-cell>
          <table:table-cell table:formula="of:=MEDIAN([.B65:.K65])" office:value-type="float" office:value="3959" calcext:value-type="float">
            <text:p>3959</text:p>
          </table:table-cell>
          <table:table-cell table:number-columns-repeated="4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4335" calcext:value-type="float">
            <text:p>4335</text:p>
          </table:table-cell>
          <table:table-cell office:value-type="float" office:value="4325" calcext:value-type="float">
            <text:p>4325</text:p>
          </table:table-cell>
          <table:table-cell office:value-type="float" office:value="4366" calcext:value-type="float">
            <text:p>4366</text:p>
          </table:table-cell>
          <table:table-cell office:value-type="float" office:value="4419" calcext:value-type="float">
            <text:p>4419</text:p>
          </table:table-cell>
          <table:table-cell office:value-type="float" office:value="4365" calcext:value-type="float">
            <text:p>4365</text:p>
          </table:table-cell>
          <table:table-cell office:value-type="float" office:value="4360" calcext:value-type="float">
            <text:p>4360</text:p>
          </table:table-cell>
          <table:table-cell office:value-type="float" office:value="4378" calcext:value-type="float">
            <text:p>4378</text:p>
          </table:table-cell>
          <table:table-cell office:value-type="float" office:value="4416" calcext:value-type="float">
            <text:p>4416</text:p>
          </table:table-cell>
          <table:table-cell office:value-type="float" office:value="4407" calcext:value-type="float">
            <text:p>4407</text:p>
          </table:table-cell>
          <table:table-cell office:value-type="float" office:value="4427" calcext:value-type="float">
            <text:p>4427</text:p>
          </table:table-cell>
          <table:table-cell table:formula="of:=AVERAGE([.B66:.K66])" office:value-type="float" office:value="4379.8" calcext:value-type="float">
            <text:p>4379,8</text:p>
          </table:table-cell>
          <table:table-cell table:formula="of:=COM.MICROSOFT.VAR.S([.B66:.K66])" office:value-type="float" office:value="1292.17777777778" calcext:value-type="float">
            <text:p>1292,17777777778</text:p>
          </table:table-cell>
          <table:table-cell table:formula="of:=COM.MICROSOFT.STDEV.S([.B66:.K66])" office:value-type="float" office:value="35.9468743812001" calcext:value-type="float">
            <text:p>35,9468743812001</text:p>
          </table:table-cell>
          <table:table-cell table:formula="of:=MEDIAN([.B66:.K66])" office:value-type="float" office:value="4372" calcext:value-type="float">
            <text:p>4372</text:p>
          </table:table-cell>
          <table:table-cell table:number-columns-repeated="4"/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4822" calcext:value-type="float">
            <text:p>4822</text:p>
          </table:table-cell>
          <table:table-cell office:value-type="float" office:value="4774" calcext:value-type="float">
            <text:p>4774</text:p>
          </table:table-cell>
          <table:table-cell office:value-type="float" office:value="4793" calcext:value-type="float">
            <text:p>4793</text:p>
          </table:table-cell>
          <table:table-cell office:value-type="float" office:value="4812" calcext:value-type="float">
            <text:p>4812</text:p>
          </table:table-cell>
          <table:table-cell office:value-type="float" office:value="4827" calcext:value-type="float">
            <text:p>4827</text:p>
          </table:table-cell>
          <table:table-cell office:value-type="float" office:value="4798" calcext:value-type="float">
            <text:p>4798</text:p>
          </table:table-cell>
          <table:table-cell office:value-type="float" office:value="4810" calcext:value-type="float">
            <text:p>4810</text:p>
          </table:table-cell>
          <table:table-cell office:value-type="float" office:value="4779" calcext:value-type="float">
            <text:p>4779</text:p>
          </table:table-cell>
          <table:table-cell office:value-type="float" office:value="4877" calcext:value-type="float">
            <text:p>4877</text:p>
          </table:table-cell>
          <table:table-cell office:value-type="float" office:value="4824" calcext:value-type="float">
            <text:p>4824</text:p>
          </table:table-cell>
          <table:table-cell table:formula="of:=AVERAGE([.B67:.K67])" office:value-type="float" office:value="4811.6" calcext:value-type="float">
            <text:p>4811,6</text:p>
          </table:table-cell>
          <table:table-cell table:formula="of:=COM.MICROSOFT.VAR.S([.B67:.K67])" office:value-type="float" office:value="865.155555555556" calcext:value-type="float">
            <text:p>865,155555555556</text:p>
          </table:table-cell>
          <table:table-cell table:formula="of:=COM.MICROSOFT.STDEV.S([.B67:.K67])" office:value-type="float" office:value="29.4135267446044" calcext:value-type="float">
            <text:p>29,4135267446044</text:p>
          </table:table-cell>
          <table:table-cell table:formula="of:=MEDIAN([.B67:.K67])" office:value-type="float" office:value="4811" calcext:value-type="float">
            <text:p>4811</text:p>
          </table:table-cell>
          <table:table-cell table:number-columns-repeated="4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5014" calcext:value-type="float">
            <text:p>5014</text:p>
          </table:table-cell>
          <table:table-cell office:value-type="float" office:value="5034" calcext:value-type="float">
            <text:p>5034</text:p>
          </table:table-cell>
          <table:table-cell office:value-type="float" office:value="4991" calcext:value-type="float">
            <text:p>4991</text:p>
          </table:table-cell>
          <table:table-cell office:value-type="float" office:value="4998" calcext:value-type="float">
            <text:p>4998</text:p>
          </table:table-cell>
          <table:table-cell office:value-type="float" office:value="5016" calcext:value-type="float">
            <text:p>5016</text:p>
          </table:table-cell>
          <table:table-cell office:value-type="float" office:value="5074" calcext:value-type="float">
            <text:p>5074</text:p>
          </table:table-cell>
          <table:table-cell office:value-type="float" office:value="5070" calcext:value-type="float">
            <text:p>5070</text:p>
          </table:table-cell>
          <table:table-cell office:value-type="float" office:value="5011" calcext:value-type="float">
            <text:p>5011</text:p>
          </table:table-cell>
          <table:table-cell office:value-type="float" office:value="5007" calcext:value-type="float">
            <text:p>5007</text:p>
          </table:table-cell>
          <table:table-cell office:value-type="float" office:value="5021" calcext:value-type="float">
            <text:p>5021</text:p>
          </table:table-cell>
          <table:table-cell table:formula="of:=AVERAGE([.B68:.K68])" office:value-type="float" office:value="5023.6" calcext:value-type="float">
            <text:p>5023,6</text:p>
          </table:table-cell>
          <table:table-cell table:formula="of:=COM.MICROSOFT.VAR.S([.B68:.K68])" office:value-type="float" office:value="790.044444444445" calcext:value-type="float">
            <text:p>790,044444444445</text:p>
          </table:table-cell>
          <table:table-cell table:formula="of:=COM.MICROSOFT.STDEV.S([.B68:.K68])" office:value-type="float" office:value="28.1077292651762" calcext:value-type="float">
            <text:p>28,1077292651762</text:p>
          </table:table-cell>
          <table:table-cell table:formula="of:=MEDIAN([.B68:.K68])" office:value-type="float" office:value="5015" calcext:value-type="float">
            <text:p>5015</text:p>
          </table:table-cell>
          <table:table-cell table:number-columns-repeated="4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5436" calcext:value-type="float">
            <text:p>5436</text:p>
          </table:table-cell>
          <table:table-cell table:number-columns-repeated="2" office:value-type="float" office:value="5475" calcext:value-type="float">
            <text:p>5475</text:p>
          </table:table-cell>
          <table:table-cell office:value-type="float" office:value="5431" calcext:value-type="float">
            <text:p>5431</text:p>
          </table:table-cell>
          <table:table-cell office:value-type="float" office:value="5489" calcext:value-type="float">
            <text:p>5489</text:p>
          </table:table-cell>
          <table:table-cell office:value-type="float" office:value="5495" calcext:value-type="float">
            <text:p>5495</text:p>
          </table:table-cell>
          <table:table-cell office:value-type="float" office:value="5434" calcext:value-type="float">
            <text:p>5434</text:p>
          </table:table-cell>
          <table:table-cell office:value-type="float" office:value="5543" calcext:value-type="float">
            <text:p>5543</text:p>
          </table:table-cell>
          <table:table-cell office:value-type="float" office:value="5490" calcext:value-type="float">
            <text:p>5490</text:p>
          </table:table-cell>
          <table:table-cell office:value-type="float" office:value="5647" calcext:value-type="float">
            <text:p>5647</text:p>
          </table:table-cell>
          <table:table-cell table:formula="of:=AVERAGE([.B69:.K69])" office:value-type="float" office:value="5491.5" calcext:value-type="float">
            <text:p>5491,5</text:p>
          </table:table-cell>
          <table:table-cell table:formula="of:=COM.MICROSOFT.VAR.S([.B69:.K69])" office:value-type="float" office:value="4160.5" calcext:value-type="float">
            <text:p>4160,5</text:p>
          </table:table-cell>
          <table:table-cell table:formula="of:=COM.MICROSOFT.STDEV.S([.B69:.K69])" office:value-type="float" office:value="64.5019379553824" calcext:value-type="float">
            <text:p>64,5019379553824</text:p>
          </table:table-cell>
          <table:table-cell table:formula="of:=MEDIAN([.B69:.K69])" office:value-type="float" office:value="5482" calcext:value-type="float">
            <text:p>5482</text:p>
          </table:table-cell>
          <table:table-cell table:number-columns-repeated="4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5911" calcext:value-type="float">
            <text:p>5911</text:p>
          </table:table-cell>
          <table:table-cell office:value-type="float" office:value="5868" calcext:value-type="float">
            <text:p>5868</text:p>
          </table:table-cell>
          <table:table-cell office:value-type="float" office:value="5869" calcext:value-type="float">
            <text:p>5869</text:p>
          </table:table-cell>
          <table:table-cell office:value-type="float" office:value="6069" calcext:value-type="float">
            <text:p>6069</text:p>
          </table:table-cell>
          <table:table-cell office:value-type="float" office:value="5942" calcext:value-type="float">
            <text:p>5942</text:p>
          </table:table-cell>
          <table:table-cell office:value-type="float" office:value="6019" calcext:value-type="float">
            <text:p>6019</text:p>
          </table:table-cell>
          <table:table-cell office:value-type="float" office:value="5869" calcext:value-type="float">
            <text:p>5869</text:p>
          </table:table-cell>
          <table:table-cell office:value-type="float" office:value="5925" calcext:value-type="float">
            <text:p>5925</text:p>
          </table:table-cell>
          <table:table-cell office:value-type="float" office:value="5908" calcext:value-type="float">
            <text:p>5908</text:p>
          </table:table-cell>
          <table:table-cell office:value-type="float" office:value="5876" calcext:value-type="float">
            <text:p>5876</text:p>
          </table:table-cell>
          <table:table-cell table:formula="of:=AVERAGE([.B70:.K70])" office:value-type="float" office:value="5925.6" calcext:value-type="float">
            <text:p>5925,6</text:p>
          </table:table-cell>
          <table:table-cell table:formula="of:=COM.MICROSOFT.VAR.S([.B70:.K70])" office:value-type="float" office:value="4696.04444444444" calcext:value-type="float">
            <text:p>4696,04444444444</text:p>
          </table:table-cell>
          <table:table-cell table:formula="of:=COM.MICROSOFT.STDEV.S([.B70:.K70])" office:value-type="float" office:value="68.5276910777274" calcext:value-type="float">
            <text:p>68,5276910777274</text:p>
          </table:table-cell>
          <table:table-cell table:formula="of:=MEDIAN([.B70:.K70])" office:value-type="float" office:value="5909.5" calcext:value-type="float">
            <text:p>5909,5</text:p>
          </table:table-cell>
          <table:table-cell table:number-columns-repeated="4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6346" calcext:value-type="float">
            <text:p>6346</text:p>
          </table:table-cell>
          <table:table-cell office:value-type="float" office:value="6382" calcext:value-type="float">
            <text:p>6382</text:p>
          </table:table-cell>
          <table:table-cell office:value-type="float" office:value="6325" calcext:value-type="float">
            <text:p>6325</text:p>
          </table:table-cell>
          <table:table-cell office:value-type="float" office:value="6313" calcext:value-type="float">
            <text:p>6313</text:p>
          </table:table-cell>
          <table:table-cell office:value-type="float" office:value="6361" calcext:value-type="float">
            <text:p>6361</text:p>
          </table:table-cell>
          <table:table-cell office:value-type="float" office:value="6366" calcext:value-type="float">
            <text:p>6366</text:p>
          </table:table-cell>
          <table:table-cell office:value-type="float" office:value="6607" calcext:value-type="float">
            <text:p>6607</text:p>
          </table:table-cell>
          <table:table-cell office:value-type="float" office:value="6376" calcext:value-type="float">
            <text:p>6376</text:p>
          </table:table-cell>
          <table:table-cell office:value-type="float" office:value="6362" calcext:value-type="float">
            <text:p>6362</text:p>
          </table:table-cell>
          <table:table-cell office:value-type="float" office:value="6395" calcext:value-type="float">
            <text:p>6395</text:p>
          </table:table-cell>
          <table:table-cell table:formula="of:=AVERAGE([.B71:.K71])" office:value-type="float" office:value="6383.3" calcext:value-type="float">
            <text:p>6383,3</text:p>
          </table:table-cell>
          <table:table-cell table:formula="of:=COM.MICROSOFT.VAR.S([.B71:.K71])" office:value-type="float" office:value="6801.78888888889" calcext:value-type="float">
            <text:p>6801,78888888889</text:p>
          </table:table-cell>
          <table:table-cell table:formula="of:=COM.MICROSOFT.STDEV.S([.B71:.K71])" office:value-type="float" office:value="82.4729585311991" calcext:value-type="float">
            <text:p>82,4729585311991</text:p>
          </table:table-cell>
          <table:table-cell table:formula="of:=MEDIAN([.B71:.K71])" office:value-type="float" office:value="6364" calcext:value-type="float">
            <text:p>6364</text:p>
          </table:table-cell>
          <table:table-cell table:number-columns-repeated="4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7153" calcext:value-type="float">
            <text:p>7153</text:p>
          </table:table-cell>
          <table:table-cell office:value-type="float" office:value="6880" calcext:value-type="float">
            <text:p>6880</text:p>
          </table:table-cell>
          <table:table-cell office:value-type="float" office:value="6831" calcext:value-type="float">
            <text:p>6831</text:p>
          </table:table-cell>
          <table:table-cell office:value-type="float" office:value="6862" calcext:value-type="float">
            <text:p>6862</text:p>
          </table:table-cell>
          <table:table-cell office:value-type="float" office:value="6913" calcext:value-type="float">
            <text:p>6913</text:p>
          </table:table-cell>
          <table:table-cell office:value-type="float" office:value="6852" calcext:value-type="float">
            <text:p>6852</text:p>
          </table:table-cell>
          <table:table-cell office:value-type="float" office:value="6881" calcext:value-type="float">
            <text:p>6881</text:p>
          </table:table-cell>
          <table:table-cell office:value-type="float" office:value="6834" calcext:value-type="float">
            <text:p>6834</text:p>
          </table:table-cell>
          <table:table-cell office:value-type="float" office:value="6891" calcext:value-type="float">
            <text:p>6891</text:p>
          </table:table-cell>
          <table:table-cell office:value-type="float" office:value="6866" calcext:value-type="float">
            <text:p>6866</text:p>
          </table:table-cell>
          <table:table-cell table:formula="of:=AVERAGE([.B72:.K72])" office:value-type="float" office:value="6896.3" calcext:value-type="float">
            <text:p>6896,3</text:p>
          </table:table-cell>
          <table:table-cell table:formula="of:=COM.MICROSOFT.VAR.S([.B72:.K72])" office:value-type="float" office:value="8767.12222222222" calcext:value-type="float">
            <text:p>8767,12222222222</text:p>
          </table:table-cell>
          <table:table-cell table:formula="of:=COM.MICROSOFT.STDEV.S([.B72:.K72])" office:value-type="float" office:value="93.6329120674041" calcext:value-type="float">
            <text:p>93,6329120674041</text:p>
          </table:table-cell>
          <table:table-cell table:formula="of:=MEDIAN([.B72:.K72])" office:value-type="float" office:value="6873" calcext:value-type="float">
            <text:p>6873</text:p>
          </table:table-cell>
          <table:table-cell table:number-columns-repeated="4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7258" calcext:value-type="float">
            <text:p>7258</text:p>
          </table:table-cell>
          <table:table-cell office:value-type="float" office:value="7257" calcext:value-type="float">
            <text:p>7257</text:p>
          </table:table-cell>
          <table:table-cell office:value-type="float" office:value="8125" calcext:value-type="float">
            <text:p>8125</text:p>
          </table:table-cell>
          <table:table-cell office:value-type="float" office:value="7303" calcext:value-type="float">
            <text:p>7303</text:p>
          </table:table-cell>
          <table:table-cell office:value-type="float" office:value="7253" calcext:value-type="float">
            <text:p>7253</text:p>
          </table:table-cell>
          <table:table-cell office:value-type="float" office:value="7296" calcext:value-type="float">
            <text:p>7296</text:p>
          </table:table-cell>
          <table:table-cell office:value-type="float" office:value="7213" calcext:value-type="float">
            <text:p>7213</text:p>
          </table:table-cell>
          <table:table-cell office:value-type="float" office:value="7244" calcext:value-type="float">
            <text:p>7244</text:p>
          </table:table-cell>
          <table:table-cell office:value-type="float" office:value="7420" calcext:value-type="float">
            <text:p>7420</text:p>
          </table:table-cell>
          <table:table-cell office:value-type="float" office:value="7232" calcext:value-type="float">
            <text:p>7232</text:p>
          </table:table-cell>
          <table:table-cell table:formula="of:=AVERAGE([.B73:.K73])" office:value-type="float" office:value="7360.1" calcext:value-type="float">
            <text:p>7360,1</text:p>
          </table:table-cell>
          <table:table-cell table:formula="of:=COM.MICROSOFT.VAR.S([.B73:.K73])" office:value-type="float" office:value="75564.5444444444" calcext:value-type="float">
            <text:p>75564,5444444444</text:p>
          </table:table-cell>
          <table:table-cell table:formula="of:=COM.MICROSOFT.STDEV.S([.B73:.K73])" office:value-type="float" office:value="274.890058831607" calcext:value-type="float">
            <text:p>274,890058831607</text:p>
          </table:table-cell>
          <table:table-cell table:formula="of:=MEDIAN([.B73:.K73])" office:value-type="float" office:value="7257.5" calcext:value-type="float">
            <text:p>7257,5</text:p>
          </table:table-cell>
          <table:table-cell table:number-columns-repeated="4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7720" calcext:value-type="float">
            <text:p>7720</text:p>
          </table:table-cell>
          <table:table-cell office:value-type="float" office:value="7678" calcext:value-type="float">
            <text:p>7678</text:p>
          </table:table-cell>
          <table:table-cell office:value-type="float" office:value="7651" calcext:value-type="float">
            <text:p>7651</text:p>
          </table:table-cell>
          <table:table-cell office:value-type="float" office:value="7931" calcext:value-type="float">
            <text:p>7931</text:p>
          </table:table-cell>
          <table:table-cell office:value-type="float" office:value="7669" calcext:value-type="float">
            <text:p>7669</text:p>
          </table:table-cell>
          <table:table-cell office:value-type="float" office:value="7667" calcext:value-type="float">
            <text:p>7667</text:p>
          </table:table-cell>
          <table:table-cell office:value-type="float" office:value="7740" calcext:value-type="float">
            <text:p>7740</text:p>
          </table:table-cell>
          <table:table-cell office:value-type="float" office:value="7710" calcext:value-type="float">
            <text:p>7710</text:p>
          </table:table-cell>
          <table:table-cell office:value-type="float" office:value="7681" calcext:value-type="float">
            <text:p>7681</text:p>
          </table:table-cell>
          <table:table-cell office:value-type="float" office:value="7709" calcext:value-type="float">
            <text:p>7709</text:p>
          </table:table-cell>
          <table:table-cell table:formula="of:=AVERAGE([.B74:.K74])" office:value-type="float" office:value="7715.6" calcext:value-type="float">
            <text:p>7715,6</text:p>
          </table:table-cell>
          <table:table-cell table:formula="of:=COM.MICROSOFT.VAR.S([.B74:.K74])" office:value-type="float" office:value="6489.37777777778" calcext:value-type="float">
            <text:p>6489,37777777778</text:p>
          </table:table-cell>
          <table:table-cell table:formula="of:=COM.MICROSOFT.STDEV.S([.B74:.K74])" office:value-type="float" office:value="80.5566743217331" calcext:value-type="float">
            <text:p>80,5566743217331</text:p>
          </table:table-cell>
          <table:table-cell table:formula="of:=MEDIAN([.B74:.K74])" office:value-type="float" office:value="7695" calcext:value-type="float">
            <text:p>7695</text:p>
          </table:table-cell>
          <table:table-cell table:number-columns-repeated="4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8098" calcext:value-type="float">
            <text:p>8098</text:p>
          </table:table-cell>
          <table:table-cell office:value-type="float" office:value="8144" calcext:value-type="float">
            <text:p>8144</text:p>
          </table:table-cell>
          <table:table-cell office:value-type="float" office:value="8359" calcext:value-type="float">
            <text:p>8359</text:p>
          </table:table-cell>
          <table:table-cell office:value-type="float" office:value="8325" calcext:value-type="float">
            <text:p>8325</text:p>
          </table:table-cell>
          <table:table-cell office:value-type="float" office:value="8174" calcext:value-type="float">
            <text:p>8174</text:p>
          </table:table-cell>
          <table:table-cell office:value-type="float" office:value="8167" calcext:value-type="float">
            <text:p>8167</text:p>
          </table:table-cell>
          <table:table-cell office:value-type="float" office:value="8181" calcext:value-type="float">
            <text:p>8181</text:p>
          </table:table-cell>
          <table:table-cell office:value-type="float" office:value="8093" calcext:value-type="float">
            <text:p>8093</text:p>
          </table:table-cell>
          <table:table-cell office:value-type="float" office:value="8138" calcext:value-type="float">
            <text:p>8138</text:p>
          </table:table-cell>
          <table:table-cell office:value-type="float" office:value="8252" calcext:value-type="float">
            <text:p>8252</text:p>
          </table:table-cell>
          <table:table-cell table:formula="of:=AVERAGE([.B75:.K75])" office:value-type="float" office:value="8193.1" calcext:value-type="float">
            <text:p>8193,1</text:p>
          </table:table-cell>
          <table:table-cell table:formula="of:=COM.MICROSOFT.VAR.S([.B75:.K75])" office:value-type="float" office:value="8232.54444444445" calcext:value-type="float">
            <text:p>8232,54444444445</text:p>
          </table:table-cell>
          <table:table-cell table:formula="of:=COM.MICROSOFT.STDEV.S([.B75:.K75])" office:value-type="float" office:value="90.7333700710188" calcext:value-type="float">
            <text:p>90,7333700710188</text:p>
          </table:table-cell>
          <table:table-cell table:formula="of:=MEDIAN([.B75:.K75])" office:value-type="float" office:value="8170.5" calcext:value-type="float">
            <text:p>8170,5</text:p>
          </table:table-cell>
          <table:table-cell table:number-columns-repeated="4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8768" calcext:value-type="float">
            <text:p>8768</text:p>
          </table:table-cell>
          <table:table-cell office:value-type="float" office:value="8811" calcext:value-type="float">
            <text:p>8811</text:p>
          </table:table-cell>
          <table:table-cell office:value-type="float" office:value="8597" calcext:value-type="float">
            <text:p>8597</text:p>
          </table:table-cell>
          <table:table-cell office:value-type="float" office:value="8675" calcext:value-type="float">
            <text:p>8675</text:p>
          </table:table-cell>
          <table:table-cell office:value-type="float" office:value="8633" calcext:value-type="float">
            <text:p>8633</text:p>
          </table:table-cell>
          <table:table-cell office:value-type="float" office:value="8589" calcext:value-type="float">
            <text:p>8589</text:p>
          </table:table-cell>
          <table:table-cell office:value-type="float" office:value="8596" calcext:value-type="float">
            <text:p>8596</text:p>
          </table:table-cell>
          <table:table-cell office:value-type="float" office:value="8609" calcext:value-type="float">
            <text:p>8609</text:p>
          </table:table-cell>
          <table:table-cell office:value-type="float" office:value="8608" calcext:value-type="float">
            <text:p>8608</text:p>
          </table:table-cell>
          <table:table-cell office:value-type="float" office:value="8641" calcext:value-type="float">
            <text:p>8641</text:p>
          </table:table-cell>
          <table:table-cell table:formula="of:=AVERAGE([.B76:.K76])" office:value-type="float" office:value="8652.7" calcext:value-type="float">
            <text:p>8652,7</text:p>
          </table:table-cell>
          <table:table-cell table:formula="of:=COM.MICROSOFT.VAR.S([.B76:.K76])" office:value-type="float" office:value="5962.01111111111" calcext:value-type="float">
            <text:p>5962,01111111111</text:p>
          </table:table-cell>
          <table:table-cell table:formula="of:=COM.MICROSOFT.STDEV.S([.B76:.K76])" office:value-type="float" office:value="77.2140603200681" calcext:value-type="float">
            <text:p>77,2140603200681</text:p>
          </table:table-cell>
          <table:table-cell table:formula="of:=MEDIAN([.B76:.K76])" office:value-type="float" office:value="8621" calcext:value-type="float">
            <text:p>8621</text:p>
          </table:table-cell>
          <table:table-cell table:number-columns-repeated="4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2574" calcext:value-type="float">
            <text:p>22574</text:p>
          </table:table-cell>
          <table:table-cell office:value-type="float" office:value="21473" calcext:value-type="float">
            <text:p>21473</text:p>
          </table:table-cell>
          <table:table-cell office:value-type="float" office:value="21526" calcext:value-type="float">
            <text:p>21526</text:p>
          </table:table-cell>
          <table:table-cell office:value-type="float" office:value="21775" calcext:value-type="float">
            <text:p>21775</text:p>
          </table:table-cell>
          <table:table-cell office:value-type="float" office:value="21619" calcext:value-type="float">
            <text:p>21619</text:p>
          </table:table-cell>
          <table:table-cell office:value-type="float" office:value="21426" calcext:value-type="float">
            <text:p>21426</text:p>
          </table:table-cell>
          <table:table-cell office:value-type="float" office:value="21526" calcext:value-type="float">
            <text:p>21526</text:p>
          </table:table-cell>
          <table:table-cell office:value-type="float" office:value="21597" calcext:value-type="float">
            <text:p>21597</text:p>
          </table:table-cell>
          <table:table-cell office:value-type="float" office:value="21719" calcext:value-type="float">
            <text:p>21719</text:p>
          </table:table-cell>
          <table:table-cell office:value-type="float" office:value="21543" calcext:value-type="float">
            <text:p>21543</text:p>
          </table:table-cell>
          <table:table-cell table:formula="of:=AVERAGE([.B77:.K77])" office:value-type="float" office:value="21677.8" calcext:value-type="float">
            <text:p>21677,8</text:p>
          </table:table-cell>
          <table:table-cell table:formula="of:=COM.MICROSOFT.VAR.S([.B77:.K77])" office:value-type="float" office:value="110434.4" calcext:value-type="float">
            <text:p>110434,4</text:p>
          </table:table-cell>
          <table:table-cell table:formula="of:=COM.MICROSOFT.STDEV.S([.B77:.K77])" office:value-type="float" office:value="332.316716401688" calcext:value-type="float">
            <text:p>332,316716401688</text:p>
          </table:table-cell>
          <table:table-cell table:formula="of:=MEDIAN([.B77:.K77])" office:value-type="float" office:value="21570" calcext:value-type="float">
            <text:p>21570</text:p>
          </table:table-cell>
          <table:table-cell table:number-columns-repeated="4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5533" calcext:value-type="float">
            <text:p>25533</text:p>
          </table:table-cell>
          <table:table-cell office:value-type="float" office:value="25511" calcext:value-type="float">
            <text:p>25511</text:p>
          </table:table-cell>
          <table:table-cell office:value-type="float" office:value="26057" calcext:value-type="float">
            <text:p>26057</text:p>
          </table:table-cell>
          <table:table-cell office:value-type="float" office:value="26296" calcext:value-type="float">
            <text:p>26296</text:p>
          </table:table-cell>
          <table:table-cell office:value-type="float" office:value="25872" calcext:value-type="float">
            <text:p>25872</text:p>
          </table:table-cell>
          <table:table-cell office:value-type="float" office:value="26009" calcext:value-type="float">
            <text:p>26009</text:p>
          </table:table-cell>
          <table:table-cell office:value-type="float" office:value="25705" calcext:value-type="float">
            <text:p>25705</text:p>
          </table:table-cell>
          <table:table-cell office:value-type="float" office:value="25466" calcext:value-type="float">
            <text:p>25466</text:p>
          </table:table-cell>
          <table:table-cell office:value-type="float" office:value="25642" calcext:value-type="float">
            <text:p>25642</text:p>
          </table:table-cell>
          <table:table-cell office:value-type="float" office:value="25605" calcext:value-type="float">
            <text:p>25605</text:p>
          </table:table-cell>
          <table:table-cell table:formula="of:=AVERAGE([.B78:.K78])" office:value-type="float" office:value="25769.6" calcext:value-type="float">
            <text:p>25769,6</text:p>
          </table:table-cell>
          <table:table-cell table:formula="of:=COM.MICROSOFT.VAR.S([.B78:.K78])" office:value-type="float" office:value="76674.2666666667" calcext:value-type="float">
            <text:p>76674,2666666667</text:p>
          </table:table-cell>
          <table:table-cell table:formula="of:=COM.MICROSOFT.STDEV.S([.B78:.K78])" office:value-type="float" office:value="276.901185744422" calcext:value-type="float">
            <text:p>276,901185744422</text:p>
          </table:table-cell>
          <table:table-cell table:formula="of:=MEDIAN([.B78:.K78])" office:value-type="float" office:value="25673.5" calcext:value-type="float">
            <text:p>25673,5</text:p>
          </table:table-cell>
          <table:table-cell table:number-columns-repeated="4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9680" calcext:value-type="float">
            <text:p>29680</text:p>
          </table:table-cell>
          <table:table-cell office:value-type="float" office:value="29763" calcext:value-type="float">
            <text:p>29763</text:p>
          </table:table-cell>
          <table:table-cell office:value-type="float" office:value="29922" calcext:value-type="float">
            <text:p>29922</text:p>
          </table:table-cell>
          <table:table-cell office:value-type="float" office:value="30088" calcext:value-type="float">
            <text:p>30088</text:p>
          </table:table-cell>
          <table:table-cell office:value-type="float" office:value="29868" calcext:value-type="float">
            <text:p>29868</text:p>
          </table:table-cell>
          <table:table-cell office:value-type="float" office:value="29646" calcext:value-type="float">
            <text:p>29646</text:p>
          </table:table-cell>
          <table:table-cell office:value-type="float" office:value="29351" calcext:value-type="float">
            <text:p>29351</text:p>
          </table:table-cell>
          <table:table-cell office:value-type="float" office:value="29607" calcext:value-type="float">
            <text:p>29607</text:p>
          </table:table-cell>
          <table:table-cell office:value-type="float" office:value="29560" calcext:value-type="float">
            <text:p>29560</text:p>
          </table:table-cell>
          <table:table-cell office:value-type="float" office:value="29541" calcext:value-type="float">
            <text:p>29541</text:p>
          </table:table-cell>
          <table:table-cell table:formula="of:=AVERAGE([.B79:.K79])" office:value-type="float" office:value="29702.6" calcext:value-type="float">
            <text:p>29702,6</text:p>
          </table:table-cell>
          <table:table-cell table:formula="of:=COM.MICROSOFT.VAR.S([.B79:.K79])" office:value-type="float" office:value="45622.2666666667" calcext:value-type="float">
            <text:p>45622,2666666667</text:p>
          </table:table-cell>
          <table:table-cell table:formula="of:=COM.MICROSOFT.STDEV.S([.B79:.K79])" office:value-type="float" office:value="213.593695287728" calcext:value-type="float">
            <text:p>213,593695287728</text:p>
          </table:table-cell>
          <table:table-cell table:formula="of:=MEDIAN([.B79:.K79])" office:value-type="float" office:value="29663" calcext:value-type="float">
            <text:p>29663</text:p>
          </table:table-cell>
          <table:table-cell table:number-columns-repeated="4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34378" calcext:value-type="float">
            <text:p>34378</text:p>
          </table:table-cell>
          <table:table-cell office:value-type="float" office:value="34340" calcext:value-type="float">
            <text:p>34340</text:p>
          </table:table-cell>
          <table:table-cell office:value-type="float" office:value="34569" calcext:value-type="float">
            <text:p>34569</text:p>
          </table:table-cell>
          <table:table-cell office:value-type="float" office:value="35385" calcext:value-type="float">
            <text:p>35385</text:p>
          </table:table-cell>
          <table:table-cell office:value-type="float" office:value="34581" calcext:value-type="float">
            <text:p>34581</text:p>
          </table:table-cell>
          <table:table-cell office:value-type="float" office:value="34526" calcext:value-type="float">
            <text:p>34526</text:p>
          </table:table-cell>
          <table:table-cell office:value-type="float" office:value="34738" calcext:value-type="float">
            <text:p>34738</text:p>
          </table:table-cell>
          <table:table-cell office:value-type="float" office:value="34461" calcext:value-type="float">
            <text:p>34461</text:p>
          </table:table-cell>
          <table:table-cell office:value-type="float" office:value="34458" calcext:value-type="float">
            <text:p>34458</text:p>
          </table:table-cell>
          <table:table-cell office:value-type="float" office:value="34532" calcext:value-type="float">
            <text:p>34532</text:p>
          </table:table-cell>
          <table:table-cell table:formula="of:=AVERAGE([.B80:.K80])" office:value-type="float" office:value="34596.8" calcext:value-type="float">
            <text:p>34596,8</text:p>
          </table:table-cell>
          <table:table-cell table:formula="of:=COM.MICROSOFT.VAR.S([.B80:.K80])" office:value-type="float" office:value="89217.5111111111" calcext:value-type="float">
            <text:p>89217,5111111111</text:p>
          </table:table-cell>
          <table:table-cell table:formula="of:=COM.MICROSOFT.STDEV.S([.B80:.K80])" office:value-type="float" office:value="298.693004791058" calcext:value-type="float">
            <text:p>298,693004791058</text:p>
          </table:table-cell>
          <table:table-cell table:formula="of:=MEDIAN([.B80:.K80])" office:value-type="float" office:value="34529" calcext:value-type="float">
            <text:p>34529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RDMA write results table</text:p>
          </table:table-cell>
          <table:table-cell table:number-columns-repeated="18"/>
        </table:table-row>
        <table:table-row table:style-name="ro1">
          <table:table-cell table:number-columns-repeated="11"/>
          <table:table-cell table:style-name="ce1"/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636" calcext:value-type="float">
            <text:p>1636</text:p>
          </table:table-cell>
          <table:table-cell office:value-type="float" office:value="1637" calcext:value-type="float">
            <text:p>1637</text:p>
          </table:table-cell>
          <table:table-cell office:value-type="float" office:value="1634" calcext:value-type="float">
            <text:p>1634</text:p>
          </table:table-cell>
          <table:table-cell office:value-type="float" office:value="1635" calcext:value-type="float">
            <text:p>1635</text:p>
          </table:table-cell>
          <table:table-cell office:value-type="float" office:value="1636" calcext:value-type="float">
            <text:p>1636</text:p>
          </table:table-cell>
          <table:table-cell office:value-type="float" office:value="1737" calcext:value-type="float">
            <text:p>1737</text:p>
          </table:table-cell>
          <table:table-cell office:value-type="float" office:value="1635" calcext:value-type="float">
            <text:p>1635</text:p>
          </table:table-cell>
          <table:table-cell office:value-type="float" office:value="1634" calcext:value-type="float">
            <text:p>1634</text:p>
          </table:table-cell>
          <table:table-cell office:value-type="float" office:value="1536" calcext:value-type="float">
            <text:p>1536</text:p>
          </table:table-cell>
          <table:table-cell table:style-name="ce1" table:formula="of:=AVERAGE([.B84:.K84])" office:value-type="float" office:value="1635.6" calcext:value-type="float">
            <text:p>1635,6</text:p>
          </table:table-cell>
          <table:table-cell table:formula="of:=COM.MICROSOFT.VAR.S([.B84:.K84])" office:value-type="float" office:value="2245.6" calcext:value-type="float">
            <text:p>2245,6</text:p>
          </table:table-cell>
          <table:table-cell table:formula="of:=COM.MICROSOFT.STDEV.S([.B84:.K84])" office:value-type="float" office:value="47.3877621332766" calcext:value-type="float">
            <text:p>47,3877621332766</text:p>
          </table:table-cell>
          <table:table-cell table:formula="of:=MEDIAN([.B84:.K84])" office:value-type="float" office:value="1635.5" calcext:value-type="float">
            <text:p>1635,5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1639" calcext:value-type="float">
            <text:p>1639</text:p>
          </table:table-cell>
          <table:table-cell office:value-type="float" office:value="1539" calcext:value-type="float">
            <text:p>1539</text:p>
          </table:table-cell>
          <table:table-cell office:value-type="float" office:value="1639" calcext:value-type="float">
            <text:p>1639</text:p>
          </table:table-cell>
          <table:table-cell office:value-type="float" office:value="1636" calcext:value-type="float">
            <text:p>1636</text:p>
          </table:table-cell>
          <table:table-cell office:value-type="float" office:value="1637" calcext:value-type="float">
            <text:p>1637</text:p>
          </table:table-cell>
          <table:table-cell office:value-type="float" office:value="1638" calcext:value-type="float">
            <text:p>1638</text:p>
          </table:table-cell>
          <table:table-cell office:value-type="float" office:value="1635" calcext:value-type="float">
            <text:p>1635</text:p>
          </table:table-cell>
          <table:table-cell office:value-type="float" office:value="1637" calcext:value-type="float">
            <text:p>1637</text:p>
          </table:table-cell>
          <table:table-cell office:value-type="float" office:value="1635" calcext:value-type="float">
            <text:p>1635</text:p>
          </table:table-cell>
          <table:table-cell table:style-name="ce1" table:formula="of:=AVERAGE([.B85:.K85])" office:value-type="float" office:value="1627.4" calcext:value-type="float">
            <text:p>1627,4</text:p>
          </table:table-cell>
          <table:table-cell table:formula="of:=COM.MICROSOFT.VAR.S([.B85:.K85])" office:value-type="float" office:value="967.155555555556" calcext:value-type="float">
            <text:p>967,155555555556</text:p>
          </table:table-cell>
          <table:table-cell table:formula="of:=COM.MICROSOFT.STDEV.S([.B85:.K85])" office:value-type="float" office:value="31.0991246750701" calcext:value-type="float">
            <text:p>31,0991246750701</text:p>
          </table:table-cell>
          <table:table-cell table:formula="of:=MEDIAN([.B85:.K85])" office:value-type="float" office:value="1637" calcext:value-type="float">
            <text:p>1637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743" calcext:value-type="float">
            <text:p>1743</text:p>
          </table:table-cell>
          <table:table-cell office:value-type="float" office:value="1846" calcext:value-type="float">
            <text:p>1846</text:p>
          </table:table-cell>
          <table:table-cell table:number-columns-repeated="2" office:value-type="float" office:value="1745" calcext:value-type="float">
            <text:p>1745</text:p>
          </table:table-cell>
          <table:table-cell office:value-type="float" office:value="1746" calcext:value-type="float">
            <text:p>1746</text:p>
          </table:table-cell>
          <table:table-cell office:value-type="float" office:value="1744" calcext:value-type="float">
            <text:p>1744</text:p>
          </table:table-cell>
          <table:table-cell office:value-type="float" office:value="1745" calcext:value-type="float">
            <text:p>1745</text:p>
          </table:table-cell>
          <table:table-cell office:value-type="float" office:value="1743" calcext:value-type="float">
            <text:p>1743</text:p>
          </table:table-cell>
          <table:table-cell office:value-type="float" office:value="1645" calcext:value-type="float">
            <text:p>1645</text:p>
          </table:table-cell>
          <table:table-cell office:value-type="float" office:value="1746" calcext:value-type="float">
            <text:p>1746</text:p>
          </table:table-cell>
          <table:table-cell table:style-name="ce1" table:formula="of:=AVERAGE([.B86:.K86])" office:value-type="float" office:value="1744.8" calcext:value-type="float">
            <text:p>1744,8</text:p>
          </table:table-cell>
          <table:table-cell table:formula="of:=COM.MICROSOFT.VAR.S([.B86:.K86])" office:value-type="float" office:value="2245.73333333333" calcext:value-type="float">
            <text:p>2245,73333333333</text:p>
          </table:table-cell>
          <table:table-cell table:formula="of:=COM.MICROSOFT.STDEV.S([.B86:.K86])" office:value-type="float" office:value="47.3891689453754" calcext:value-type="float">
            <text:p>47,3891689453754</text:p>
          </table:table-cell>
          <table:table-cell table:formula="of:=MEDIAN([.B86:.K86])" office:value-type="float" office:value="1745" calcext:value-type="float">
            <text:p>1745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851" calcext:value-type="float">
            <text:p>1851</text:p>
          </table:table-cell>
          <table:table-cell office:value-type="float" office:value="1854" calcext:value-type="float">
            <text:p>1854</text:p>
          </table:table-cell>
          <table:table-cell office:value-type="float" office:value="1751" calcext:value-type="float">
            <text:p>1751</text:p>
          </table:table-cell>
          <table:table-cell office:value-type="float" office:value="1854" calcext:value-type="float">
            <text:p>1854</text:p>
          </table:table-cell>
          <table:table-cell office:value-type="float" office:value="1755" calcext:value-type="float">
            <text:p>1755</text:p>
          </table:table-cell>
          <table:table-cell office:value-type="float" office:value="1854" calcext:value-type="float">
            <text:p>1854</text:p>
          </table:table-cell>
          <table:table-cell table:number-columns-repeated="2" office:value-type="float" office:value="1855" calcext:value-type="float">
            <text:p>1855</text:p>
          </table:table-cell>
          <table:table-cell office:value-type="float" office:value="1752" calcext:value-type="float">
            <text:p>1752</text:p>
          </table:table-cell>
          <table:table-cell office:value-type="float" office:value="1855" calcext:value-type="float">
            <text:p>1855</text:p>
          </table:table-cell>
          <table:table-cell table:style-name="ce1" table:formula="of:=AVERAGE([.B87:.K87])" office:value-type="float" office:value="1823.6" calcext:value-type="float">
            <text:p>1823,6</text:p>
          </table:table-cell>
          <table:table-cell table:formula="of:=COM.MICROSOFT.VAR.S([.B87:.K87])" office:value-type="float" office:value="2398.26666666667" calcext:value-type="float">
            <text:p>2398,26666666667</text:p>
          </table:table-cell>
          <table:table-cell table:formula="of:=COM.MICROSOFT.STDEV.S([.B87:.K87])" office:value-type="float" office:value="48.9721009010913" calcext:value-type="float">
            <text:p>48,9721009010913</text:p>
          </table:table-cell>
          <table:table-cell table:formula="of:=MEDIAN([.B87:.K87])" office:value-type="float" office:value="1854" calcext:value-type="float">
            <text:p>1854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69" calcext:value-type="float">
            <text:p>2369</text:p>
          </table:table-cell>
          <table:table-cell office:value-type="float" office:value="2224" calcext:value-type="float">
            <text:p>2224</text:p>
          </table:table-cell>
          <table:table-cell office:value-type="float" office:value="2175" calcext:value-type="float">
            <text:p>2175</text:p>
          </table:table-cell>
          <table:table-cell office:value-type="float" office:value="2299" calcext:value-type="float">
            <text:p>2299</text:p>
          </table:table-cell>
          <table:table-cell office:value-type="float" office:value="2228" calcext:value-type="float">
            <text:p>2228</text:p>
          </table:table-cell>
          <table:table-cell office:value-type="float" office:value="2221" calcext:value-type="float">
            <text:p>2221</text:p>
          </table:table-cell>
          <table:table-cell office:value-type="float" office:value="2229" calcext:value-type="float">
            <text:p>2229</text:p>
          </table:table-cell>
          <table:table-cell office:value-type="float" office:value="2341" calcext:value-type="float">
            <text:p>2341</text:p>
          </table:table-cell>
          <table:table-cell office:value-type="float" office:value="2245" calcext:value-type="float">
            <text:p>2245</text:p>
          </table:table-cell>
          <table:table-cell office:value-type="float" office:value="2255" calcext:value-type="float">
            <text:p>2255</text:p>
          </table:table-cell>
          <table:table-cell table:style-name="ce1" table:formula="of:=AVERAGE([.B88:.K88])" office:value-type="float" office:value="2258.6" calcext:value-type="float">
            <text:p>2258,6</text:p>
          </table:table-cell>
          <table:table-cell table:formula="of:=COM.MICROSOFT.VAR.S([.B88:.K88])" office:value-type="float" office:value="3580.04444444444" calcext:value-type="float">
            <text:p>3580,04444444444</text:p>
          </table:table-cell>
          <table:table-cell table:formula="of:=COM.MICROSOFT.STDEV.S([.B88:.K88])" office:value-type="float" office:value="59.8334726089373" calcext:value-type="float">
            <text:p>59,8334726089373</text:p>
          </table:table-cell>
          <table:table-cell table:formula="of:=MEDIAN([.B88:.K88])" office:value-type="float" office:value="2237" calcext:value-type="float">
            <text:p>2237</text:p>
          </table:table-cell>
          <table:table-cell table:number-columns-repeated="4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578" calcext:value-type="float">
            <text:p>2578</text:p>
          </table:table-cell>
          <table:table-cell office:value-type="float" office:value="2622" calcext:value-type="float">
            <text:p>2622</text:p>
          </table:table-cell>
          <table:table-cell office:value-type="float" office:value="2619" calcext:value-type="float">
            <text:p>2619</text:p>
          </table:table-cell>
          <table:table-cell office:value-type="float" office:value="2579" calcext:value-type="float">
            <text:p>2579</text:p>
          </table:table-cell>
          <table:table-cell office:value-type="float" office:value="2690" calcext:value-type="float">
            <text:p>2690</text:p>
          </table:table-cell>
          <table:table-cell office:value-type="float" office:value="2511" calcext:value-type="float">
            <text:p>2511</text:p>
          </table:table-cell>
          <table:table-cell office:value-type="float" office:value="2661" calcext:value-type="float">
            <text:p>2661</text:p>
          </table:table-cell>
          <table:table-cell office:value-type="float" office:value="2650" calcext:value-type="float">
            <text:p>2650</text:p>
          </table:table-cell>
          <table:table-cell office:value-type="float" office:value="2475" calcext:value-type="float">
            <text:p>2475</text:p>
          </table:table-cell>
          <table:table-cell office:value-type="float" office:value="2529" calcext:value-type="float">
            <text:p>2529</text:p>
          </table:table-cell>
          <table:table-cell table:style-name="ce1" table:formula="of:=AVERAGE([.B89:.K89])" office:value-type="float" office:value="2591.4" calcext:value-type="float">
            <text:p>2591,4</text:p>
          </table:table-cell>
          <table:table-cell table:formula="of:=COM.MICROSOFT.VAR.S([.B89:.K89])" office:value-type="float" office:value="4882.04444444444" calcext:value-type="float">
            <text:p>4882,04444444444</text:p>
          </table:table-cell>
          <table:table-cell table:formula="of:=COM.MICROSOFT.STDEV.S([.B89:.K89])" office:value-type="float" office:value="69.8716283225491" calcext:value-type="float">
            <text:p>69,8716283225491</text:p>
          </table:table-cell>
          <table:table-cell table:formula="of:=MEDIAN([.B89:.K89])" office:value-type="float" office:value="2599" calcext:value-type="float">
            <text:p>2599</text:p>
          </table:table-cell>
          <table:table-cell table:number-columns-repeated="4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2918" calcext:value-type="float">
            <text:p>2918</text:p>
          </table:table-cell>
          <table:table-cell office:value-type="float" office:value="2910" calcext:value-type="float">
            <text:p>2910</text:p>
          </table:table-cell>
          <table:table-cell office:value-type="float" office:value="2925" calcext:value-type="float">
            <text:p>2925</text:p>
          </table:table-cell>
          <table:table-cell office:value-type="float" office:value="2838" calcext:value-type="float">
            <text:p>2838</text:p>
          </table:table-cell>
          <table:table-cell office:value-type="float" office:value="3048" calcext:value-type="float">
            <text:p>3048</text:p>
          </table:table-cell>
          <table:table-cell office:value-type="float" office:value="2885" calcext:value-type="float">
            <text:p>2885</text:p>
          </table:table-cell>
          <table:table-cell office:value-type="float" office:value="2889" calcext:value-type="float">
            <text:p>2889</text:p>
          </table:table-cell>
          <table:table-cell office:value-type="float" office:value="2801" calcext:value-type="float">
            <text:p>2801</text:p>
          </table:table-cell>
          <table:table-cell office:value-type="float" office:value="2986" calcext:value-type="float">
            <text:p>2986</text:p>
          </table:table-cell>
          <table:table-cell office:value-type="float" office:value="2957" calcext:value-type="float">
            <text:p>2957</text:p>
          </table:table-cell>
          <table:table-cell table:style-name="ce1" table:formula="of:=AVERAGE([.B90:.K90])" office:value-type="float" office:value="2915.7" calcext:value-type="float">
            <text:p>2915,7</text:p>
          </table:table-cell>
          <table:table-cell table:formula="of:=COM.MICROSOFT.VAR.S([.B90:.K90])" office:value-type="float" office:value="5013.78888888889" calcext:value-type="float">
            <text:p>5013,78888888889</text:p>
          </table:table-cell>
          <table:table-cell table:formula="of:=COM.MICROSOFT.STDEV.S([.B90:.K90])" office:value-type="float" office:value="70.8081131572427" calcext:value-type="float">
            <text:p>70,8081131572427</text:p>
          </table:table-cell>
          <table:table-cell table:formula="of:=MEDIAN([.B90:.K90])" office:value-type="float" office:value="2914" calcext:value-type="float">
            <text:p>2914</text:p>
          </table:table-cell>
          <table:table-cell table:number-columns-repeated="4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3282" calcext:value-type="float">
            <text:p>3282</text:p>
          </table:table-cell>
          <table:table-cell office:value-type="float" office:value="3268" calcext:value-type="float">
            <text:p>3268</text:p>
          </table:table-cell>
          <table:table-cell office:value-type="float" office:value="3199" calcext:value-type="float">
            <text:p>3199</text:p>
          </table:table-cell>
          <table:table-cell office:value-type="float" office:value="3203" calcext:value-type="float">
            <text:p>3203</text:p>
          </table:table-cell>
          <table:table-cell office:value-type="float" office:value="3190" calcext:value-type="float">
            <text:p>3190</text:p>
          </table:table-cell>
          <table:table-cell office:value-type="float" office:value="3141" calcext:value-type="float">
            <text:p>3141</text:p>
          </table:table-cell>
          <table:table-cell office:value-type="float" office:value="3104" calcext:value-type="float">
            <text:p>3104</text:p>
          </table:table-cell>
          <table:table-cell office:value-type="float" office:value="3357" calcext:value-type="float">
            <text:p>3357</text:p>
          </table:table-cell>
          <table:table-cell office:value-type="float" office:value="3273" calcext:value-type="float">
            <text:p>3273</text:p>
          </table:table-cell>
          <table:table-cell office:value-type="float" office:value="3222" calcext:value-type="float">
            <text:p>3222</text:p>
          </table:table-cell>
          <table:table-cell table:style-name="ce1" table:formula="of:=AVERAGE([.B91:.K91])" office:value-type="float" office:value="3223.9" calcext:value-type="float">
            <text:p>3223,9</text:p>
          </table:table-cell>
          <table:table-cell table:formula="of:=COM.MICROSOFT.VAR.S([.B91:.K91])" office:value-type="float" office:value="5433.87777777778" calcext:value-type="float">
            <text:p>5433,87777777778</text:p>
          </table:table-cell>
          <table:table-cell table:formula="of:=COM.MICROSOFT.STDEV.S([.B91:.K91])" office:value-type="float" office:value="73.7148409601335" calcext:value-type="float">
            <text:p>73,7148409601335</text:p>
          </table:table-cell>
          <table:table-cell table:formula="of:=MEDIAN([.B91:.K91])" office:value-type="float" office:value="3212.5" calcext:value-type="float">
            <text:p>3212,5</text:p>
          </table:table-cell>
          <table:table-cell table:number-columns-repeated="4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516" calcext:value-type="float">
            <text:p>3516</text:p>
          </table:table-cell>
          <table:table-cell office:value-type="float" office:value="3446" calcext:value-type="float">
            <text:p>3446</text:p>
          </table:table-cell>
          <table:table-cell office:value-type="float" office:value="3355" calcext:value-type="float">
            <text:p>3355</text:p>
          </table:table-cell>
          <table:table-cell office:value-type="float" office:value="3267" calcext:value-type="float">
            <text:p>3267</text:p>
          </table:table-cell>
          <table:table-cell office:value-type="float" office:value="3452" calcext:value-type="float">
            <text:p>3452</text:p>
          </table:table-cell>
          <table:table-cell office:value-type="float" office:value="3374" calcext:value-type="float">
            <text:p>3374</text:p>
          </table:table-cell>
          <table:table-cell office:value-type="float" office:value="3388" calcext:value-type="float">
            <text:p>3388</text:p>
          </table:table-cell>
          <table:table-cell office:value-type="float" office:value="3437" calcext:value-type="float">
            <text:p>3437</text:p>
          </table:table-cell>
          <table:table-cell office:value-type="float" office:value="3382" calcext:value-type="float">
            <text:p>3382</text:p>
          </table:table-cell>
          <table:table-cell office:value-type="float" office:value="3487" calcext:value-type="float">
            <text:p>3487</text:p>
          </table:table-cell>
          <table:table-cell table:style-name="ce1" table:formula="of:=AVERAGE([.B92:.K92])" office:value-type="float" office:value="3410.4" calcext:value-type="float">
            <text:p>3410,4</text:p>
          </table:table-cell>
          <table:table-cell table:formula="of:=COM.MICROSOFT.VAR.S([.B92:.K92])" office:value-type="float" office:value="5221.15555555556" calcext:value-type="float">
            <text:p>5221,15555555556</text:p>
          </table:table-cell>
          <table:table-cell table:formula="of:=COM.MICROSOFT.STDEV.S([.B92:.K92])" office:value-type="float" office:value="72.2575640023628" calcext:value-type="float">
            <text:p>72,2575640023628</text:p>
          </table:table-cell>
          <table:table-cell table:formula="of:=MEDIAN([.B92:.K92])" office:value-type="float" office:value="3412.5" calcext:value-type="float">
            <text:p>3412,5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560" calcext:value-type="float">
            <text:p>3560</text:p>
          </table:table-cell>
          <table:table-cell office:value-type="float" office:value="3555" calcext:value-type="float">
            <text:p>3555</text:p>
          </table:table-cell>
          <table:table-cell office:value-type="float" office:value="3651" calcext:value-type="float">
            <text:p>3651</text:p>
          </table:table-cell>
          <table:table-cell office:value-type="float" office:value="3509" calcext:value-type="float">
            <text:p>3509</text:p>
          </table:table-cell>
          <table:table-cell office:value-type="float" office:value="3752" calcext:value-type="float">
            <text:p>3752</text:p>
          </table:table-cell>
          <table:table-cell office:value-type="float" office:value="3597" calcext:value-type="float">
            <text:p>3597</text:p>
          </table:table-cell>
          <table:table-cell office:value-type="float" office:value="3646" calcext:value-type="float">
            <text:p>3646</text:p>
          </table:table-cell>
          <table:table-cell office:value-type="float" office:value="3633" calcext:value-type="float">
            <text:p>3633</text:p>
          </table:table-cell>
          <table:table-cell office:value-type="float" office:value="3697" calcext:value-type="float">
            <text:p>3697</text:p>
          </table:table-cell>
          <table:table-cell office:value-type="float" office:value="3641" calcext:value-type="float">
            <text:p>3641</text:p>
          </table:table-cell>
          <table:table-cell table:style-name="ce1" table:formula="of:=AVERAGE([.B93:.K93])" office:value-type="float" office:value="3624.1" calcext:value-type="float">
            <text:p>3624,1</text:p>
          </table:table-cell>
          <table:table-cell table:formula="of:=COM.MICROSOFT.VAR.S([.B93:.K93])" office:value-type="float" office:value="5122.98888888889" calcext:value-type="float">
            <text:p>5122,98888888889</text:p>
          </table:table-cell>
          <table:table-cell table:formula="of:=COM.MICROSOFT.STDEV.S([.B93:.K93])" office:value-type="float" office:value="71.5750577288547" calcext:value-type="float">
            <text:p>71,5750577288547</text:p>
          </table:table-cell>
          <table:table-cell table:formula="of:=MEDIAN([.B93:.K93])" office:value-type="float" office:value="3637" calcext:value-type="float">
            <text:p>3637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963" calcext:value-type="float">
            <text:p>3963</text:p>
          </table:table-cell>
          <table:table-cell office:value-type="float" office:value="3892" calcext:value-type="float">
            <text:p>3892</text:p>
          </table:table-cell>
          <table:table-cell office:value-type="float" office:value="3937" calcext:value-type="float">
            <text:p>3937</text:p>
          </table:table-cell>
          <table:table-cell office:value-type="float" office:value="4154" calcext:value-type="float">
            <text:p>4154</text:p>
          </table:table-cell>
          <table:table-cell office:value-type="float" office:value="3813" calcext:value-type="float">
            <text:p>3813</text:p>
          </table:table-cell>
          <table:table-cell office:value-type="float" office:value="4022" calcext:value-type="float">
            <text:p>4022</text:p>
          </table:table-cell>
          <table:table-cell office:value-type="float" office:value="3913" calcext:value-type="float">
            <text:p>3913</text:p>
          </table:table-cell>
          <table:table-cell office:value-type="float" office:value="3985" calcext:value-type="float">
            <text:p>3985</text:p>
          </table:table-cell>
          <table:table-cell office:value-type="float" office:value="3871" calcext:value-type="float">
            <text:p>3871</text:p>
          </table:table-cell>
          <table:table-cell office:value-type="float" office:value="3960" calcext:value-type="float">
            <text:p>3960</text:p>
          </table:table-cell>
          <table:table-cell table:style-name="ce1" table:formula="of:=AVERAGE([.B94:.K94])" office:value-type="float" office:value="3951" calcext:value-type="float">
            <text:p>3951</text:p>
          </table:table-cell>
          <table:table-cell table:formula="of:=COM.MICROSOFT.VAR.S([.B94:.K94])" office:value-type="float" office:value="8688.44444444444" calcext:value-type="float">
            <text:p>8688,44444444444</text:p>
          </table:table-cell>
          <table:table-cell table:formula="of:=COM.MICROSOFT.STDEV.S([.B94:.K94])" office:value-type="float" office:value="93.2118256684443" calcext:value-type="float">
            <text:p>93,2118256684443</text:p>
          </table:table-cell>
          <table:table-cell table:formula="of:=MEDIAN([.B94:.K94])" office:value-type="float" office:value="3948.5" calcext:value-type="float">
            <text:p>3948,5</text:p>
          </table:table-cell>
          <table:table-cell table:number-columns-repeated="4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4127" calcext:value-type="float">
            <text:p>4127</text:p>
          </table:table-cell>
          <table:table-cell office:value-type="float" office:value="4003" calcext:value-type="float">
            <text:p>4003</text:p>
          </table:table-cell>
          <table:table-cell office:value-type="float" office:value="4078" calcext:value-type="float">
            <text:p>4078</text:p>
          </table:table-cell>
          <table:table-cell office:value-type="float" office:value="3873" calcext:value-type="float">
            <text:p>3873</text:p>
          </table:table-cell>
          <table:table-cell office:value-type="float" office:value="4092" calcext:value-type="float">
            <text:p>4092</text:p>
          </table:table-cell>
          <table:table-cell office:value-type="float" office:value="4025" calcext:value-type="float">
            <text:p>4025</text:p>
          </table:table-cell>
          <table:table-cell office:value-type="float" office:value="4033" calcext:value-type="float">
            <text:p>4033</text:p>
          </table:table-cell>
          <table:table-cell office:value-type="float" office:value="3896" calcext:value-type="float">
            <text:p>3896</text:p>
          </table:table-cell>
          <table:table-cell office:value-type="float" office:value="4151" calcext:value-type="float">
            <text:p>4151</text:p>
          </table:table-cell>
          <table:table-cell office:value-type="float" office:value="4006" calcext:value-type="float">
            <text:p>4006</text:p>
          </table:table-cell>
          <table:table-cell table:style-name="ce1" table:formula="of:=AVERAGE([.B95:.K95])" office:value-type="float" office:value="4028.4" calcext:value-type="float">
            <text:p>4028,4</text:p>
          </table:table-cell>
          <table:table-cell table:formula="of:=COM.MICROSOFT.VAR.S([.B95:.K95])" office:value-type="float" office:value="8235.15555555555" calcext:value-type="float">
            <text:p>8235,15555555555</text:p>
          </table:table-cell>
          <table:table-cell table:formula="of:=COM.MICROSOFT.STDEV.S([.B95:.K95])" office:value-type="float" office:value="90.7477578541506" calcext:value-type="float">
            <text:p>90,7477578541506</text:p>
          </table:table-cell>
          <table:table-cell table:formula="of:=MEDIAN([.B95:.K95])" office:value-type="float" office:value="4029" calcext:value-type="float">
            <text:p>4029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213" calcext:value-type="float">
            <text:p>4213</text:p>
          </table:table-cell>
          <table:table-cell office:value-type="float" office:value="4246" calcext:value-type="float">
            <text:p>4246</text:p>
          </table:table-cell>
          <table:table-cell office:value-type="float" office:value="4219" calcext:value-type="float">
            <text:p>4219</text:p>
          </table:table-cell>
          <table:table-cell office:value-type="float" office:value="4174" calcext:value-type="float">
            <text:p>4174</text:p>
          </table:table-cell>
          <table:table-cell office:value-type="float" office:value="4338" calcext:value-type="float">
            <text:p>4338</text:p>
          </table:table-cell>
          <table:table-cell office:value-type="float" office:value="4057" calcext:value-type="float">
            <text:p>4057</text:p>
          </table:table-cell>
          <table:table-cell office:value-type="float" office:value="4170" calcext:value-type="float">
            <text:p>4170</text:p>
          </table:table-cell>
          <table:table-cell office:value-type="float" office:value="4161" calcext:value-type="float">
            <text:p>4161</text:p>
          </table:table-cell>
          <table:table-cell office:value-type="float" office:value="4168" calcext:value-type="float">
            <text:p>4168</text:p>
          </table:table-cell>
          <table:table-cell office:value-type="float" office:value="4262" calcext:value-type="float">
            <text:p>4262</text:p>
          </table:table-cell>
          <table:table-cell table:style-name="ce1" table:formula="of:=AVERAGE([.B96:.K96])" office:value-type="float" office:value="4200.8" calcext:value-type="float">
            <text:p>4200,8</text:p>
          </table:table-cell>
          <table:table-cell table:formula="of:=COM.MICROSOFT.VAR.S([.B96:.K96])" office:value-type="float" office:value="5566.4" calcext:value-type="float">
            <text:p>5566,4</text:p>
          </table:table-cell>
          <table:table-cell table:formula="of:=COM.MICROSOFT.STDEV.S([.B96:.K96])" office:value-type="float" office:value="74.6083105290557" calcext:value-type="float">
            <text:p>74,6083105290557</text:p>
          </table:table-cell>
          <table:table-cell table:formula="of:=MEDIAN([.B96:.K96])" office:value-type="float" office:value="4193.5" calcext:value-type="float">
            <text:p>4193,5</text:p>
          </table:table-cell>
          <table:table-cell table:number-columns-repeated="4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4339" calcext:value-type="float">
            <text:p>4339</text:p>
          </table:table-cell>
          <table:table-cell office:value-type="float" office:value="4372" calcext:value-type="float">
            <text:p>4372</text:p>
          </table:table-cell>
          <table:table-cell office:value-type="float" office:value="4286" calcext:value-type="float">
            <text:p>4286</text:p>
          </table:table-cell>
          <table:table-cell office:value-type="float" office:value="4368" calcext:value-type="float">
            <text:p>4368</text:p>
          </table:table-cell>
          <table:table-cell office:value-type="float" office:value="4397" calcext:value-type="float">
            <text:p>4397</text:p>
          </table:table-cell>
          <table:table-cell office:value-type="float" office:value="4395" calcext:value-type="float">
            <text:p>4395</text:p>
          </table:table-cell>
          <table:table-cell office:value-type="float" office:value="4315" calcext:value-type="float">
            <text:p>4315</text:p>
          </table:table-cell>
          <table:table-cell office:value-type="float" office:value="4436" calcext:value-type="float">
            <text:p>4436</text:p>
          </table:table-cell>
          <table:table-cell office:value-type="float" office:value="4297" calcext:value-type="float">
            <text:p>4297</text:p>
          </table:table-cell>
          <table:table-cell office:value-type="float" office:value="4351" calcext:value-type="float">
            <text:p>4351</text:p>
          </table:table-cell>
          <table:table-cell table:style-name="ce1" table:formula="of:=AVERAGE([.B97:.K97])" office:value-type="float" office:value="4355.6" calcext:value-type="float">
            <text:p>4355,6</text:p>
          </table:table-cell>
          <table:table-cell table:formula="of:=COM.MICROSOFT.VAR.S([.B97:.K97])" office:value-type="float" office:value="2264.04444444444" calcext:value-type="float">
            <text:p>2264,04444444444</text:p>
          </table:table-cell>
          <table:table-cell table:formula="of:=COM.MICROSOFT.STDEV.S([.B97:.K97])" office:value-type="float" office:value="47.5819760460245" calcext:value-type="float">
            <text:p>47,5819760460245</text:p>
          </table:table-cell>
          <table:table-cell table:formula="of:=MEDIAN([.B97:.K97])" office:value-type="float" office:value="4359.5" calcext:value-type="float">
            <text:p>4359,5</text:p>
          </table:table-cell>
          <table:table-cell table:number-columns-repeated="4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4746" calcext:value-type="float">
            <text:p>4746</text:p>
          </table:table-cell>
          <table:table-cell office:value-type="float" office:value="4957" calcext:value-type="float">
            <text:p>4957</text:p>
          </table:table-cell>
          <table:table-cell office:value-type="float" office:value="4519" calcext:value-type="float">
            <text:p>4519</text:p>
          </table:table-cell>
          <table:table-cell office:value-type="float" office:value="4648" calcext:value-type="float">
            <text:p>4648</text:p>
          </table:table-cell>
          <table:table-cell office:value-type="float" office:value="4624" calcext:value-type="float">
            <text:p>4624</text:p>
          </table:table-cell>
          <table:table-cell office:value-type="float" office:value="5316" calcext:value-type="float">
            <text:p>5316</text:p>
          </table:table-cell>
          <table:table-cell office:value-type="float" office:value="4628" calcext:value-type="float">
            <text:p>4628</text:p>
          </table:table-cell>
          <table:table-cell office:value-type="float" office:value="4600" calcext:value-type="float">
            <text:p>4600</text:p>
          </table:table-cell>
          <table:table-cell office:value-type="float" office:value="4691" calcext:value-type="float">
            <text:p>4691</text:p>
          </table:table-cell>
          <table:table-cell office:value-type="float" office:value="4841" calcext:value-type="float">
            <text:p>4841</text:p>
          </table:table-cell>
          <table:table-cell table:style-name="ce1" table:formula="of:=AVERAGE([.B98:.K98])" office:value-type="float" office:value="4757" calcext:value-type="float">
            <text:p>4757</text:p>
          </table:table-cell>
          <table:table-cell table:formula="of:=COM.MICROSOFT.VAR.S([.B98:.K98])" office:value-type="float" office:value="54613.1111111111" calcext:value-type="float">
            <text:p>54613,1111111111</text:p>
          </table:table-cell>
          <table:table-cell table:formula="of:=COM.MICROSOFT.STDEV.S([.B98:.K98])" office:value-type="float" office:value="233.694482414778" calcext:value-type="float">
            <text:p>233,694482414778</text:p>
          </table:table-cell>
          <table:table-cell table:formula="of:=MEDIAN([.B98:.K98])" office:value-type="float" office:value="4669.5" calcext:value-type="float">
            <text:p>4669,5</text:p>
          </table:table-cell>
          <table:table-cell table:number-columns-repeated="4"/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4955" calcext:value-type="float">
            <text:p>4955</text:p>
          </table:table-cell>
          <table:table-cell office:value-type="float" office:value="5022" calcext:value-type="float">
            <text:p>5022</text:p>
          </table:table-cell>
          <table:table-cell office:value-type="float" office:value="4868" calcext:value-type="float">
            <text:p>4868</text:p>
          </table:table-cell>
          <table:table-cell office:value-type="float" office:value="5074" calcext:value-type="float">
            <text:p>5074</text:p>
          </table:table-cell>
          <table:table-cell office:value-type="float" office:value="4951" calcext:value-type="float">
            <text:p>4951</text:p>
          </table:table-cell>
          <table:table-cell office:value-type="float" office:value="4892" calcext:value-type="float">
            <text:p>4892</text:p>
          </table:table-cell>
          <table:table-cell office:value-type="float" office:value="4899" calcext:value-type="float">
            <text:p>4899</text:p>
          </table:table-cell>
          <table:table-cell office:value-type="float" office:value="5078" calcext:value-type="float">
            <text:p>5078</text:p>
          </table:table-cell>
          <table:table-cell office:value-type="float" office:value="4943" calcext:value-type="float">
            <text:p>4943</text:p>
          </table:table-cell>
          <table:table-cell office:value-type="float" office:value="4986" calcext:value-type="float">
            <text:p>4986</text:p>
          </table:table-cell>
          <table:table-cell table:style-name="ce1" table:formula="of:=AVERAGE([.B99:.K99])" office:value-type="float" office:value="4966.8" calcext:value-type="float">
            <text:p>4966,8</text:p>
          </table:table-cell>
          <table:table-cell table:formula="of:=COM.MICROSOFT.VAR.S([.B99:.K99])" office:value-type="float" office:value="5353.51111111111" calcext:value-type="float">
            <text:p>5353,51111111111</text:p>
          </table:table-cell>
          <table:table-cell table:formula="of:=COM.MICROSOFT.STDEV.S([.B99:.K99])" office:value-type="float" office:value="73.1676917164339" calcext:value-type="float">
            <text:p>73,1676917164339</text:p>
          </table:table-cell>
          <table:table-cell table:formula="of:=MEDIAN([.B99:.K99])" office:value-type="float" office:value="4953" calcext:value-type="float">
            <text:p>4953</text:p>
          </table:table-cell>
          <table:table-cell table:number-columns-repeated="4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5034" calcext:value-type="float">
            <text:p>5034</text:p>
          </table:table-cell>
          <table:table-cell office:value-type="float" office:value="5192" calcext:value-type="float">
            <text:p>5192</text:p>
          </table:table-cell>
          <table:table-cell office:value-type="float" office:value="5143" calcext:value-type="float">
            <text:p>5143</text:p>
          </table:table-cell>
          <table:table-cell office:value-type="float" office:value="5181" calcext:value-type="float">
            <text:p>5181</text:p>
          </table:table-cell>
          <table:table-cell office:value-type="float" office:value="5136" calcext:value-type="float">
            <text:p>5136</text:p>
          </table:table-cell>
          <table:table-cell office:value-type="float" office:value="5157" calcext:value-type="float">
            <text:p>5157</text:p>
          </table:table-cell>
          <table:table-cell office:value-type="float" office:value="5086" calcext:value-type="float">
            <text:p>5086</text:p>
          </table:table-cell>
          <table:table-cell office:value-type="float" office:value="5063" calcext:value-type="float">
            <text:p>5063</text:p>
          </table:table-cell>
          <table:table-cell office:value-type="float" office:value="5454" calcext:value-type="float">
            <text:p>5454</text:p>
          </table:table-cell>
          <table:table-cell office:value-type="float" office:value="4995" calcext:value-type="float">
            <text:p>4995</text:p>
          </table:table-cell>
          <table:table-cell table:style-name="ce1" table:formula="of:=AVERAGE([.B100:.K100])" office:value-type="float" office:value="5144.1" calcext:value-type="float">
            <text:p>5144,1</text:p>
          </table:table-cell>
          <table:table-cell table:formula="of:=COM.MICROSOFT.VAR.S([.B100:.K100])" office:value-type="float" office:value="16025.8777777778" calcext:value-type="float">
            <text:p>16025,8777777778</text:p>
          </table:table-cell>
          <table:table-cell table:formula="of:=COM.MICROSOFT.STDEV.S([.B100:.K100])" office:value-type="float" office:value="126.59335597802" calcext:value-type="float">
            <text:p>126,59335597802</text:p>
          </table:table-cell>
          <table:table-cell table:formula="of:=MEDIAN([.B100:.K100])" office:value-type="float" office:value="5139.5" calcext:value-type="float">
            <text:p>5139,5</text:p>
          </table:table-cell>
          <table:table-cell table:number-columns-repeated="4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5304" calcext:value-type="float">
            <text:p>5304</text:p>
          </table:table-cell>
          <table:table-cell office:value-type="float" office:value="5319" calcext:value-type="float">
            <text:p>5319</text:p>
          </table:table-cell>
          <table:table-cell office:value-type="float" office:value="5425" calcext:value-type="float">
            <text:p>5425</text:p>
          </table:table-cell>
          <table:table-cell office:value-type="float" office:value="5251" calcext:value-type="float">
            <text:p>5251</text:p>
          </table:table-cell>
          <table:table-cell office:value-type="float" office:value="5411" calcext:value-type="float">
            <text:p>5411</text:p>
          </table:table-cell>
          <table:table-cell office:value-type="float" office:value="5271" calcext:value-type="float">
            <text:p>5271</text:p>
          </table:table-cell>
          <table:table-cell office:value-type="float" office:value="5311" calcext:value-type="float">
            <text:p>5311</text:p>
          </table:table-cell>
          <table:table-cell office:value-type="float" office:value="5359" calcext:value-type="float">
            <text:p>5359</text:p>
          </table:table-cell>
          <table:table-cell office:value-type="float" office:value="5306" calcext:value-type="float">
            <text:p>5306</text:p>
          </table:table-cell>
          <table:table-cell office:value-type="float" office:value="5405" calcext:value-type="float">
            <text:p>5405</text:p>
          </table:table-cell>
          <table:table-cell table:style-name="ce1" table:formula="of:=AVERAGE([.B101:.K101])" office:value-type="float" office:value="5336.2" calcext:value-type="float">
            <text:p>5336,2</text:p>
          </table:table-cell>
          <table:table-cell table:formula="of:=COM.MICROSOFT.VAR.S([.B101:.K101])" office:value-type="float" office:value="3680.4" calcext:value-type="float">
            <text:p>3680,4</text:p>
          </table:table-cell>
          <table:table-cell table:formula="of:=COM.MICROSOFT.STDEV.S([.B101:.K101])" office:value-type="float" office:value="60.6663003651945" calcext:value-type="float">
            <text:p>60,6663003651945</text:p>
          </table:table-cell>
          <table:table-cell table:formula="of:=MEDIAN([.B101:.K101])" office:value-type="float" office:value="5315" calcext:value-type="float">
            <text:p>5315</text:p>
          </table:table-cell>
          <table:table-cell table:number-columns-repeated="4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5616" calcext:value-type="float">
            <text:p>5616</text:p>
          </table:table-cell>
          <table:table-cell office:value-type="float" office:value="5584" calcext:value-type="float">
            <text:p>5584</text:p>
          </table:table-cell>
          <table:table-cell office:value-type="float" office:value="5854" calcext:value-type="float">
            <text:p>5854</text:p>
          </table:table-cell>
          <table:table-cell office:value-type="float" office:value="5668" calcext:value-type="float">
            <text:p>5668</text:p>
          </table:table-cell>
          <table:table-cell office:value-type="float" office:value="5563" calcext:value-type="float">
            <text:p>5563</text:p>
          </table:table-cell>
          <table:table-cell office:value-type="float" office:value="5705" calcext:value-type="float">
            <text:p>5705</text:p>
          </table:table-cell>
          <table:table-cell office:value-type="float" office:value="6047" calcext:value-type="float">
            <text:p>6047</text:p>
          </table:table-cell>
          <table:table-cell office:value-type="float" office:value="5737" calcext:value-type="float">
            <text:p>5737</text:p>
          </table:table-cell>
          <table:table-cell office:value-type="float" office:value="5684" calcext:value-type="float">
            <text:p>5684</text:p>
          </table:table-cell>
          <table:table-cell office:value-type="float" office:value="5711" calcext:value-type="float">
            <text:p>5711</text:p>
          </table:table-cell>
          <table:table-cell table:style-name="ce1" table:formula="of:=AVERAGE([.B102:.K102])" office:value-type="float" office:value="5716.9" calcext:value-type="float">
            <text:p>5716,9</text:p>
          </table:table-cell>
          <table:table-cell table:formula="of:=COM.MICROSOFT.VAR.S([.B102:.K102])" office:value-type="float" office:value="20371.6555555556" calcext:value-type="float">
            <text:p>20371,6555555556</text:p>
          </table:table-cell>
          <table:table-cell table:formula="of:=COM.MICROSOFT.STDEV.S([.B102:.K102])" office:value-type="float" office:value="142.729308677495" calcext:value-type="float">
            <text:p>142,729308677495</text:p>
          </table:table-cell>
          <table:table-cell table:formula="of:=MEDIAN([.B102:.K102])" office:value-type="float" office:value="5694.5" calcext:value-type="float">
            <text:p>5694,5</text:p>
          </table:table-cell>
          <table:table-cell table:number-columns-repeated="4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5900" calcext:value-type="float">
            <text:p>5900</text:p>
          </table:table-cell>
          <table:table-cell office:value-type="float" office:value="5842" calcext:value-type="float">
            <text:p>5842</text:p>
          </table:table-cell>
          <table:table-cell office:value-type="float" office:value="5785" calcext:value-type="float">
            <text:p>5785</text:p>
          </table:table-cell>
          <table:table-cell office:value-type="float" office:value="6108" calcext:value-type="float">
            <text:p>6108</text:p>
          </table:table-cell>
          <table:table-cell office:value-type="float" office:value="5924" calcext:value-type="float">
            <text:p>5924</text:p>
          </table:table-cell>
          <table:table-cell office:value-type="float" office:value="5926" calcext:value-type="float">
            <text:p>5926</text:p>
          </table:table-cell>
          <table:table-cell office:value-type="float" office:value="6019" calcext:value-type="float">
            <text:p>6019</text:p>
          </table:table-cell>
          <table:table-cell office:value-type="float" office:value="5915" calcext:value-type="float">
            <text:p>5915</text:p>
          </table:table-cell>
          <table:table-cell office:value-type="float" office:value="5948" calcext:value-type="float">
            <text:p>5948</text:p>
          </table:table-cell>
          <table:table-cell office:value-type="float" office:value="6447" calcext:value-type="float">
            <text:p>6447</text:p>
          </table:table-cell>
          <table:table-cell table:style-name="ce1" table:formula="of:=AVERAGE([.B103:.K103])" office:value-type="float" office:value="5981.4" calcext:value-type="float">
            <text:p>5981,4</text:p>
          </table:table-cell>
          <table:table-cell table:formula="of:=COM.MICROSOFT.VAR.S([.B103:.K103])" office:value-type="float" office:value="34527.1555555556" calcext:value-type="float">
            <text:p>34527,1555555556</text:p>
          </table:table-cell>
          <table:table-cell table:formula="of:=COM.MICROSOFT.STDEV.S([.B103:.K103])" office:value-type="float" office:value="185.814842129351" calcext:value-type="float">
            <text:p>185,814842129351</text:p>
          </table:table-cell>
          <table:table-cell table:formula="of:=MEDIAN([.B103:.K103])" office:value-type="float" office:value="5925" calcext:value-type="float">
            <text:p>5925</text:p>
          </table:table-cell>
          <table:table-cell table:number-columns-repeated="4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6083" calcext:value-type="float">
            <text:p>6083</text:p>
          </table:table-cell>
          <table:table-cell office:value-type="float" office:value="6231" calcext:value-type="float">
            <text:p>6231</text:p>
          </table:table-cell>
          <table:table-cell office:value-type="float" office:value="6608" calcext:value-type="float">
            <text:p>6608</text:p>
          </table:table-cell>
          <table:table-cell office:value-type="float" office:value="6434" calcext:value-type="float">
            <text:p>6434</text:p>
          </table:table-cell>
          <table:table-cell office:value-type="float" office:value="6208" calcext:value-type="float">
            <text:p>6208</text:p>
          </table:table-cell>
          <table:table-cell office:value-type="float" office:value="6338" calcext:value-type="float">
            <text:p>6338</text:p>
          </table:table-cell>
          <table:table-cell office:value-type="float" office:value="6477" calcext:value-type="float">
            <text:p>6477</text:p>
          </table:table-cell>
          <table:table-cell office:value-type="float" office:value="6301" calcext:value-type="float">
            <text:p>6301</text:p>
          </table:table-cell>
          <table:table-cell office:value-type="float" office:value="6274" calcext:value-type="float">
            <text:p>6274</text:p>
          </table:table-cell>
          <table:table-cell office:value-type="float" office:value="6082" calcext:value-type="float">
            <text:p>6082</text:p>
          </table:table-cell>
          <table:table-cell table:style-name="ce1" table:formula="of:=AVERAGE([.B104:.K104])" office:value-type="float" office:value="6303.6" calcext:value-type="float">
            <text:p>6303,6</text:p>
          </table:table-cell>
          <table:table-cell table:formula="of:=COM.MICROSOFT.VAR.S([.B104:.K104])" office:value-type="float" office:value="28219.8222222222" calcext:value-type="float">
            <text:p>28219,8222222222</text:p>
          </table:table-cell>
          <table:table-cell table:formula="of:=COM.MICROSOFT.STDEV.S([.B104:.K104])" office:value-type="float" office:value="167.98756567741" calcext:value-type="float">
            <text:p>167,98756567741</text:p>
          </table:table-cell>
          <table:table-cell table:formula="of:=MEDIAN([.B104:.K104])" office:value-type="float" office:value="6287.5" calcext:value-type="float">
            <text:p>6287,5</text:p>
          </table:table-cell>
          <table:table-cell table:number-columns-repeated="4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7028" calcext:value-type="float">
            <text:p>7028</text:p>
          </table:table-cell>
          <table:table-cell office:value-type="float" office:value="6535" calcext:value-type="float">
            <text:p>6535</text:p>
          </table:table-cell>
          <table:table-cell office:value-type="float" office:value="6686" calcext:value-type="float">
            <text:p>6686</text:p>
          </table:table-cell>
          <table:table-cell office:value-type="float" office:value="6852" calcext:value-type="float">
            <text:p>6852</text:p>
          </table:table-cell>
          <table:table-cell office:value-type="float" office:value="6518" calcext:value-type="float">
            <text:p>6518</text:p>
          </table:table-cell>
          <table:table-cell office:value-type="float" office:value="7023" calcext:value-type="float">
            <text:p>7023</text:p>
          </table:table-cell>
          <table:table-cell office:value-type="float" office:value="6711" calcext:value-type="float">
            <text:p>6711</text:p>
          </table:table-cell>
          <table:table-cell office:value-type="float" office:value="6917" calcext:value-type="float">
            <text:p>6917</text:p>
          </table:table-cell>
          <table:table-cell office:value-type="float" office:value="6423" calcext:value-type="float">
            <text:p>6423</text:p>
          </table:table-cell>
          <table:table-cell office:value-type="float" office:value="6926" calcext:value-type="float">
            <text:p>6926</text:p>
          </table:table-cell>
          <table:table-cell table:style-name="ce1" table:formula="of:=AVERAGE([.B105:.K105])" office:value-type="float" office:value="6761.9" calcext:value-type="float">
            <text:p>6761,9</text:p>
          </table:table-cell>
          <table:table-cell table:formula="of:=COM.MICROSOFT.VAR.S([.B105:.K105])" office:value-type="float" office:value="48028.9888888889" calcext:value-type="float">
            <text:p>48028,9888888889</text:p>
          </table:table-cell>
          <table:table-cell table:formula="of:=COM.MICROSOFT.STDEV.S([.B105:.K105])" office:value-type="float" office:value="219.155170801167" calcext:value-type="float">
            <text:p>219,155170801167</text:p>
          </table:table-cell>
          <table:table-cell table:formula="of:=MEDIAN([.B105:.K105])" office:value-type="float" office:value="6781.5" calcext:value-type="float">
            <text:p>6781,5</text:p>
          </table:table-cell>
          <table:table-cell table:number-columns-repeated="4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6778" calcext:value-type="float">
            <text:p>6778</text:p>
          </table:table-cell>
          <table:table-cell office:value-type="float" office:value="6817" calcext:value-type="float">
            <text:p>6817</text:p>
          </table:table-cell>
          <table:table-cell office:value-type="float" office:value="7063" calcext:value-type="float">
            <text:p>7063</text:p>
          </table:table-cell>
          <table:table-cell office:value-type="float" office:value="6738" calcext:value-type="float">
            <text:p>6738</text:p>
          </table:table-cell>
          <table:table-cell office:value-type="float" office:value="6893" calcext:value-type="float">
            <text:p>6893</text:p>
          </table:table-cell>
          <table:table-cell office:value-type="float" office:value="6877" calcext:value-type="float">
            <text:p>6877</text:p>
          </table:table-cell>
          <table:table-cell office:value-type="float" office:value="6847" calcext:value-type="float">
            <text:p>6847</text:p>
          </table:table-cell>
          <table:table-cell office:value-type="float" office:value="7546" calcext:value-type="float">
            <text:p>7546</text:p>
          </table:table-cell>
          <table:table-cell office:value-type="float" office:value="6762" calcext:value-type="float">
            <text:p>6762</text:p>
          </table:table-cell>
          <table:table-cell office:value-type="float" office:value="6782" calcext:value-type="float">
            <text:p>6782</text:p>
          </table:table-cell>
          <table:table-cell table:style-name="ce1" table:formula="of:=AVERAGE([.B106:.K106])" office:value-type="float" office:value="6910.3" calcext:value-type="float">
            <text:p>6910,3</text:p>
          </table:table-cell>
          <table:table-cell table:formula="of:=COM.MICROSOFT.VAR.S([.B106:.K106])" office:value-type="float" office:value="58577.3444444444" calcext:value-type="float">
            <text:p>58577,3444444444</text:p>
          </table:table-cell>
          <table:table-cell table:formula="of:=COM.MICROSOFT.STDEV.S([.B106:.K106])" office:value-type="float" office:value="242.027569595789" calcext:value-type="float">
            <text:p>242,027569595789</text:p>
          </table:table-cell>
          <table:table-cell table:formula="of:=MEDIAN([.B106:.K106])" office:value-type="float" office:value="6832" calcext:value-type="float">
            <text:p>6832</text:p>
          </table:table-cell>
          <table:table-cell table:number-columns-repeated="4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7242" calcext:value-type="float">
            <text:p>7242</text:p>
          </table:table-cell>
          <table:table-cell office:value-type="float" office:value="7538" calcext:value-type="float">
            <text:p>7538</text:p>
          </table:table-cell>
          <table:table-cell office:value-type="float" office:value="7060" calcext:value-type="float">
            <text:p>7060</text:p>
          </table:table-cell>
          <table:table-cell office:value-type="float" office:value="6979" calcext:value-type="float">
            <text:p>6979</text:p>
          </table:table-cell>
          <table:table-cell office:value-type="float" office:value="7059" calcext:value-type="float">
            <text:p>7059</text:p>
          </table:table-cell>
          <table:table-cell office:value-type="float" office:value="7140" calcext:value-type="float">
            <text:p>7140</text:p>
          </table:table-cell>
          <table:table-cell office:value-type="float" office:value="7110" calcext:value-type="float">
            <text:p>7110</text:p>
          </table:table-cell>
          <table:table-cell office:value-type="float" office:value="7165" calcext:value-type="float">
            <text:p>7165</text:p>
          </table:table-cell>
          <table:table-cell office:value-type="float" office:value="7140" calcext:value-type="float">
            <text:p>7140</text:p>
          </table:table-cell>
          <table:table-cell office:value-type="float" office:value="7227" calcext:value-type="float">
            <text:p>7227</text:p>
          </table:table-cell>
          <table:table-cell table:style-name="ce1" table:formula="of:=AVERAGE([.B107:.K107])" office:value-type="float" office:value="7166" calcext:value-type="float">
            <text:p>7166</text:p>
          </table:table-cell>
          <table:table-cell table:formula="of:=COM.MICROSOFT.VAR.S([.B107:.K107])" office:value-type="float" office:value="23336" calcext:value-type="float">
            <text:p>23336</text:p>
          </table:table-cell>
          <table:table-cell table:formula="of:=COM.MICROSOFT.STDEV.S([.B107:.K107])" office:value-type="float" office:value="152.761251631426" calcext:value-type="float">
            <text:p>152,761251631426</text:p>
          </table:table-cell>
          <table:table-cell table:formula="of:=MEDIAN([.B107:.K107])" office:value-type="float" office:value="7140" calcext:value-type="float">
            <text:p>7140</text:p>
          </table:table-cell>
          <table:table-cell table:number-columns-repeated="4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7349" calcext:value-type="float">
            <text:p>7349</text:p>
          </table:table-cell>
          <table:table-cell office:value-type="float" office:value="7398" calcext:value-type="float">
            <text:p>7398</text:p>
          </table:table-cell>
          <table:table-cell office:value-type="float" office:value="7377" calcext:value-type="float">
            <text:p>7377</text:p>
          </table:table-cell>
          <table:table-cell office:value-type="float" office:value="7347" calcext:value-type="float">
            <text:p>7347</text:p>
          </table:table-cell>
          <table:table-cell office:value-type="float" office:value="7363" calcext:value-type="float">
            <text:p>7363</text:p>
          </table:table-cell>
          <table:table-cell office:value-type="float" office:value="7441" calcext:value-type="float">
            <text:p>7441</text:p>
          </table:table-cell>
          <table:table-cell office:value-type="float" office:value="7915" calcext:value-type="float">
            <text:p>7915</text:p>
          </table:table-cell>
          <table:table-cell office:value-type="float" office:value="7317" calcext:value-type="float">
            <text:p>7317</text:p>
          </table:table-cell>
          <table:table-cell office:value-type="float" office:value="7814" calcext:value-type="float">
            <text:p>7814</text:p>
          </table:table-cell>
          <table:table-cell office:value-type="float" office:value="7249" calcext:value-type="float">
            <text:p>7249</text:p>
          </table:table-cell>
          <table:table-cell table:style-name="ce1" table:formula="of:=AVERAGE([.B108:.K108])" office:value-type="float" office:value="7457" calcext:value-type="float">
            <text:p>7457</text:p>
          </table:table-cell>
          <table:table-cell table:formula="of:=COM.MICROSOFT.VAR.S([.B108:.K108])" office:value-type="float" office:value="49201.5555555556" calcext:value-type="float">
            <text:p>49201,5555555556</text:p>
          </table:table-cell>
          <table:table-cell table:formula="of:=COM.MICROSOFT.STDEV.S([.B108:.K108])" office:value-type="float" office:value="221.814236593496" calcext:value-type="float">
            <text:p>221,814236593496</text:p>
          </table:table-cell>
          <table:table-cell table:formula="of:=MEDIAN([.B108:.K108])" office:value-type="float" office:value="7370" calcext:value-type="float">
            <text:p>7370</text:p>
          </table:table-cell>
          <table:table-cell table:number-columns-repeated="4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5747" calcext:value-type="float">
            <text:p>15747</text:p>
          </table:table-cell>
          <table:table-cell office:value-type="float" office:value="15975" calcext:value-type="float">
            <text:p>15975</text:p>
          </table:table-cell>
          <table:table-cell office:value-type="float" office:value="16023" calcext:value-type="float">
            <text:p>16023</text:p>
          </table:table-cell>
          <table:table-cell office:value-type="float" office:value="15717" calcext:value-type="float">
            <text:p>15717</text:p>
          </table:table-cell>
          <table:table-cell office:value-type="float" office:value="18691" calcext:value-type="float">
            <text:p>18691</text:p>
          </table:table-cell>
          <table:table-cell office:value-type="float" office:value="15564" calcext:value-type="float">
            <text:p>15564</text:p>
          </table:table-cell>
          <table:table-cell office:value-type="float" office:value="15726" calcext:value-type="float">
            <text:p>15726</text:p>
          </table:table-cell>
          <table:table-cell office:value-type="float" office:value="16657" calcext:value-type="float">
            <text:p>16657</text:p>
          </table:table-cell>
          <table:table-cell office:value-type="float" office:value="16087" calcext:value-type="float">
            <text:p>16087</text:p>
          </table:table-cell>
          <table:table-cell office:value-type="float" office:value="15839" calcext:value-type="float">
            <text:p>15839</text:p>
          </table:table-cell>
          <table:table-cell table:style-name="ce1" table:formula="of:=AVERAGE([.B109:.K109])" office:value-type="float" office:value="16202.6" calcext:value-type="float">
            <text:p>16202,6</text:p>
          </table:table-cell>
          <table:table-cell table:formula="of:=COM.MICROSOFT.VAR.S([.B109:.K109])" office:value-type="float" office:value="856286.266666667" calcext:value-type="float">
            <text:p>856286,266666667</text:p>
          </table:table-cell>
          <table:table-cell table:formula="of:=COM.MICROSOFT.STDEV.S([.B109:.K109])" office:value-type="float" office:value="925.357372406286" calcext:value-type="float">
            <text:p>925,357372406286</text:p>
          </table:table-cell>
          <table:table-cell table:formula="of:=MEDIAN([.B109:.K109])" office:value-type="float" office:value="15907" calcext:value-type="float">
            <text:p>15907</text:p>
          </table:table-cell>
          <table:table-cell table:number-columns-repeated="4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8682" calcext:value-type="float">
            <text:p>18682</text:p>
          </table:table-cell>
          <table:table-cell office:value-type="float" office:value="18446" calcext:value-type="float">
            <text:p>18446</text:p>
          </table:table-cell>
          <table:table-cell office:value-type="float" office:value="18655" calcext:value-type="float">
            <text:p>18655</text:p>
          </table:table-cell>
          <table:table-cell office:value-type="float" office:value="18673" calcext:value-type="float">
            <text:p>18673</text:p>
          </table:table-cell>
          <table:table-cell office:value-type="float" office:value="18214" calcext:value-type="float">
            <text:p>18214</text:p>
          </table:table-cell>
          <table:table-cell office:value-type="float" office:value="18640" calcext:value-type="float">
            <text:p>18640</text:p>
          </table:table-cell>
          <table:table-cell office:value-type="float" office:value="18830" calcext:value-type="float">
            <text:p>18830</text:p>
          </table:table-cell>
          <table:table-cell office:value-type="float" office:value="18426" calcext:value-type="float">
            <text:p>18426</text:p>
          </table:table-cell>
          <table:table-cell office:value-type="float" office:value="18391" calcext:value-type="float">
            <text:p>18391</text:p>
          </table:table-cell>
          <table:table-cell office:value-type="float" office:value="18635" calcext:value-type="float">
            <text:p>18635</text:p>
          </table:table-cell>
          <table:table-cell table:style-name="ce1" table:formula="of:=AVERAGE([.B110:.K110])" office:value-type="float" office:value="18559.2" calcext:value-type="float">
            <text:p>18559,2</text:p>
          </table:table-cell>
          <table:table-cell table:formula="of:=COM.MICROSOFT.VAR.S([.B110:.K110])" office:value-type="float" office:value="33425.0666666667" calcext:value-type="float">
            <text:p>33425,0666666667</text:p>
          </table:table-cell>
          <table:table-cell table:formula="of:=COM.MICROSOFT.STDEV.S([.B110:.K110])" office:value-type="float" office:value="182.825235311394" calcext:value-type="float">
            <text:p>182,825235311394</text:p>
          </table:table-cell>
          <table:table-cell table:formula="of:=MEDIAN([.B110:.K110])" office:value-type="float" office:value="18637.5" calcext:value-type="float">
            <text:p>18637,5</text:p>
          </table:table-cell>
          <table:table-cell table:number-columns-repeated="4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1561" calcext:value-type="float">
            <text:p>21561</text:p>
          </table:table-cell>
          <table:table-cell office:value-type="float" office:value="21290" calcext:value-type="float">
            <text:p>21290</text:p>
          </table:table-cell>
          <table:table-cell office:value-type="float" office:value="21634" calcext:value-type="float">
            <text:p>21634</text:p>
          </table:table-cell>
          <table:table-cell office:value-type="float" office:value="22049" calcext:value-type="float">
            <text:p>22049</text:p>
          </table:table-cell>
          <table:table-cell office:value-type="float" office:value="21705" calcext:value-type="float">
            <text:p>21705</text:p>
          </table:table-cell>
          <table:table-cell office:value-type="float" office:value="20892" calcext:value-type="float">
            <text:p>20892</text:p>
          </table:table-cell>
          <table:table-cell office:value-type="float" office:value="21005" calcext:value-type="float">
            <text:p>21005</text:p>
          </table:table-cell>
          <table:table-cell office:value-type="float" office:value="21234" calcext:value-type="float">
            <text:p>21234</text:p>
          </table:table-cell>
          <table:table-cell office:value-type="float" office:value="21010" calcext:value-type="float">
            <text:p>21010</text:p>
          </table:table-cell>
          <table:table-cell office:value-type="float" office:value="22629" calcext:value-type="float">
            <text:p>22629</text:p>
          </table:table-cell>
          <table:table-cell table:style-name="ce1" table:formula="of:=AVERAGE([.B111:.K111])" office:value-type="float" office:value="21500.9" calcext:value-type="float">
            <text:p>21500,9</text:p>
          </table:table-cell>
          <table:table-cell table:formula="of:=COM.MICROSOFT.VAR.S([.B111:.K111])" office:value-type="float" office:value="289931.211111111" calcext:value-type="float">
            <text:p>289931,211111111</text:p>
          </table:table-cell>
          <table:table-cell table:formula="of:=COM.MICROSOFT.STDEV.S([.B111:.K111])" office:value-type="float" office:value="538.452608045602" calcext:value-type="float">
            <text:p>538,452608045602</text:p>
          </table:table-cell>
          <table:table-cell table:formula="of:=MEDIAN([.B111:.K111])" office:value-type="float" office:value="21425.5" calcext:value-type="float">
            <text:p>21425,5</text:p>
          </table:table-cell>
          <table:table-cell table:number-columns-repeated="4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5040" calcext:value-type="float">
            <text:p>25040</text:p>
          </table:table-cell>
          <table:table-cell office:value-type="float" office:value="24400" calcext:value-type="float">
            <text:p>24400</text:p>
          </table:table-cell>
          <table:table-cell office:value-type="float" office:value="24478" calcext:value-type="float">
            <text:p>24478</text:p>
          </table:table-cell>
          <table:table-cell office:value-type="float" office:value="24554" calcext:value-type="float">
            <text:p>24554</text:p>
          </table:table-cell>
          <table:table-cell office:value-type="float" office:value="24986" calcext:value-type="float">
            <text:p>24986</text:p>
          </table:table-cell>
          <table:table-cell office:value-type="float" office:value="24382" calcext:value-type="float">
            <text:p>24382</text:p>
          </table:table-cell>
          <table:table-cell office:value-type="float" office:value="25008" calcext:value-type="float">
            <text:p>25008</text:p>
          </table:table-cell>
          <table:table-cell office:value-type="float" office:value="23952" calcext:value-type="float">
            <text:p>23952</text:p>
          </table:table-cell>
          <table:table-cell office:value-type="float" office:value="24741" calcext:value-type="float">
            <text:p>24741</text:p>
          </table:table-cell>
          <table:table-cell office:value-type="float" office:value="24308" calcext:value-type="float">
            <text:p>24308</text:p>
          </table:table-cell>
          <table:table-cell table:style-name="ce1" table:formula="of:=AVERAGE([.B112:.K112])" office:value-type="float" office:value="24584.9" calcext:value-type="float">
            <text:p>24584,9</text:p>
          </table:table-cell>
          <table:table-cell table:formula="of:=COM.MICROSOFT.VAR.S([.B112:.K112])" office:value-type="float" office:value="126261.433333333" calcext:value-type="float">
            <text:p>126261,433333333</text:p>
          </table:table-cell>
          <table:table-cell table:formula="of:=COM.MICROSOFT.STDEV.S([.B112:.K112])" office:value-type="float" office:value="355.332848655079" calcext:value-type="float">
            <text:p>355,332848655079</text:p>
          </table:table-cell>
          <table:table-cell table:formula="of:=MEDIAN([.B112:.K112])" office:value-type="float" office:value="24516" calcext:value-type="float">
            <text:p>24516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RDMA send results tab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size in kb</text:p>
          </table:table-cell>
          <table:table-cell table:number-columns-repeated="10"/>
          <table:table-cell table:style-name="ce1"/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32" calcext:value-type="float">
            <text:p>1332</text:p>
          </table:table-cell>
          <table:table-cell office:value-type="float" office:value="1334" calcext:value-type="float">
            <text:p>1334</text:p>
          </table:table-cell>
          <table:table-cell office:value-type="float" office:value="1333" calcext:value-type="float">
            <text:p>1333</text:p>
          </table:table-cell>
          <table:table-cell office:value-type="float" office:value="1332" calcext:value-type="float">
            <text:p>1332</text:p>
          </table:table-cell>
          <table:table-cell office:value-type="float" office:value="1335" calcext:value-type="float">
            <text:p>1335</text:p>
          </table:table-cell>
          <table:table-cell office:value-type="float" office:value="1332" calcext:value-type="float">
            <text:p>1332</text:p>
          </table:table-cell>
          <table:table-cell table:number-columns-repeated="2" office:value-type="float" office:value="1333" calcext:value-type="float">
            <text:p>1333</text:p>
          </table:table-cell>
          <table:table-cell office:value-type="float" office:value="1336" calcext:value-type="float">
            <text:p>1336</text:p>
          </table:table-cell>
          <table:table-cell office:value-type="float" office:value="1333" calcext:value-type="float">
            <text:p>1333</text:p>
          </table:table-cell>
          <table:table-cell table:style-name="ce1" table:formula="of:=AVERAGE([.B116:.K116])" office:value-type="float" office:value="1333.3" calcext:value-type="float">
            <text:p>1333,3</text:p>
          </table:table-cell>
          <table:table-cell table:formula="of:=COM.MICROSOFT.VAR.S([.B116:.K116])" office:value-type="float" office:value="1.78888888888889" calcext:value-type="float">
            <text:p>1,78888888888889</text:p>
          </table:table-cell>
          <table:table-cell table:formula="of:=COM.MICROSOFT.STDEV.S([.B116:.K116])" office:value-type="float" office:value="1.33749350984926" calcext:value-type="float">
            <text:p>1,33749350984926</text:p>
          </table:table-cell>
          <table:table-cell table:formula="of:=MEDIAN([.B116:.K116])"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33" calcext:value-type="float">
            <text:p>1333</text:p>
          </table:table-cell>
          <table:table-cell office:value-type="float" office:value="1334" calcext:value-type="float">
            <text:p>1334</text:p>
          </table:table-cell>
          <table:table-cell office:value-type="float" office:value="1335" calcext:value-type="float">
            <text:p>1335</text:p>
          </table:table-cell>
          <table:table-cell office:value-type="float" office:value="1337" calcext:value-type="float">
            <text:p>1337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table:number-columns-repeated="2" office:value-type="float" office:value="1333" calcext:value-type="float">
            <text:p>1333</text:p>
          </table:table-cell>
          <table:table-cell table:number-columns-repeated="2" office:value-type="float" office:value="1334" calcext:value-type="float">
            <text:p>1334</text:p>
          </table:table-cell>
          <table:table-cell table:style-name="ce1" table:formula="of:=AVERAGE([.B117:.K117])" office:value-type="float" office:value="1334.7" calcext:value-type="float">
            <text:p>1334,7</text:p>
          </table:table-cell>
          <table:table-cell table:formula="of:=COM.MICROSOFT.VAR.S([.B117:.K117])" office:value-type="float" office:value="3.12222222222222" calcext:value-type="float">
            <text:p>3,12222222222222</text:p>
          </table:table-cell>
          <table:table-cell table:formula="of:=COM.MICROSOFT.STDEV.S([.B117:.K117])" office:value-type="float" office:value="1.76698110409314" calcext:value-type="float">
            <text:p>1,76698110409314</text:p>
          </table:table-cell>
          <table:table-cell table:formula="of:=MEDIAN([.B117:.K117])"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1440" calcext:value-type="float">
            <text:p>1440</text:p>
          </table:table-cell>
          <table:table-cell office:value-type="float" office:value="1442" calcext:value-type="float">
            <text:p>1442</text:p>
          </table:table-cell>
          <table:table-cell office:value-type="float" office:value="1441" calcext:value-type="float">
            <text:p>1441</text:p>
          </table:table-cell>
          <table:table-cell office:value-type="float" office:value="1440" calcext:value-type="float">
            <text:p>1440</text:p>
          </table:table-cell>
          <table:table-cell office:value-type="float" office:value="1442" calcext:value-type="float">
            <text:p>1442</text:p>
          </table:table-cell>
          <table:table-cell office:value-type="float" office:value="1437" calcext:value-type="float">
            <text:p>1437</text:p>
          </table:table-cell>
          <table:table-cell office:value-type="float" office:value="1439" calcext:value-type="float">
            <text:p>1439</text:p>
          </table:table-cell>
          <table:table-cell office:value-type="float" office:value="1437" calcext:value-type="float">
            <text:p>1437</text:p>
          </table:table-cell>
          <table:table-cell office:value-type="float" office:value="1439" calcext:value-type="float">
            <text:p>1439</text:p>
          </table:table-cell>
          <table:table-cell table:style-name="ce1" table:formula="of:=AVERAGE([.B118:.K118])" office:value-type="float" office:value="1439.7" calcext:value-type="float">
            <text:p>1439,7</text:p>
          </table:table-cell>
          <table:table-cell table:formula="of:=COM.MICROSOFT.VAR.S([.B118:.K118])" office:value-type="float" office:value="3.12222222222222" calcext:value-type="float">
            <text:p>3,12222222222222</text:p>
          </table:table-cell>
          <table:table-cell table:formula="of:=COM.MICROSOFT.STDEV.S([.B118:.K118])" office:value-type="float" office:value="1.76698110409314" calcext:value-type="float">
            <text:p>1,76698110409314</text:p>
          </table:table-cell>
          <table:table-cell table:formula="of:=MEDIAN([.B118:.K118])" office:value-type="float" office:value="1440" calcext:value-type="float">
            <text:p>1440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60" calcext:value-type="float">
            <text:p>1560</text:p>
          </table:table-cell>
          <table:table-cell office:value-type="float" office:value="1548" calcext:value-type="float">
            <text:p>1548</text:p>
          </table:table-cell>
          <table:table-cell office:value-type="float" office:value="1549" calcext:value-type="float">
            <text:p>1549</text:p>
          </table:table-cell>
          <table:table-cell office:value-type="float" office:value="1553" calcext:value-type="float">
            <text:p>1553</text:p>
          </table:table-cell>
          <table:table-cell table:number-columns-repeated="2" office:value-type="float" office:value="1550" calcext:value-type="float">
            <text:p>1550</text:p>
          </table:table-cell>
          <table:table-cell office:value-type="float" office:value="1552" calcext:value-type="float">
            <text:p>1552</text:p>
          </table:table-cell>
          <table:table-cell office:value-type="float" office:value="1550" calcext:value-type="float">
            <text:p>1550</text:p>
          </table:table-cell>
          <table:table-cell office:value-type="float" office:value="1548" calcext:value-type="float">
            <text:p>1548</text:p>
          </table:table-cell>
          <table:table-cell office:value-type="float" office:value="1551" calcext:value-type="float">
            <text:p>1551</text:p>
          </table:table-cell>
          <table:table-cell table:style-name="ce1" table:formula="of:=AVERAGE([.B119:.K119])" office:value-type="float" office:value="1551.1" calcext:value-type="float">
            <text:p>1551,1</text:p>
          </table:table-cell>
          <table:table-cell table:formula="of:=COM.MICROSOFT.VAR.S([.B119:.K119])" office:value-type="float" office:value="12.3222222222222" calcext:value-type="float">
            <text:p>12,3222222222222</text:p>
          </table:table-cell>
          <table:table-cell table:formula="of:=COM.MICROSOFT.STDEV.S([.B119:.K119])" office:value-type="float" office:value="3.5103022978402" calcext:value-type="float">
            <text:p>3,5103022978402</text:p>
          </table:table-cell>
          <table:table-cell table:formula="of:=MEDIAN([.B119:.K119])" office:value-type="float" office:value="1550" calcext:value-type="float">
            <text:p>1550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13" calcext:value-type="float">
            <text:p>2113</text:p>
          </table:table-cell>
          <table:table-cell office:value-type="float" office:value="1999" calcext:value-type="float">
            <text:p>1999</text:p>
          </table:table-cell>
          <table:table-cell office:value-type="float" office:value="2036" calcext:value-type="float">
            <text:p>2036</text:p>
          </table:table-cell>
          <table:table-cell office:value-type="float" office:value="2004" calcext:value-type="float">
            <text:p>2004</text:p>
          </table:table-cell>
          <table:table-cell office:value-type="float" office:value="1982" calcext:value-type="float">
            <text:p>1982</text:p>
          </table:table-cell>
          <table:table-cell office:value-type="float" office:value="2011" calcext:value-type="float">
            <text:p>2011</text:p>
          </table:table-cell>
          <table:table-cell office:value-type="float" office:value="1992" calcext:value-type="float">
            <text:p>1992</text:p>
          </table:table-cell>
          <table:table-cell office:value-type="float" office:value="2030" calcext:value-type="float">
            <text:p>2030</text:p>
          </table:table-cell>
          <table:table-cell office:value-type="float" office:value="2010" calcext:value-type="float">
            <text:p>2010</text:p>
          </table:table-cell>
          <table:table-cell office:value-type="float" office:value="1975" calcext:value-type="float">
            <text:p>1975</text:p>
          </table:table-cell>
          <table:table-cell table:style-name="ce1" table:formula="of:=AVERAGE([.B120:.K120])" office:value-type="float" office:value="2015.2" calcext:value-type="float">
            <text:p>2015,2</text:p>
          </table:table-cell>
          <table:table-cell table:formula="of:=COM.MICROSOFT.VAR.S([.B120:.K120])" office:value-type="float" office:value="1545.06666666667" calcext:value-type="float">
            <text:p>1545,06666666667</text:p>
          </table:table-cell>
          <table:table-cell table:formula="of:=COM.MICROSOFT.STDEV.S([.B120:.K120])" office:value-type="float" office:value="39.307336041338" calcext:value-type="float">
            <text:p>39,307336041338</text:p>
          </table:table-cell>
          <table:table-cell table:formula="of:=MEDIAN([.B120:.K120])"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502" calcext:value-type="float">
            <text:p>2502</text:p>
          </table:table-cell>
          <table:table-cell office:value-type="float" office:value="2370" calcext:value-type="float">
            <text:p>2370</text:p>
          </table:table-cell>
          <table:table-cell office:value-type="float" office:value="2039" calcext:value-type="float">
            <text:p>2039</text:p>
          </table:table-cell>
          <table:table-cell office:value-type="float" office:value="2332" calcext:value-type="float">
            <text:p>2332</text:p>
          </table:table-cell>
          <table:table-cell office:value-type="float" office:value="2309" calcext:value-type="float">
            <text:p>2309</text:p>
          </table:table-cell>
          <table:table-cell office:value-type="float" office:value="2391" calcext:value-type="float">
            <text:p>2391</text:p>
          </table:table-cell>
          <table:table-cell office:value-type="float" office:value="2309" calcext:value-type="float">
            <text:p>2309</text:p>
          </table:table-cell>
          <table:table-cell office:value-type="float" office:value="2368" calcext:value-type="float">
            <text:p>2368</text:p>
          </table:table-cell>
          <table:table-cell office:value-type="float" office:value="2317" calcext:value-type="float">
            <text:p>2317</text:p>
          </table:table-cell>
          <table:table-cell office:value-type="float" office:value="2323" calcext:value-type="float">
            <text:p>2323</text:p>
          </table:table-cell>
          <table:table-cell table:style-name="ce1" table:formula="of:=AVERAGE([.B121:.K121])" office:value-type="float" office:value="2326" calcext:value-type="float">
            <text:p>2326</text:p>
          </table:table-cell>
          <table:table-cell table:formula="of:=COM.MICROSOFT.VAR.S([.B121:.K121])" office:value-type="float" office:value="13552.6666666667" calcext:value-type="float">
            <text:p>13552,6666666667</text:p>
          </table:table-cell>
          <table:table-cell table:formula="of:=COM.MICROSOFT.STDEV.S([.B121:.K121])" office:value-type="float" office:value="116.415921018848" calcext:value-type="float">
            <text:p>116,415921018848</text:p>
          </table:table-cell>
          <table:table-cell table:formula="of:=MEDIAN([.B121:.K121])" office:value-type="float" office:value="2327.5" calcext:value-type="float">
            <text:p>2327,5</text:p>
          </table:table-cell>
          <table:table-cell table:number-columns-repeated="4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2576" calcext:value-type="float">
            <text:p>2576</text:p>
          </table:table-cell>
          <table:table-cell office:value-type="float" office:value="2592" calcext:value-type="float">
            <text:p>2592</text:p>
          </table:table-cell>
          <table:table-cell office:value-type="float" office:value="2697" calcext:value-type="float">
            <text:p>2697</text:p>
          </table:table-cell>
          <table:table-cell office:value-type="float" office:value="2638" calcext:value-type="float">
            <text:p>2638</text:p>
          </table:table-cell>
          <table:table-cell office:value-type="float" office:value="2585" calcext:value-type="float">
            <text:p>2585</text:p>
          </table:table-cell>
          <table:table-cell office:value-type="float" office:value="2754" calcext:value-type="float">
            <text:p>2754</text:p>
          </table:table-cell>
          <table:table-cell office:value-type="float" office:value="2652" calcext:value-type="float">
            <text:p>2652</text:p>
          </table:table-cell>
          <table:table-cell office:value-type="float" office:value="2598" calcext:value-type="float">
            <text:p>2598</text:p>
          </table:table-cell>
          <table:table-cell office:value-type="float" office:value="2680" calcext:value-type="float">
            <text:p>2680</text:p>
          </table:table-cell>
          <table:table-cell office:value-type="float" office:value="2677" calcext:value-type="float">
            <text:p>2677</text:p>
          </table:table-cell>
          <table:table-cell table:style-name="ce1" table:formula="of:=AVERAGE([.B122:.K122])" office:value-type="float" office:value="2644.9" calcext:value-type="float">
            <text:p>2644,9</text:p>
          </table:table-cell>
          <table:table-cell table:formula="of:=COM.MICROSOFT.VAR.S([.B122:.K122])" office:value-type="float" office:value="3367.87777777778" calcext:value-type="float">
            <text:p>3367,87777777778</text:p>
          </table:table-cell>
          <table:table-cell table:formula="of:=COM.MICROSOFT.STDEV.S([.B122:.K122])" office:value-type="float" office:value="58.0334194906502" calcext:value-type="float">
            <text:p>58,0334194906502</text:p>
          </table:table-cell>
          <table:table-cell table:formula="of:=MEDIAN([.B122:.K122])" office:value-type="float" office:value="2645" calcext:value-type="float">
            <text:p>2645</text:p>
          </table:table-cell>
          <table:table-cell table:number-columns-repeated="4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4330" calcext:value-type="float">
            <text:p>4330</text:p>
          </table:table-cell>
          <table:table-cell office:value-type="float" office:value="3655" calcext:value-type="float">
            <text:p>3655</text:p>
          </table:table-cell>
          <table:table-cell office:value-type="float" office:value="3577" calcext:value-type="float">
            <text:p>3577</text:p>
          </table:table-cell>
          <table:table-cell office:value-type="float" office:value="3330" calcext:value-type="float">
            <text:p>3330</text:p>
          </table:table-cell>
          <table:table-cell office:value-type="float" office:value="3298" calcext:value-type="float">
            <text:p>3298</text:p>
          </table:table-cell>
          <table:table-cell office:value-type="float" office:value="3186" calcext:value-type="float">
            <text:p>3186</text:p>
          </table:table-cell>
          <table:table-cell office:value-type="float" office:value="3118" calcext:value-type="float">
            <text:p>3118</text:p>
          </table:table-cell>
          <table:table-cell office:value-type="float" office:value="3048" calcext:value-type="float">
            <text:p>3048</text:p>
          </table:table-cell>
          <table:table-cell office:value-type="float" office:value="3050" calcext:value-type="float">
            <text:p>3050</text:p>
          </table:table-cell>
          <table:table-cell office:value-type="float" office:value="3105" calcext:value-type="float">
            <text:p>3105</text:p>
          </table:table-cell>
          <table:table-cell table:style-name="ce1" table:formula="of:=AVERAGE([.B123:.K123])" office:value-type="float" office:value="3369.7" calcext:value-type="float">
            <text:p>3369,7</text:p>
          </table:table-cell>
          <table:table-cell table:formula="of:=COM.MICROSOFT.VAR.S([.B123:.K123])" office:value-type="float" office:value="158458.455555556" calcext:value-type="float">
            <text:p>158458,455555556</text:p>
          </table:table-cell>
          <table:table-cell table:formula="of:=COM.MICROSOFT.STDEV.S([.B123:.K123])" office:value-type="float" office:value="398.0684056234" calcext:value-type="float">
            <text:p>398,0684056234</text:p>
          </table:table-cell>
          <table:table-cell table:formula="of:=MEDIAN([.B123:.K123])" office:value-type="float" office:value="3242" calcext:value-type="float">
            <text:p>3242</text:p>
          </table:table-cell>
          <table:table-cell table:number-columns-repeated="4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259" calcext:value-type="float">
            <text:p>3259</text:p>
          </table:table-cell>
          <table:table-cell office:value-type="float" office:value="3270" calcext:value-type="float">
            <text:p>3270</text:p>
          </table:table-cell>
          <table:table-cell office:value-type="float" office:value="3448" calcext:value-type="float">
            <text:p>3448</text:p>
          </table:table-cell>
          <table:table-cell office:value-type="float" office:value="3596" calcext:value-type="float">
            <text:p>3596</text:p>
          </table:table-cell>
          <table:table-cell office:value-type="float" office:value="3600" calcext:value-type="float">
            <text:p>3600</text:p>
          </table:table-cell>
          <table:table-cell office:value-type="float" office:value="3568" calcext:value-type="float">
            <text:p>3568</text:p>
          </table:table-cell>
          <table:table-cell office:value-type="float" office:value="3405" calcext:value-type="float">
            <text:p>3405</text:p>
          </table:table-cell>
          <table:table-cell office:value-type="float" office:value="3318" calcext:value-type="float">
            <text:p>3318</text:p>
          </table:table-cell>
          <table:table-cell office:value-type="float" office:value="3350" calcext:value-type="float">
            <text:p>3350</text:p>
          </table:table-cell>
          <table:table-cell office:value-type="float" office:value="3375" calcext:value-type="float">
            <text:p>3375</text:p>
          </table:table-cell>
          <table:table-cell table:style-name="ce1" table:formula="of:=AVERAGE([.B124:.K124])" office:value-type="float" office:value="3418.9" calcext:value-type="float">
            <text:p>3418,9</text:p>
          </table:table-cell>
          <table:table-cell table:formula="of:=COM.MICROSOFT.VAR.S([.B124:.K124])" office:value-type="float" office:value="16891.8777777778" calcext:value-type="float">
            <text:p>16891,8777777778</text:p>
          </table:table-cell>
          <table:table-cell table:formula="of:=COM.MICROSOFT.STDEV.S([.B124:.K124])" office:value-type="float" office:value="129.968756929417" calcext:value-type="float">
            <text:p>129,968756929417</text:p>
          </table:table-cell>
          <table:table-cell table:formula="of:=MEDIAN([.B124:.K124])" office:value-type="float" office:value="3390" calcext:value-type="float">
            <text:p>3390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824" calcext:value-type="float">
            <text:p>3824</text:p>
          </table:table-cell>
          <table:table-cell office:value-type="float" office:value="3716" calcext:value-type="float">
            <text:p>3716</text:p>
          </table:table-cell>
          <table:table-cell office:value-type="float" office:value="3823" calcext:value-type="float">
            <text:p>3823</text:p>
          </table:table-cell>
          <table:table-cell office:value-type="float" office:value="3678" calcext:value-type="float">
            <text:p>3678</text:p>
          </table:table-cell>
          <table:table-cell office:value-type="float" office:value="3973" calcext:value-type="float">
            <text:p>3973</text:p>
          </table:table-cell>
          <table:table-cell office:value-type="float" office:value="3800" calcext:value-type="float">
            <text:p>3800</text:p>
          </table:table-cell>
          <table:table-cell office:value-type="float" office:value="3932" calcext:value-type="float">
            <text:p>3932</text:p>
          </table:table-cell>
          <table:table-cell office:value-type="float" office:value="3699" calcext:value-type="float">
            <text:p>3699</text:p>
          </table:table-cell>
          <table:table-cell office:value-type="float" office:value="3673" calcext:value-type="float">
            <text:p>3673</text:p>
          </table:table-cell>
          <table:table-cell office:value-type="float" office:value="3624" calcext:value-type="float">
            <text:p>3624</text:p>
          </table:table-cell>
          <table:table-cell table:style-name="ce1" table:formula="of:=AVERAGE([.B125:.K125])" office:value-type="float" office:value="3774.2" calcext:value-type="float">
            <text:p>3774,2</text:p>
          </table:table-cell>
          <table:table-cell table:formula="of:=COM.MICROSOFT.VAR.S([.B125:.K125])" office:value-type="float" office:value="13449.7333333333" calcext:value-type="float">
            <text:p>13449,7333333333</text:p>
          </table:table-cell>
          <table:table-cell table:formula="of:=COM.MICROSOFT.STDEV.S([.B125:.K125])" office:value-type="float" office:value="115.972985360097" calcext:value-type="float">
            <text:p>115,972985360097</text:p>
          </table:table-cell>
          <table:table-cell table:formula="of:=MEDIAN([.B125:.K125])" office:value-type="float" office:value="3758" calcext:value-type="float">
            <text:p>3758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788" calcext:value-type="float">
            <text:p>3788</text:p>
          </table:table-cell>
          <table:table-cell office:value-type="float" office:value="3715" calcext:value-type="float">
            <text:p>3715</text:p>
          </table:table-cell>
          <table:table-cell office:value-type="float" office:value="3675" calcext:value-type="float">
            <text:p>3675</text:p>
          </table:table-cell>
          <table:table-cell office:value-type="float" office:value="3581" calcext:value-type="float">
            <text:p>3581</text:p>
          </table:table-cell>
          <table:table-cell office:value-type="float" office:value="3591" calcext:value-type="float">
            <text:p>3591</text:p>
          </table:table-cell>
          <table:table-cell office:value-type="float" office:value="3526" calcext:value-type="float">
            <text:p>3526</text:p>
          </table:table-cell>
          <table:table-cell office:value-type="float" office:value="3582" calcext:value-type="float">
            <text:p>3582</text:p>
          </table:table-cell>
          <table:table-cell table:number-columns-repeated="2" office:value-type="float" office:value="3627" calcext:value-type="float">
            <text:p>3627</text:p>
          </table:table-cell>
          <table:table-cell office:value-type="float" office:value="3570" calcext:value-type="float">
            <text:p>3570</text:p>
          </table:table-cell>
          <table:table-cell table:style-name="ce1" table:formula="of:=AVERAGE([.B126:.K126])" office:value-type="float" office:value="3628.2" calcext:value-type="float">
            <text:p>3628,2</text:p>
          </table:table-cell>
          <table:table-cell table:formula="of:=COM.MICROSOFT.VAR.S([.B126:.K126])" office:value-type="float" office:value="6093.51111111111" calcext:value-type="float">
            <text:p>6093,51111111111</text:p>
          </table:table-cell>
          <table:table-cell table:formula="of:=COM.MICROSOFT.STDEV.S([.B126:.K126])" office:value-type="float" office:value="78.060944851514" calcext:value-type="float">
            <text:p>78,060944851514</text:p>
          </table:table-cell>
          <table:table-cell table:formula="of:=MEDIAN([.B126:.K126])" office:value-type="float" office:value="3609" calcext:value-type="float">
            <text:p>3609</text:p>
          </table:table-cell>
          <table:table-cell table:number-columns-repeated="4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3809" calcext:value-type="float">
            <text:p>3809</text:p>
          </table:table-cell>
          <table:table-cell office:value-type="float" office:value="3774" calcext:value-type="float">
            <text:p>3774</text:p>
          </table:table-cell>
          <table:table-cell office:value-type="float" office:value="3966" calcext:value-type="float">
            <text:p>3966</text:p>
          </table:table-cell>
          <table:table-cell office:value-type="float" office:value="3709" calcext:value-type="float">
            <text:p>3709</text:p>
          </table:table-cell>
          <table:table-cell office:value-type="float" office:value="3751" calcext:value-type="float">
            <text:p>3751</text:p>
          </table:table-cell>
          <table:table-cell office:value-type="float" office:value="3675" calcext:value-type="float">
            <text:p>3675</text:p>
          </table:table-cell>
          <table:table-cell office:value-type="float" office:value="3929" calcext:value-type="float">
            <text:p>3929</text:p>
          </table:table-cell>
          <table:table-cell office:value-type="float" office:value="3865" calcext:value-type="float">
            <text:p>3865</text:p>
          </table:table-cell>
          <table:table-cell office:value-type="float" office:value="3705" calcext:value-type="float">
            <text:p>3705</text:p>
          </table:table-cell>
          <table:table-cell office:value-type="float" office:value="3756" calcext:value-type="float">
            <text:p>3756</text:p>
          </table:table-cell>
          <table:table-cell table:style-name="ce1" table:formula="of:=AVERAGE([.B127:.K127])" office:value-type="float" office:value="3793.9" calcext:value-type="float">
            <text:p>3793,9</text:p>
          </table:table-cell>
          <table:table-cell table:formula="of:=COM.MICROSOFT.VAR.S([.B127:.K127])" office:value-type="float" office:value="9563.87777777778" calcext:value-type="float">
            <text:p>9563,87777777778</text:p>
          </table:table-cell>
          <table:table-cell table:formula="of:=COM.MICROSOFT.STDEV.S([.B127:.K127])" office:value-type="float" office:value="97.7950805397581" calcext:value-type="float">
            <text:p>97,7950805397581</text:p>
          </table:table-cell>
          <table:table-cell table:formula="of:=MEDIAN([.B127:.K127])" office:value-type="float" office:value="3765" calcext:value-type="float">
            <text:p>3765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878" calcext:value-type="float">
            <text:p>3878</text:p>
          </table:table-cell>
          <table:table-cell office:value-type="float" office:value="3889" calcext:value-type="float">
            <text:p>3889</text:p>
          </table:table-cell>
          <table:table-cell office:value-type="float" office:value="3871" calcext:value-type="float">
            <text:p>3871</text:p>
          </table:table-cell>
          <table:table-cell office:value-type="float" office:value="3909" calcext:value-type="float">
            <text:p>3909</text:p>
          </table:table-cell>
          <table:table-cell office:value-type="float" office:value="3901" calcext:value-type="float">
            <text:p>3901</text:p>
          </table:table-cell>
          <table:table-cell office:value-type="float" office:value="3843" calcext:value-type="float">
            <text:p>3843</text:p>
          </table:table-cell>
          <table:table-cell office:value-type="float" office:value="3929" calcext:value-type="float">
            <text:p>3929</text:p>
          </table:table-cell>
          <table:table-cell office:value-type="float" office:value="3856" calcext:value-type="float">
            <text:p>3856</text:p>
          </table:table-cell>
          <table:table-cell office:value-type="float" office:value="3889" calcext:value-type="float">
            <text:p>3889</text:p>
          </table:table-cell>
          <table:table-cell office:value-type="float" office:value="3858" calcext:value-type="float">
            <text:p>3858</text:p>
          </table:table-cell>
          <table:table-cell table:style-name="ce1" table:formula="of:=AVERAGE([.B128:.K128])" office:value-type="float" office:value="3882.3" calcext:value-type="float">
            <text:p>3882,3</text:p>
          </table:table-cell>
          <table:table-cell table:formula="of:=COM.MICROSOFT.VAR.S([.B128:.K128])" office:value-type="float" office:value="700.677777777778" calcext:value-type="float">
            <text:p>700,677777777778</text:p>
          </table:table-cell>
          <table:table-cell table:formula="of:=COM.MICROSOFT.STDEV.S([.B128:.K128])" office:value-type="float" office:value="26.4703188076339" calcext:value-type="float">
            <text:p>26,4703188076339</text:p>
          </table:table-cell>
          <table:table-cell table:formula="of:=MEDIAN([.B128:.K128])" office:value-type="float" office:value="3883.5" calcext:value-type="float">
            <text:p>3883,5</text:p>
          </table:table-cell>
          <table:table-cell table:number-columns-repeated="4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3991" calcext:value-type="float">
            <text:p>3991</text:p>
          </table:table-cell>
          <table:table-cell office:value-type="float" office:value="4009" calcext:value-type="float">
            <text:p>4009</text:p>
          </table:table-cell>
          <table:table-cell office:value-type="float" office:value="4047" calcext:value-type="float">
            <text:p>4047</text:p>
          </table:table-cell>
          <table:table-cell office:value-type="float" office:value="4017" calcext:value-type="float">
            <text:p>4017</text:p>
          </table:table-cell>
          <table:table-cell office:value-type="float" office:value="4018" calcext:value-type="float">
            <text:p>4018</text:p>
          </table:table-cell>
          <table:table-cell office:value-type="float" office:value="3972" calcext:value-type="float">
            <text:p>3972</text:p>
          </table:table-cell>
          <table:table-cell office:value-type="float" office:value="4026" calcext:value-type="float">
            <text:p>4026</text:p>
          </table:table-cell>
          <table:table-cell office:value-type="float" office:value="4082" calcext:value-type="float">
            <text:p>4082</text:p>
          </table:table-cell>
          <table:table-cell office:value-type="float" office:value="4175" calcext:value-type="float">
            <text:p>4175</text:p>
          </table:table-cell>
          <table:table-cell office:value-type="float" office:value="3966" calcext:value-type="float">
            <text:p>3966</text:p>
          </table:table-cell>
          <table:table-cell table:style-name="ce1" table:formula="of:=AVERAGE([.B129:.K129])" office:value-type="float" office:value="4030.3" calcext:value-type="float">
            <text:p>4030,3</text:p>
          </table:table-cell>
          <table:table-cell table:formula="of:=COM.MICROSOFT.VAR.S([.B129:.K129])" office:value-type="float" office:value="3752.01111111111" calcext:value-type="float">
            <text:p>3752,01111111111</text:p>
          </table:table-cell>
          <table:table-cell table:formula="of:=COM.MICROSOFT.STDEV.S([.B129:.K129])" office:value-type="float" office:value="61.2536620220466" calcext:value-type="float">
            <text:p>61,2536620220466</text:p>
          </table:table-cell>
          <table:table-cell table:formula="of:=MEDIAN([.B129:.K129])" office:value-type="float" office:value="4017.5" calcext:value-type="float">
            <text:p>4017,5</text:p>
          </table:table-cell>
          <table:table-cell table:number-columns-repeated="4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4393" calcext:value-type="float">
            <text:p>4393</text:p>
          </table:table-cell>
          <table:table-cell office:value-type="float" office:value="4329" calcext:value-type="float">
            <text:p>4329</text:p>
          </table:table-cell>
          <table:table-cell office:value-type="float" office:value="4296" calcext:value-type="float">
            <text:p>4296</text:p>
          </table:table-cell>
          <table:table-cell office:value-type="float" office:value="4496" calcext:value-type="float">
            <text:p>4496</text:p>
          </table:table-cell>
          <table:table-cell office:value-type="float" office:value="4416" calcext:value-type="float">
            <text:p>4416</text:p>
          </table:table-cell>
          <table:table-cell office:value-type="float" office:value="4428" calcext:value-type="float">
            <text:p>4428</text:p>
          </table:table-cell>
          <table:table-cell office:value-type="float" office:value="4451" calcext:value-type="float">
            <text:p>4451</text:p>
          </table:table-cell>
          <table:table-cell office:value-type="float" office:value="4293" calcext:value-type="float">
            <text:p>4293</text:p>
          </table:table-cell>
          <table:table-cell office:value-type="float" office:value="4405" calcext:value-type="float">
            <text:p>4405</text:p>
          </table:table-cell>
          <table:table-cell office:value-type="float" office:value="4416" calcext:value-type="float">
            <text:p>4416</text:p>
          </table:table-cell>
          <table:table-cell table:style-name="ce1" table:formula="of:=AVERAGE([.B130:.K130])" office:value-type="float" office:value="4392.3" calcext:value-type="float">
            <text:p>4392,3</text:p>
          </table:table-cell>
          <table:table-cell table:formula="of:=COM.MICROSOFT.VAR.S([.B130:.K130])" office:value-type="float" office:value="4433.34444444444" calcext:value-type="float">
            <text:p>4433,34444444444</text:p>
          </table:table-cell>
          <table:table-cell table:formula="of:=COM.MICROSOFT.STDEV.S([.B130:.K130])" office:value-type="float" office:value="66.5833646224374" calcext:value-type="float">
            <text:p>66,5833646224374</text:p>
          </table:table-cell>
          <table:table-cell table:formula="of:=MEDIAN([.B130:.K130])" office:value-type="float" office:value="4410.5" calcext:value-type="float">
            <text:p>4410,5</text:p>
          </table:table-cell>
          <table:table-cell table:number-columns-repeated="4"/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4768" calcext:value-type="float">
            <text:p>4768</text:p>
          </table:table-cell>
          <table:table-cell office:value-type="float" office:value="4764" calcext:value-type="float">
            <text:p>4764</text:p>
          </table:table-cell>
          <table:table-cell office:value-type="float" office:value="4695" calcext:value-type="float">
            <text:p>4695</text:p>
          </table:table-cell>
          <table:table-cell office:value-type="float" office:value="4776" calcext:value-type="float">
            <text:p>4776</text:p>
          </table:table-cell>
          <table:table-cell office:value-type="float" office:value="4717" calcext:value-type="float">
            <text:p>4717</text:p>
          </table:table-cell>
          <table:table-cell office:value-type="float" office:value="4720" calcext:value-type="float">
            <text:p>4720</text:p>
          </table:table-cell>
          <table:table-cell office:value-type="float" office:value="4596" calcext:value-type="float">
            <text:p>4596</text:p>
          </table:table-cell>
          <table:table-cell office:value-type="float" office:value="4724" calcext:value-type="float">
            <text:p>4724</text:p>
          </table:table-cell>
          <table:table-cell office:value-type="float" office:value="4939" calcext:value-type="float">
            <text:p>4939</text:p>
          </table:table-cell>
          <table:table-cell office:value-type="float" office:value="4692" calcext:value-type="float">
            <text:p>4692</text:p>
          </table:table-cell>
          <table:table-cell table:style-name="ce1" table:formula="of:=AVERAGE([.B131:.K131])" office:value-type="float" office:value="4739.1" calcext:value-type="float">
            <text:p>4739,1</text:p>
          </table:table-cell>
          <table:table-cell table:formula="of:=COM.MICROSOFT.VAR.S([.B131:.K131])" office:value-type="float" office:value="7610.98888888889" calcext:value-type="float">
            <text:p>7610,98888888889</text:p>
          </table:table-cell>
          <table:table-cell table:formula="of:=COM.MICROSOFT.STDEV.S([.B131:.K131])" office:value-type="float" office:value="87.2409817052106" calcext:value-type="float">
            <text:p>87,2409817052106</text:p>
          </table:table-cell>
          <table:table-cell table:formula="of:=MEDIAN([.B131:.K131])" office:value-type="float" office:value="4722" calcext:value-type="float">
            <text:p>4722</text:p>
          </table:table-cell>
          <table:table-cell table:number-columns-repeated="4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4845" calcext:value-type="float">
            <text:p>4845</text:p>
          </table:table-cell>
          <table:table-cell office:value-type="float" office:value="4885" calcext:value-type="float">
            <text:p>4885</text:p>
          </table:table-cell>
          <table:table-cell office:value-type="float" office:value="4883" calcext:value-type="float">
            <text:p>4883</text:p>
          </table:table-cell>
          <table:table-cell office:value-type="float" office:value="4831" calcext:value-type="float">
            <text:p>4831</text:p>
          </table:table-cell>
          <table:table-cell office:value-type="float" office:value="4919" calcext:value-type="float">
            <text:p>4919</text:p>
          </table:table-cell>
          <table:table-cell office:value-type="float" office:value="4821" calcext:value-type="float">
            <text:p>4821</text:p>
          </table:table-cell>
          <table:table-cell office:value-type="float" office:value="4880" calcext:value-type="float">
            <text:p>4880</text:p>
          </table:table-cell>
          <table:table-cell office:value-type="float" office:value="5148" calcext:value-type="float">
            <text:p>5148</text:p>
          </table:table-cell>
          <table:table-cell office:value-type="float" office:value="4956" calcext:value-type="float">
            <text:p>4956</text:p>
          </table:table-cell>
          <table:table-cell office:value-type="float" office:value="4872" calcext:value-type="float">
            <text:p>4872</text:p>
          </table:table-cell>
          <table:table-cell table:style-name="ce1" table:formula="of:=AVERAGE([.B132:.K132])" office:value-type="float" office:value="4904" calcext:value-type="float">
            <text:p>4904</text:p>
          </table:table-cell>
          <table:table-cell table:formula="of:=COM.MICROSOFT.VAR.S([.B132:.K132])" office:value-type="float" office:value="8951.77777777778" calcext:value-type="float">
            <text:p>8951,77777777778</text:p>
          </table:table-cell>
          <table:table-cell table:formula="of:=COM.MICROSOFT.STDEV.S([.B132:.K132])" office:value-type="float" office:value="94.6138350230968" calcext:value-type="float">
            <text:p>94,6138350230968</text:p>
          </table:table-cell>
          <table:table-cell table:formula="of:=MEDIAN([.B132:.K132])" office:value-type="float" office:value="4881.5" calcext:value-type="float">
            <text:p>4881,5</text:p>
          </table:table-cell>
          <table:table-cell table:number-columns-repeated="4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5207" calcext:value-type="float">
            <text:p>5207</text:p>
          </table:table-cell>
          <table:table-cell office:value-type="float" office:value="5170" calcext:value-type="float">
            <text:p>5170</text:p>
          </table:table-cell>
          <table:table-cell office:value-type="float" office:value="5402" calcext:value-type="float">
            <text:p>5402</text:p>
          </table:table-cell>
          <table:table-cell office:value-type="float" office:value="5182" calcext:value-type="float">
            <text:p>5182</text:p>
          </table:table-cell>
          <table:table-cell office:value-type="float" office:value="5286" calcext:value-type="float">
            <text:p>5286</text:p>
          </table:table-cell>
          <table:table-cell office:value-type="float" office:value="5167" calcext:value-type="float">
            <text:p>5167</text:p>
          </table:table-cell>
          <table:table-cell office:value-type="float" office:value="5114" calcext:value-type="float">
            <text:p>5114</text:p>
          </table:table-cell>
          <table:table-cell office:value-type="float" office:value="5191" calcext:value-type="float">
            <text:p>5191</text:p>
          </table:table-cell>
          <table:table-cell office:value-type="float" office:value="5258" calcext:value-type="float">
            <text:p>5258</text:p>
          </table:table-cell>
          <table:table-cell office:value-type="float" office:value="5231" calcext:value-type="float">
            <text:p>5231</text:p>
          </table:table-cell>
          <table:table-cell table:style-name="ce1" table:formula="of:=AVERAGE([.B133:.K133])" office:value-type="float" office:value="5220.8" calcext:value-type="float">
            <text:p>5220,8</text:p>
          </table:table-cell>
          <table:table-cell table:formula="of:=COM.MICROSOFT.VAR.S([.B133:.K133])" office:value-type="float" office:value="6448.62222222222" calcext:value-type="float">
            <text:p>6448,62222222222</text:p>
          </table:table-cell>
          <table:table-cell table:formula="of:=COM.MICROSOFT.STDEV.S([.B133:.K133])" office:value-type="float" office:value="80.3033138931528" calcext:value-type="float">
            <text:p>80,3033138931528</text:p>
          </table:table-cell>
          <table:table-cell table:formula="of:=MEDIAN([.B133:.K133])" office:value-type="float" office:value="5199" calcext:value-type="float">
            <text:p>5199</text:p>
          </table:table-cell>
          <table:table-cell table:number-columns-repeated="4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5470" calcext:value-type="float">
            <text:p>5470</text:p>
          </table:table-cell>
          <table:table-cell office:value-type="float" office:value="5885" calcext:value-type="float">
            <text:p>5885</text:p>
          </table:table-cell>
          <table:table-cell table:number-columns-repeated="2" office:value-type="float" office:value="5543" calcext:value-type="float">
            <text:p>5543</text:p>
          </table:table-cell>
          <table:table-cell office:value-type="float" office:value="5593" calcext:value-type="float">
            <text:p>5593</text:p>
          </table:table-cell>
          <table:table-cell office:value-type="float" office:value="5773" calcext:value-type="float">
            <text:p>5773</text:p>
          </table:table-cell>
          <table:table-cell office:value-type="float" office:value="5536" calcext:value-type="float">
            <text:p>5536</text:p>
          </table:table-cell>
          <table:table-cell office:value-type="float" office:value="5510" calcext:value-type="float">
            <text:p>5510</text:p>
          </table:table-cell>
          <table:table-cell table:number-columns-repeated="2" office:value-type="float" office:value="5628" calcext:value-type="float">
            <text:p>5628</text:p>
          </table:table-cell>
          <table:table-cell table:style-name="ce1" table:formula="of:=AVERAGE([.B134:.K134])" office:value-type="float" office:value="5610.9" calcext:value-type="float">
            <text:p>5610,9</text:p>
          </table:table-cell>
          <table:table-cell table:formula="of:=COM.MICROSOFT.VAR.S([.B134:.K134])" office:value-type="float" office:value="16352.9888888889" calcext:value-type="float">
            <text:p>16352,9888888889</text:p>
          </table:table-cell>
          <table:table-cell table:formula="of:=COM.MICROSOFT.STDEV.S([.B134:.K134])" office:value-type="float" office:value="127.878805471778" calcext:value-type="float">
            <text:p>127,878805471778</text:p>
          </table:table-cell>
          <table:table-cell table:formula="of:=MEDIAN([.B134:.K134])" office:value-type="float" office:value="5568" calcext:value-type="float">
            <text:p>5568</text:p>
          </table:table-cell>
          <table:table-cell table:number-columns-repeated="4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5844" calcext:value-type="float">
            <text:p>5844</text:p>
          </table:table-cell>
          <table:table-cell office:value-type="float" office:value="5869" calcext:value-type="float">
            <text:p>5869</text:p>
          </table:table-cell>
          <table:table-cell office:value-type="float" office:value="6004" calcext:value-type="float">
            <text:p>6004</text:p>
          </table:table-cell>
          <table:table-cell office:value-type="float" office:value="6106" calcext:value-type="float">
            <text:p>6106</text:p>
          </table:table-cell>
          <table:table-cell office:value-type="float" office:value="5958" calcext:value-type="float">
            <text:p>5958</text:p>
          </table:table-cell>
          <table:table-cell office:value-type="float" office:value="6197" calcext:value-type="float">
            <text:p>6197</text:p>
          </table:table-cell>
          <table:table-cell office:value-type="float" office:value="5905" calcext:value-type="float">
            <text:p>5905</text:p>
          </table:table-cell>
          <table:table-cell office:value-type="float" office:value="5918" calcext:value-type="float">
            <text:p>5918</text:p>
          </table:table-cell>
          <table:table-cell office:value-type="float" office:value="5923" calcext:value-type="float">
            <text:p>5923</text:p>
          </table:table-cell>
          <table:table-cell office:value-type="float" office:value="6125" calcext:value-type="float">
            <text:p>6125</text:p>
          </table:table-cell>
          <table:table-cell table:style-name="ce1" table:formula="of:=AVERAGE([.B135:.K135])" office:value-type="float" office:value="5984.9" calcext:value-type="float">
            <text:p>5984,9</text:p>
          </table:table-cell>
          <table:table-cell table:formula="of:=COM.MICROSOFT.VAR.S([.B135:.K135])" office:value-type="float" office:value="14260.5444444444" calcext:value-type="float">
            <text:p>14260,5444444444</text:p>
          </table:table-cell>
          <table:table-cell table:formula="of:=COM.MICROSOFT.STDEV.S([.B135:.K135])" office:value-type="float" office:value="119.417521513572" calcext:value-type="float">
            <text:p>119,417521513572</text:p>
          </table:table-cell>
          <table:table-cell table:formula="of:=MEDIAN([.B135:.K135])" office:value-type="float" office:value="5940.5" calcext:value-type="float">
            <text:p>5940,5</text:p>
          </table:table-cell>
          <table:table-cell table:number-columns-repeated="4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6306" calcext:value-type="float">
            <text:p>6306</text:p>
          </table:table-cell>
          <table:table-cell office:value-type="float" office:value="6141" calcext:value-type="float">
            <text:p>6141</text:p>
          </table:table-cell>
          <table:table-cell office:value-type="float" office:value="6198" calcext:value-type="float">
            <text:p>6198</text:p>
          </table:table-cell>
          <table:table-cell office:value-type="float" office:value="6274" calcext:value-type="float">
            <text:p>6274</text:p>
          </table:table-cell>
          <table:table-cell office:value-type="float" office:value="6395" calcext:value-type="float">
            <text:p>6395</text:p>
          </table:table-cell>
          <table:table-cell office:value-type="float" office:value="6252" calcext:value-type="float">
            <text:p>6252</text:p>
          </table:table-cell>
          <table:table-cell office:value-type="float" office:value="6214" calcext:value-type="float">
            <text:p>6214</text:p>
          </table:table-cell>
          <table:table-cell office:value-type="float" office:value="6301" calcext:value-type="float">
            <text:p>6301</text:p>
          </table:table-cell>
          <table:table-cell office:value-type="float" office:value="6302" calcext:value-type="float">
            <text:p>6302</text:p>
          </table:table-cell>
          <table:table-cell office:value-type="float" office:value="6122" calcext:value-type="float">
            <text:p>6122</text:p>
          </table:table-cell>
          <table:table-cell table:style-name="ce1" table:formula="of:=AVERAGE([.B136:.K136])" office:value-type="float" office:value="6250.5" calcext:value-type="float">
            <text:p>6250,5</text:p>
          </table:table-cell>
          <table:table-cell table:formula="of:=COM.MICROSOFT.VAR.S([.B136:.K136])" office:value-type="float" office:value="6923.16666666667" calcext:value-type="float">
            <text:p>6923,16666666667</text:p>
          </table:table-cell>
          <table:table-cell table:formula="of:=COM.MICROSOFT.STDEV.S([.B136:.K136])" office:value-type="float" office:value="83.2055687238941" calcext:value-type="float">
            <text:p>83,2055687238941</text:p>
          </table:table-cell>
          <table:table-cell table:formula="of:=MEDIAN([.B136:.K136])" office:value-type="float" office:value="6263" calcext:value-type="float">
            <text:p>6263</text:p>
          </table:table-cell>
          <table:table-cell table:number-columns-repeated="4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6557" calcext:value-type="float">
            <text:p>6557</text:p>
          </table:table-cell>
          <table:table-cell office:value-type="float" office:value="6702" calcext:value-type="float">
            <text:p>6702</text:p>
          </table:table-cell>
          <table:table-cell office:value-type="float" office:value="6575" calcext:value-type="float">
            <text:p>6575</text:p>
          </table:table-cell>
          <table:table-cell office:value-type="float" office:value="6614" calcext:value-type="float">
            <text:p>6614</text:p>
          </table:table-cell>
          <table:table-cell office:value-type="float" office:value="6733" calcext:value-type="float">
            <text:p>6733</text:p>
          </table:table-cell>
          <table:table-cell office:value-type="float" office:value="6655" calcext:value-type="float">
            <text:p>6655</text:p>
          </table:table-cell>
          <table:table-cell office:value-type="float" office:value="6819" calcext:value-type="float">
            <text:p>6819</text:p>
          </table:table-cell>
          <table:table-cell office:value-type="float" office:value="6841" calcext:value-type="float">
            <text:p>6841</text:p>
          </table:table-cell>
          <table:table-cell office:value-type="float" office:value="6752" calcext:value-type="float">
            <text:p>6752</text:p>
          </table:table-cell>
          <table:table-cell office:value-type="float" office:value="6546" calcext:value-type="float">
            <text:p>6546</text:p>
          </table:table-cell>
          <table:table-cell table:style-name="ce1" table:formula="of:=AVERAGE([.B137:.K137])" office:value-type="float" office:value="6679.4" calcext:value-type="float">
            <text:p>6679,4</text:p>
          </table:table-cell>
          <table:table-cell table:formula="of:=COM.MICROSOFT.VAR.S([.B137:.K137])" office:value-type="float" office:value="11422.9333333333" calcext:value-type="float">
            <text:p>11422,9333333333</text:p>
          </table:table-cell>
          <table:table-cell table:formula="of:=COM.MICROSOFT.STDEV.S([.B137:.K137])" office:value-type="float" office:value="106.878123736026" calcext:value-type="float">
            <text:p>106,878123736026</text:p>
          </table:table-cell>
          <table:table-cell table:formula="of:=MEDIAN([.B137:.K137])" office:value-type="float" office:value="6678.5" calcext:value-type="float">
            <text:p>6678,5</text:p>
          </table:table-cell>
          <table:table-cell table:number-columns-repeated="4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6898" calcext:value-type="float">
            <text:p>6898</text:p>
          </table:table-cell>
          <table:table-cell office:value-type="float" office:value="7955" calcext:value-type="float">
            <text:p>7955</text:p>
          </table:table-cell>
          <table:table-cell office:value-type="float" office:value="7428" calcext:value-type="float">
            <text:p>7428</text:p>
          </table:table-cell>
          <table:table-cell office:value-type="float" office:value="7117" calcext:value-type="float">
            <text:p>7117</text:p>
          </table:table-cell>
          <table:table-cell office:value-type="float" office:value="7219" calcext:value-type="float">
            <text:p>7219</text:p>
          </table:table-cell>
          <table:table-cell office:value-type="float" office:value="7370" calcext:value-type="float">
            <text:p>7370</text:p>
          </table:table-cell>
          <table:table-cell office:value-type="float" office:value="7010" calcext:value-type="float">
            <text:p>7010</text:p>
          </table:table-cell>
          <table:table-cell office:value-type="float" office:value="6978" calcext:value-type="float">
            <text:p>6978</text:p>
          </table:table-cell>
          <table:table-cell office:value-type="float" office:value="7037" calcext:value-type="float">
            <text:p>7037</text:p>
          </table:table-cell>
          <table:table-cell office:value-type="float" office:value="7115" calcext:value-type="float">
            <text:p>7115</text:p>
          </table:table-cell>
          <table:table-cell table:style-name="ce1" table:formula="of:=AVERAGE([.B138:.K138])" office:value-type="float" office:value="7212.7" calcext:value-type="float">
            <text:p>7212,7</text:p>
          </table:table-cell>
          <table:table-cell table:formula="of:=COM.MICROSOFT.VAR.S([.B138:.K138])" office:value-type="float" office:value="96325.3444444445" calcext:value-type="float">
            <text:p>96325,3444444445</text:p>
          </table:table-cell>
          <table:table-cell table:formula="of:=COM.MICROSOFT.STDEV.S([.B138:.K138])" office:value-type="float" office:value="310.363245962605" calcext:value-type="float">
            <text:p>310,363245962605</text:p>
          </table:table-cell>
          <table:table-cell table:formula="of:=MEDIAN([.B138:.K138])" office:value-type="float" office:value="7116" calcext:value-type="float">
            <text:p>7116</text:p>
          </table:table-cell>
          <table:table-cell table:number-columns-repeated="4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7446" calcext:value-type="float">
            <text:p>7446</text:p>
          </table:table-cell>
          <table:table-cell office:value-type="float" office:value="8722" calcext:value-type="float">
            <text:p>8722</text:p>
          </table:table-cell>
          <table:table-cell office:value-type="float" office:value="7746" calcext:value-type="float">
            <text:p>7746</text:p>
          </table:table-cell>
          <table:table-cell office:value-type="float" office:value="7194" calcext:value-type="float">
            <text:p>7194</text:p>
          </table:table-cell>
          <table:table-cell office:value-type="float" office:value="7565" calcext:value-type="float">
            <text:p>7565</text:p>
          </table:table-cell>
          <table:table-cell office:value-type="float" office:value="7443" calcext:value-type="float">
            <text:p>7443</text:p>
          </table:table-cell>
          <table:table-cell office:value-type="float" office:value="7784" calcext:value-type="float">
            <text:p>7784</text:p>
          </table:table-cell>
          <table:table-cell office:value-type="float" office:value="7385" calcext:value-type="float">
            <text:p>7385</text:p>
          </table:table-cell>
          <table:table-cell office:value-type="float" office:value="7409" calcext:value-type="float">
            <text:p>7409</text:p>
          </table:table-cell>
          <table:table-cell office:value-type="float" office:value="7329" calcext:value-type="float">
            <text:p>7329</text:p>
          </table:table-cell>
          <table:table-cell table:style-name="ce1" table:formula="of:=AVERAGE([.B139:.K139])" office:value-type="float" office:value="7602.3" calcext:value-type="float">
            <text:p>7602,3</text:p>
          </table:table-cell>
          <table:table-cell table:formula="of:=COM.MICROSOFT.VAR.S([.B139:.K139])" office:value-type="float" office:value="187175.122222222" calcext:value-type="float">
            <text:p>187175,122222222</text:p>
          </table:table-cell>
          <table:table-cell table:formula="of:=COM.MICROSOFT.STDEV.S([.B139:.K139])" office:value-type="float" office:value="432.637402708344" calcext:value-type="float">
            <text:p>432,637402708344</text:p>
          </table:table-cell>
          <table:table-cell table:formula="of:=MEDIAN([.B139:.K139])" office:value-type="float" office:value="7444.5" calcext:value-type="float">
            <text:p>7444,5</text:p>
          </table:table-cell>
          <table:table-cell table:number-columns-repeated="4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8372" calcext:value-type="float">
            <text:p>8372</text:p>
          </table:table-cell>
          <table:table-cell office:value-type="float" office:value="7725" calcext:value-type="float">
            <text:p>7725</text:p>
          </table:table-cell>
          <table:table-cell office:value-type="float" office:value="7767" calcext:value-type="float">
            <text:p>7767</text:p>
          </table:table-cell>
          <table:table-cell office:value-type="float" office:value="7853" calcext:value-type="float">
            <text:p>7853</text:p>
          </table:table-cell>
          <table:table-cell office:value-type="float" office:value="7737" calcext:value-type="float">
            <text:p>7737</text:p>
          </table:table-cell>
          <table:table-cell office:value-type="float" office:value="7921" calcext:value-type="float">
            <text:p>7921</text:p>
          </table:table-cell>
          <table:table-cell office:value-type="float" office:value="7961" calcext:value-type="float">
            <text:p>7961</text:p>
          </table:table-cell>
          <table:table-cell office:value-type="float" office:value="7726" calcext:value-type="float">
            <text:p>7726</text:p>
          </table:table-cell>
          <table:table-cell office:value-type="float" office:value="7721" calcext:value-type="float">
            <text:p>7721</text:p>
          </table:table-cell>
          <table:table-cell office:value-type="float" office:value="8005" calcext:value-type="float">
            <text:p>8005</text:p>
          </table:table-cell>
          <table:table-cell table:style-name="ce1" table:formula="of:=AVERAGE([.B140:.K140])" office:value-type="float" office:value="7878.8" calcext:value-type="float">
            <text:p>7878,8</text:p>
          </table:table-cell>
          <table:table-cell table:formula="of:=COM.MICROSOFT.VAR.S([.B140:.K140])" office:value-type="float" office:value="41431.7333333333" calcext:value-type="float">
            <text:p>41431,7333333333</text:p>
          </table:table-cell>
          <table:table-cell table:formula="of:=COM.MICROSOFT.STDEV.S([.B140:.K140])" office:value-type="float" office:value="203.547864968742" calcext:value-type="float">
            <text:p>203,547864968742</text:p>
          </table:table-cell>
          <table:table-cell table:formula="of:=MEDIAN([.B140:.K140])" office:value-type="float" office:value="7810" calcext:value-type="float">
            <text:p>7810</text:p>
          </table:table-cell>
          <table:table-cell table:number-columns-repeated="4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1313" calcext:value-type="float">
            <text:p>21313</text:p>
          </table:table-cell>
          <table:table-cell office:value-type="float" office:value="21521" calcext:value-type="float">
            <text:p>21521</text:p>
          </table:table-cell>
          <table:table-cell office:value-type="float" office:value="22006" calcext:value-type="float">
            <text:p>22006</text:p>
          </table:table-cell>
          <table:table-cell office:value-type="float" office:value="21471" calcext:value-type="float">
            <text:p>21471</text:p>
          </table:table-cell>
          <table:table-cell office:value-type="float" office:value="20885" calcext:value-type="float">
            <text:p>20885</text:p>
          </table:table-cell>
          <table:table-cell office:value-type="float" office:value="21785" calcext:value-type="float">
            <text:p>21785</text:p>
          </table:table-cell>
          <table:table-cell office:value-type="float" office:value="21615" calcext:value-type="float">
            <text:p>21615</text:p>
          </table:table-cell>
          <table:table-cell office:value-type="float" office:value="20894" calcext:value-type="float">
            <text:p>20894</text:p>
          </table:table-cell>
          <table:table-cell office:value-type="float" office:value="21331" calcext:value-type="float">
            <text:p>21331</text:p>
          </table:table-cell>
          <table:table-cell office:value-type="float" office:value="21979" calcext:value-type="float">
            <text:p>21979</text:p>
          </table:table-cell>
          <table:table-cell table:style-name="ce1" table:formula="of:=AVERAGE([.B141:.K141])" office:value-type="float" office:value="21480" calcext:value-type="float">
            <text:p>21480</text:p>
          </table:table-cell>
          <table:table-cell table:formula="of:=COM.MICROSOFT.VAR.S([.B141:.K141])" office:value-type="float" office:value="154022.222222222" calcext:value-type="float">
            <text:p>154022,222222222</text:p>
          </table:table-cell>
          <table:table-cell table:formula="of:=COM.MICROSOFT.STDEV.S([.B141:.K141])" office:value-type="float" office:value="392.456650118484" calcext:value-type="float">
            <text:p>392,456650118484</text:p>
          </table:table-cell>
          <table:table-cell table:formula="of:=MEDIAN([.B141:.K141])" office:value-type="float" office:value="21496" calcext:value-type="float">
            <text:p>21496</text:p>
          </table:table-cell>
          <table:table-cell table:number-columns-repeated="4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6555" calcext:value-type="float">
            <text:p>26555</text:p>
          </table:table-cell>
          <table:table-cell office:value-type="float" office:value="26652" calcext:value-type="float">
            <text:p>26652</text:p>
          </table:table-cell>
          <table:table-cell office:value-type="float" office:value="26551" calcext:value-type="float">
            <text:p>26551</text:p>
          </table:table-cell>
          <table:table-cell office:value-type="float" office:value="27547" calcext:value-type="float">
            <text:p>27547</text:p>
          </table:table-cell>
          <table:table-cell office:value-type="float" office:value="27990" calcext:value-type="float">
            <text:p>27990</text:p>
          </table:table-cell>
          <table:table-cell office:value-type="float" office:value="35334" calcext:value-type="float">
            <text:p>35334</text:p>
          </table:table-cell>
          <table:table-cell office:value-type="float" office:value="26997" calcext:value-type="float">
            <text:p>26997</text:p>
          </table:table-cell>
          <table:table-cell office:value-type="float" office:value="26800" calcext:value-type="float">
            <text:p>26800</text:p>
          </table:table-cell>
          <table:table-cell office:value-type="float" office:value="27807" calcext:value-type="float">
            <text:p>27807</text:p>
          </table:table-cell>
          <table:table-cell office:value-type="float" office:value="26706" calcext:value-type="float">
            <text:p>26706</text:p>
          </table:table-cell>
          <table:table-cell table:style-name="ce1" table:formula="of:=AVERAGE([.B142:.K142])" office:value-type="float" office:value="27893.9" calcext:value-type="float">
            <text:p>27893,9</text:p>
          </table:table-cell>
          <table:table-cell table:formula="of:=COM.MICROSOFT.VAR.S([.B142:.K142])" office:value-type="float" office:value="7115857.43333333" calcext:value-type="float">
            <text:p>7115857,43333333</text:p>
          </table:table-cell>
          <table:table-cell table:formula="of:=COM.MICROSOFT.STDEV.S([.B142:.K142])" office:value-type="float" office:value="2667.55645363567" calcext:value-type="float">
            <text:p>2667,55645363567</text:p>
          </table:table-cell>
          <table:table-cell table:formula="of:=MEDIAN([.B142:.K142])" office:value-type="float" office:value="26898.5" calcext:value-type="float">
            <text:p>26898,5</text:p>
          </table:table-cell>
          <table:table-cell table:number-columns-repeated="4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31649" calcext:value-type="float">
            <text:p>31649</text:p>
          </table:table-cell>
          <table:table-cell office:value-type="float" office:value="31507" calcext:value-type="float">
            <text:p>31507</text:p>
          </table:table-cell>
          <table:table-cell office:value-type="float" office:value="32012" calcext:value-type="float">
            <text:p>32012</text:p>
          </table:table-cell>
          <table:table-cell office:value-type="float" office:value="32027" calcext:value-type="float">
            <text:p>32027</text:p>
          </table:table-cell>
          <table:table-cell office:value-type="float" office:value="32440" calcext:value-type="float">
            <text:p>32440</text:p>
          </table:table-cell>
          <table:table-cell office:value-type="float" office:value="32004" calcext:value-type="float">
            <text:p>32004</text:p>
          </table:table-cell>
          <table:table-cell office:value-type="float" office:value="32053" calcext:value-type="float">
            <text:p>32053</text:p>
          </table:table-cell>
          <table:table-cell office:value-type="float" office:value="32722" calcext:value-type="float">
            <text:p>32722</text:p>
          </table:table-cell>
          <table:table-cell office:value-type="float" office:value="32370" calcext:value-type="float">
            <text:p>32370</text:p>
          </table:table-cell>
          <table:table-cell office:value-type="float" office:value="32223" calcext:value-type="float">
            <text:p>32223</text:p>
          </table:table-cell>
          <table:table-cell table:style-name="ce1" table:formula="of:=AVERAGE([.B143:.K143])" office:value-type="float" office:value="32100.7" calcext:value-type="float">
            <text:p>32100,7</text:p>
          </table:table-cell>
          <table:table-cell table:formula="of:=COM.MICROSOFT.VAR.S([.B143:.K143])" office:value-type="float" office:value="130006.233333333" calcext:value-type="float">
            <text:p>130006,233333333</text:p>
          </table:table-cell>
          <table:table-cell table:formula="of:=COM.MICROSOFT.STDEV.S([.B143:.K143])" office:value-type="float" office:value="360.563771520841" calcext:value-type="float">
            <text:p>360,563771520841</text:p>
          </table:table-cell>
          <table:table-cell table:formula="of:=MEDIAN([.B143:.K143])" office:value-type="float" office:value="32040" calcext:value-type="float">
            <text:p>32040</text:p>
          </table:table-cell>
          <table:table-cell table:number-columns-repeated="4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38466" calcext:value-type="float">
            <text:p>38466</text:p>
          </table:table-cell>
          <table:table-cell office:value-type="float" office:value="39211" calcext:value-type="float">
            <text:p>39211</text:p>
          </table:table-cell>
          <table:table-cell office:value-type="float" office:value="38045" calcext:value-type="float">
            <text:p>38045</text:p>
          </table:table-cell>
          <table:table-cell office:value-type="float" office:value="39361" calcext:value-type="float">
            <text:p>39361</text:p>
          </table:table-cell>
          <table:table-cell office:value-type="float" office:value="39762" calcext:value-type="float">
            <text:p>39762</text:p>
          </table:table-cell>
          <table:table-cell office:value-type="float" office:value="39413" calcext:value-type="float">
            <text:p>39413</text:p>
          </table:table-cell>
          <table:table-cell office:value-type="float" office:value="39410" calcext:value-type="float">
            <text:p>39410</text:p>
          </table:table-cell>
          <table:table-cell office:value-type="float" office:value="39735" calcext:value-type="float">
            <text:p>39735</text:p>
          </table:table-cell>
          <table:table-cell office:value-type="float" office:value="39288" calcext:value-type="float">
            <text:p>39288</text:p>
          </table:table-cell>
          <table:table-cell office:value-type="float" office:value="39655" calcext:value-type="float">
            <text:p>39655</text:p>
          </table:table-cell>
          <table:table-cell table:style-name="ce1" table:formula="of:=AVERAGE([.B144:.K144])" office:value-type="float" office:value="39234.6" calcext:value-type="float">
            <text:p>39234,6</text:p>
          </table:table-cell>
          <table:table-cell table:formula="of:=COM.MICROSOFT.VAR.S([.B144:.K144])" office:value-type="float" office:value="310350.933333333" calcext:value-type="float">
            <text:p>310350,933333333</text:p>
          </table:table-cell>
          <table:table-cell table:formula="of:=COM.MICROSOFT.STDEV.S([.B144:.K144])" office:value-type="float" office:value="557.09149457996" calcext:value-type="float">
            <text:p>557,09149457996</text:p>
          </table:table-cell>
          <table:table-cell table:formula="of:=MEDIAN([.B144:.K144])" office:value-type="float" office:value="39385.5" calcext:value-type="float">
            <text:p>39385,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8-05T16:09:41.235000000</meta:creation-date>
    <meta:generator>LibreOffice/7.3.7.2$Windows_X86_64 LibreOffice_project/e114eadc50a9ff8d8c8a0567d6da8f454beeb84f</meta:generator>
    <dc:date>2024-08-29T12:25:01.571000000</dc:date>
    <meta:editing-duration>PT6H28M29S</meta:editing-duration>
    <meta:editing-cycles>48</meta:editing-cycles>
    <meta:document-statistic meta:table-count="1" meta:cell-count="1660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 chart:error-category="standard-error"/>
    </style:style>
    <style:style style:name="ch6" style:family="chart" style:data-style-name="N0">
      <style:chart-properties chart:display-label="true" chart:logarithmic="false" chart:origin="1" chart:text-overlap="true" chart:reverse-direction="false" text:line-break="false" loext:try-staggering-first="false" chart:label-arrangement="stagger-odd" chart:link-data-style-to-source="true" chart:axis-position="0"/>
      <style:graphic-properties svg:stroke-color="#b3b3b3"/>
      <style:text-properties fo:font-size="6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9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error-category="standard-erro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standard-error" loext:std-weight="1"/>
      <style:graphic-properties draw:stroke="solid" svg:stroke-width="0cm" svg:stroke-color="#2a6099" svg:stroke-opacity="100%" draw:stroke-linejoin="round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 chart:error-category="standard-error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standard-error" loext:std-weight="1"/>
      <style:graphic-properties draw:stroke="solid" svg:stroke-width="0cm" svg:stroke-color="#ff4000" svg:stroke-opacity="100%" draw:stroke-linejoin="round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 chart:error-category="standard-error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standard-error" loext:std-weight="1"/>
      <style:graphic-properties draw:stroke="solid" svg:stroke-width="0cm" svg:stroke-color="#e8a202" svg:stroke-opacity="100%" draw:stroke-linejoin="round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27cm" svg:y="0.315cm" chart:style-name="ch2">
          <text:p>RDMA (RoCE) VS TCP
Round-trip time (RTT)</text:p>
        </chart:title>
        <chart:subtitle svg:x="4.164cm" svg:y="1.831cm" chart:style-name="ch3">
          <text:p>Avg RTT comparison for each message size</text:p>
        </chart:subtitle>
        <chart:legend chart:legend-position="end" svg:x="12.398cm" svg:y="3.715cm" style:legend-expansion="high" chart:style-name="ch4"/>
        <chart:plot-area chart:style-name="ch5" table:cell-range-address="Tabelle1.A17:Tabelle1.D42" chart:data-source-has-labels="both" svg:x="1.314cm" svg:y="2.684cm" svg:width="10.764cm" svg:height="5.172cm">
          <chart:coordinate-region svg:x="2.341cm" svg:y="2.879cm" svg:width="9.427cm" svg:height="4.232cm"/>
          <chart:axis chart:dimension="x" chart:name="primary-x" chart:style-name="ch6" chartooo:axis-type="auto">
            <chartooo:date-scale/>
            <chart:title svg:x="5.289cm" svg:y="8.037cm" chart:style-name="ch7">
              <text:p>Message size in kb</text:p>
            </chart:title>
            <chart:categories table:cell-range-address="Tabelle1.A18:Tabelle1.A42"/>
          </chart:axis>
          <chart:axis chart:dimension="y" chart:name="primary-y" chart:style-name="ch8">
            <chart:title svg:x="0.451cm" svg:y="6.377cm" chart:style-name="ch9">
              <text:p>Avg RTT in ms</text:p>
            </chart:title>
            <chart:grid chart:style-name="ch10" chart:class="major"/>
          </chart:axis>
          <chart:series chart:style-name="ch11" chart:values-cell-range-address="Tabelle1.B18:Tabelle1.B42" chart:label-cell-address="Tabelle1.B17:Tabelle1.B17" chart:class="chart:line">
            <chart:error-indicator chart:style-name="ch12" chart:dimension="y"/>
            <chart:data-point chart:style-name="ch13"/>
            <chart:data-point/>
            <chart:data-point chart:style-name="ch13" chart:repeated="2"/>
            <chart:data-point chart:repeated="21"/>
          </chart:series>
          <chart:series chart:style-name="ch14" chart:values-cell-range-address="Tabelle1.C18:Tabelle1.C42" chart:label-cell-address="Tabelle1.C17:Tabelle1.C17" chart:class="chart:line">
            <chart:error-indicator chart:style-name="ch15" chart:dimension="y"/>
            <chart:data-point chart:repeated="25"/>
          </chart:series>
          <chart:series chart:style-name="ch16" chart:values-cell-range-address="Tabelle1.D18:Tabelle1.D42" chart:label-cell-address="Tabelle1.D17:Tabelle1.D17" chart:class="chart:line">
            <chart:error-indicator chart:style-name="ch17" chart:dimension="y"/>
            <chart:data-point chart:repeated="2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P</text:p>
                <draw:g>
                  <svg:desc>Tabelle1.B17:Tabelle1.B17</svg:desc>
                </draw:g>
              </table:table-cell>
              <table:table-cell office:value-type="string">
                <text:p>RDMA WRITE</text:p>
                <draw:g>
                  <svg:desc>Tabelle1.C17:Tabelle1.C17</svg:desc>
                </draw:g>
              </table:table-cell>
              <table:table-cell office:value-type="string">
                <text:p>RDMA SEND</text:p>
                <draw:g>
                  <svg:desc>Tabelle1.D17:Tabelle1.D17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Tabelle1.A18:Tabelle1.A42</svg:desc>
                </draw:g>
              </table:table-cell>
              <table:table-cell office:value-type="float" office:value="27.5">
                <text:p>27.5</text:p>
                <draw:g>
                  <svg:desc>Tabelle1.B18:Tabelle1.B42</svg:desc>
                </draw:g>
              </table:table-cell>
              <table:table-cell office:value-type="float" office:value="1635.6">
                <text:p>1635.6</text:p>
                <draw:g>
                  <svg:desc>Tabelle1.C18:Tabelle1.C42</svg:desc>
                </draw:g>
              </table:table-cell>
              <table:table-cell office:value-type="float" office:value="1333.3">
                <text:p>1333.3</text:p>
                <draw:g>
                  <svg:desc>Tabelle1.D18:Tabelle1.D42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4.8">
                <text:p>54.8</text:p>
              </table:table-cell>
              <table:table-cell office:value-type="float" office:value="1627.4">
                <text:p>1627.4</text:p>
              </table:table-cell>
              <table:table-cell office:value-type="float" office:value="1334.7">
                <text:p>1334.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6.7">
                <text:p>126.7</text:p>
              </table:table-cell>
              <table:table-cell office:value-type="float" office:value="1744.8">
                <text:p>1744.8</text:p>
              </table:table-cell>
              <table:table-cell office:value-type="float" office:value="1439.7">
                <text:p>1439.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65.7">
                <text:p>265.7</text:p>
              </table:table-cell>
              <table:table-cell office:value-type="float" office:value="1823.6">
                <text:p>1823.6</text:p>
              </table:table-cell>
              <table:table-cell office:value-type="float" office:value="1551.1">
                <text:p>1551.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08.1">
                <text:p>708.1</text:p>
              </table:table-cell>
              <table:table-cell office:value-type="float" office:value="2258.6">
                <text:p>2258.6</text:p>
              </table:table-cell>
              <table:table-cell office:value-type="float" office:value="2015.2">
                <text:p>2015.2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324.7">
                <text:p>1324.7</text:p>
              </table:table-cell>
              <table:table-cell office:value-type="float" office:value="2591.4">
                <text:p>2591.4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761">
                <text:p>1761</text:p>
              </table:table-cell>
              <table:table-cell office:value-type="float" office:value="2915.7">
                <text:p>2915.7</text:p>
              </table:table-cell>
              <table:table-cell office:value-type="float" office:value="2644.9">
                <text:p>2644.9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2246.4">
                <text:p>2246.4</text:p>
              </table:table-cell>
              <table:table-cell office:value-type="float" office:value="3223.9">
                <text:p>3223.9</text:p>
              </table:table-cell>
              <table:table-cell office:value-type="float" office:value="3369.7">
                <text:p>3369.7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426.6">
                <text:p>2426.6</text:p>
              </table:table-cell>
              <table:table-cell office:value-type="float" office:value="3410.4">
                <text:p>3410.4</text:p>
              </table:table-cell>
              <table:table-cell office:value-type="float" office:value="3418.9">
                <text:p>3418.9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843.2">
                <text:p>2843.2</text:p>
              </table:table-cell>
              <table:table-cell office:value-type="float" office:value="3624.1">
                <text:p>3624.1</text:p>
              </table:table-cell>
              <table:table-cell office:value-type="float" office:value="3774.2">
                <text:p>3774.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281.6">
                <text:p>3281.6</text:p>
              </table:table-cell>
              <table:table-cell office:value-type="float" office:value="3951">
                <text:p>3951</text:p>
              </table:table-cell>
              <table:table-cell office:value-type="float" office:value="3628.2">
                <text:p>3628.2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3488">
                <text:p>3488</text:p>
              </table:table-cell>
              <table:table-cell office:value-type="float" office:value="4028.4">
                <text:p>4028.4</text:p>
              </table:table-cell>
              <table:table-cell office:value-type="float" office:value="3793.9">
                <text:p>3793.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700.1">
                <text:p>3700.1</text:p>
              </table:table-cell>
              <table:table-cell office:value-type="float" office:value="4200.8">
                <text:p>4200.8</text:p>
              </table:table-cell>
              <table:table-cell office:value-type="float" office:value="3882.3">
                <text:p>3882.3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3960.9">
                <text:p>3960.9</text:p>
              </table:table-cell>
              <table:table-cell office:value-type="float" office:value="4355.6">
                <text:p>4355.6</text:p>
              </table:table-cell>
              <table:table-cell office:value-type="float" office:value="4030.3">
                <text:p>4030.3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4379.8">
                <text:p>4379.8</text:p>
              </table:table-cell>
              <table:table-cell office:value-type="float" office:value="4757">
                <text:p>4757</text:p>
              </table:table-cell>
              <table:table-cell office:value-type="float" office:value="4392.3">
                <text:p>4392.3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4811.6">
                <text:p>4811.6</text:p>
              </table:table-cell>
              <table:table-cell office:value-type="float" office:value="4966.8">
                <text:p>4966.8</text:p>
              </table:table-cell>
              <table:table-cell office:value-type="float" office:value="4739.1">
                <text:p>4739.1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5023.6">
                <text:p>5023.6</text:p>
              </table:table-cell>
              <table:table-cell office:value-type="float" office:value="5144.1">
                <text:p>5144.1</text:p>
              </table:table-cell>
              <table:table-cell office:value-type="float" office:value="4904">
                <text:p>4904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5491.5">
                <text:p>5491.5</text:p>
              </table:table-cell>
              <table:table-cell office:value-type="float" office:value="5336.2">
                <text:p>5336.2</text:p>
              </table:table-cell>
              <table:table-cell office:value-type="float" office:value="5220.8">
                <text:p>5220.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5925.6">
                <text:p>5925.6</text:p>
              </table:table-cell>
              <table:table-cell office:value-type="float" office:value="5716.9">
                <text:p>5716.9</text:p>
              </table:table-cell>
              <table:table-cell office:value-type="float" office:value="5610.9">
                <text:p>5610.9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6383.3">
                <text:p>6383.3</text:p>
              </table:table-cell>
              <table:table-cell office:value-type="float" office:value="5981.4">
                <text:p>5981.4</text:p>
              </table:table-cell>
              <table:table-cell office:value-type="float" office:value="5984.9">
                <text:p>5984.9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6896.3">
                <text:p>6896.3</text:p>
              </table:table-cell>
              <table:table-cell office:value-type="float" office:value="6303.6">
                <text:p>6303.6</text:p>
              </table:table-cell>
              <table:table-cell office:value-type="float" office:value="6250.5">
                <text:p>6250.5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7360.1">
                <text:p>7360.1</text:p>
              </table:table-cell>
              <table:table-cell office:value-type="float" office:value="6761.9">
                <text:p>6761.9</text:p>
              </table:table-cell>
              <table:table-cell office:value-type="float" office:value="6679.4">
                <text:p>6679.4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7715.6">
                <text:p>7715.6</text:p>
              </table:table-cell>
              <table:table-cell office:value-type="float" office:value="6910.3">
                <text:p>6910.3</text:p>
              </table:table-cell>
              <table:table-cell office:value-type="float" office:value="7212.7">
                <text:p>7212.7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8193.1">
                <text:p>8193.1</text:p>
              </table:table-cell>
              <table:table-cell office:value-type="float" office:value="7166">
                <text:p>7166</text:p>
              </table:table-cell>
              <table:table-cell office:value-type="float" office:value="7602.3">
                <text:p>7602.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8652.7">
                <text:p>8652.7</text:p>
              </table:table-cell>
              <table:table-cell office:value-type="float" office:value="7457">
                <text:p>7457</text:p>
              </table:table-cell>
              <table:table-cell office:value-type="float" office:value="7878.8">
                <text:p>7878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7.2$Windows_X86_64 LibreOffice_project/e114eadc50a9ff8d8c8a0567d6da8f454beeb84f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text-overlap="true" chart:reverse-direction="false" text:line-break="false" loext:try-staggering-first="false" chart:label-arrangement="stagger-even" chart:link-data-style-to-source="true" chart:axis-position="0"/>
      <style:graphic-properties svg:stroke-color="#b3b3b3"/>
      <style:text-properties fo:font-size="6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7cm" svg:height="8.996cm" xlink:href=".." xlink:type="simple" chart:class="chart:bar" chart:style-name="ch1">
        <chart:title svg:x="5.291cm" svg:y="0.28cm" chart:style-name="ch2">
          <text:p>RDMA (RoCE) VS TCP 
Standard Deviation </text:p>
        </chart:title>
        <chart:subtitle svg:x="3.747cm" svg:y="1.829cm" chart:style-name="ch3">
          <text:p>Standard Deviation of the average round-trip time</text:p>
        </chart:subtitle>
        <chart:legend chart:legend-position="end" svg:x="12.984cm" svg:y="3.713cm" style:legend-expansion="high" chart:style-name="ch4"/>
        <chart:plot-area chart:style-name="ch5" table:cell-range-address="Tabelle1.F17:Tabelle1.I42" chart:data-source-has-labels="both" svg:x="1.313cm" svg:y="2.681cm" svg:width="11.352cm" svg:height="5.172cm">
          <chart:coordinate-region svg:x="2.146cm" svg:y="2.876cm" svg:width="10.418cm" svg:height="4.232cm"/>
          <chart:axis chart:dimension="x" chart:name="primary-x" chart:style-name="ch6" chartooo:axis-type="auto">
            <chartooo:date-scale/>
            <chart:title svg:x="5.582cm" svg:y="8.033cm" chart:style-name="ch7">
              <text:p>Message size in kb</text:p>
            </chart:title>
            <chart:categories table:cell-range-address="Tabelle1.F18:Tabelle1.F42"/>
          </chart:axis>
          <chart:axis chart:dimension="y" chart:name="primary-y" chart:style-name="ch8">
            <chart:title svg:x="0.451cm" svg:y="7.097cm" chart:style-name="ch9">
              <text:p>Standard Deviation in ms</text:p>
            </chart:title>
            <chart:grid chart:style-name="ch10" chart:class="major"/>
          </chart:axis>
          <chart:series chart:style-name="ch11" chart:values-cell-range-address="Tabelle1.G18:Tabelle1.G42" chart:label-cell-address="Tabelle1.G17:Tabelle1.G17" chart:class="chart:bar">
            <chart:data-point chart:repeated="25"/>
          </chart:series>
          <chart:series chart:style-name="ch12" chart:values-cell-range-address="Tabelle1.H18:Tabelle1.H42" chart:label-cell-address="Tabelle1.H17:Tabelle1.H17" chart:class="chart:bar">
            <chart:data-point chart:repeated="25"/>
          </chart:series>
          <chart:series chart:style-name="ch13" chart:values-cell-range-address="Tabelle1.I18:Tabelle1.I42" chart:label-cell-address="Tabelle1.I17:Tabelle1.I17" chart:class="chart:bar">
            <chart:data-point chart:repeated="2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P</text:p>
                <draw:g>
                  <svg:desc>Tabelle1.G17:Tabelle1.G17</svg:desc>
                </draw:g>
              </table:table-cell>
              <table:table-cell office:value-type="string">
                <text:p>RDMA WRITE</text:p>
                <draw:g>
                  <svg:desc>Tabelle1.H17:Tabelle1.H17</svg:desc>
                </draw:g>
              </table:table-cell>
              <table:table-cell office:value-type="string">
                <text:p>RDMA SEND</text:p>
                <draw:g>
                  <svg:desc>Tabelle1.I17:Tabelle1.I17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Tabelle1.F18:Tabelle1.F42</svg:desc>
                </draw:g>
              </table:table-cell>
              <table:table-cell office:value-type="float" office:value="1.84089350286454">
                <text:p>1.84089350286454</text:p>
                <draw:g>
                  <svg:desc>Tabelle1.G18:Tabelle1.G42</svg:desc>
                </draw:g>
              </table:table-cell>
              <table:table-cell office:value-type="float" office:value="47.3877621332766">
                <text:p>47.3877621332766</text:p>
                <draw:g>
                  <svg:desc>Tabelle1.H18:Tabelle1.H42</svg:desc>
                </draw:g>
              </table:table-cell>
              <table:table-cell office:value-type="float" office:value="1.33749350984926">
                <text:p>1.33749350984926</text:p>
                <draw:g>
                  <svg:desc>Tabelle1.I18:Tabelle1.I42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.25917508308808">
                <text:p>3.25917508308808</text:p>
              </table:table-cell>
              <table:table-cell office:value-type="float" office:value="31.0991246750701">
                <text:p>31.0991246750701</text:p>
              </table:table-cell>
              <table:table-cell office:value-type="float" office:value="1.76698110409314">
                <text:p>1.7669811040931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7.80384520605067">
                <text:p>7.80384520605067</text:p>
              </table:table-cell>
              <table:table-cell office:value-type="float" office:value="47.3891689453754">
                <text:p>47.3891689453754</text:p>
              </table:table-cell>
              <table:table-cell office:value-type="float" office:value="1.76698110409314">
                <text:p>1.7669811040931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8.9622431865712">
                <text:p>18.9622431865712</text:p>
              </table:table-cell>
              <table:table-cell office:value-type="float" office:value="48.9721009010913">
                <text:p>48.9721009010913</text:p>
              </table:table-cell>
              <table:table-cell office:value-type="float" office:value="3.5103022978402">
                <text:p>3.510302297840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5.3353069406664">
                <text:p>25.3353069406664</text:p>
              </table:table-cell>
              <table:table-cell office:value-type="float" office:value="59.8334726089373">
                <text:p>59.8334726089373</text:p>
              </table:table-cell>
              <table:table-cell office:value-type="float" office:value="39.307336041338">
                <text:p>39.307336041338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31.2055906672008">
                <text:p>31.2055906672008</text:p>
              </table:table-cell>
              <table:table-cell office:value-type="float" office:value="69.8716283225491">
                <text:p>69.8716283225491</text:p>
              </table:table-cell>
              <table:table-cell office:value-type="float" office:value="116.415921018848">
                <text:p>116.415921018848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9.4479361944198">
                <text:p>19.4479361944198</text:p>
              </table:table-cell>
              <table:table-cell office:value-type="float" office:value="70.8081131572427">
                <text:p>70.8081131572427</text:p>
              </table:table-cell>
              <table:table-cell office:value-type="float" office:value="58.0334194906502">
                <text:p>58.0334194906502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53.0517566993675">
                <text:p>53.0517566993675</text:p>
              </table:table-cell>
              <table:table-cell office:value-type="float" office:value="73.7148409601335">
                <text:p>73.7148409601335</text:p>
              </table:table-cell>
              <table:table-cell office:value-type="float" office:value="398.0684056234">
                <text:p>398.068405623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9.3757269413598">
                <text:p>29.3757269413598</text:p>
              </table:table-cell>
              <table:table-cell office:value-type="float" office:value="72.2575640023628">
                <text:p>72.2575640023628</text:p>
              </table:table-cell>
              <table:table-cell office:value-type="float" office:value="129.968756929417">
                <text:p>129.968756929417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0.407601388834">
                <text:p>30.407601388834</text:p>
              </table:table-cell>
              <table:table-cell office:value-type="float" office:value="71.5750577288547">
                <text:p>71.5750577288547</text:p>
              </table:table-cell>
              <table:table-cell office:value-type="float" office:value="115.972985360097">
                <text:p>115.972985360097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1.5988748041586">
                <text:p>31.5988748041586</text:p>
              </table:table-cell>
              <table:table-cell office:value-type="float" office:value="93.2118256684443">
                <text:p>93.2118256684443</text:p>
              </table:table-cell>
              <table:table-cell office:value-type="float" office:value="78.060944851514">
                <text:p>78.060944851514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24.5130350811336">
                <text:p>24.5130350811336</text:p>
              </table:table-cell>
              <table:table-cell office:value-type="float" office:value="90.7477578541506">
                <text:p>90.7477578541506</text:p>
              </table:table-cell>
              <table:table-cell office:value-type="float" office:value="97.7950805397581">
                <text:p>97.795080539758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6.5432561010221">
                <text:p>26.5432561010221</text:p>
              </table:table-cell>
              <table:table-cell office:value-type="float" office:value="74.6083105290557">
                <text:p>74.6083105290557</text:p>
              </table:table-cell>
              <table:table-cell office:value-type="float" office:value="26.4703188076339">
                <text:p>26.4703188076339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41.3533553656774">
                <text:p>41.3533553656774</text:p>
              </table:table-cell>
              <table:table-cell office:value-type="float" office:value="47.5819760460245">
                <text:p>47.5819760460245</text:p>
              </table:table-cell>
              <table:table-cell office:value-type="float" office:value="61.2536620220466">
                <text:p>61.2536620220466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35.9468743812001">
                <text:p>35.9468743812001</text:p>
              </table:table-cell>
              <table:table-cell office:value-type="float" office:value="233.694482414778">
                <text:p>233.694482414778</text:p>
              </table:table-cell>
              <table:table-cell office:value-type="float" office:value="66.5833646224374">
                <text:p>66.5833646224374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29.4135267446044">
                <text:p>29.4135267446044</text:p>
              </table:table-cell>
              <table:table-cell office:value-type="float" office:value="73.1676917164339">
                <text:p>73.1676917164339</text:p>
              </table:table-cell>
              <table:table-cell office:value-type="float" office:value="87.2409817052106">
                <text:p>87.2409817052106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8.1077292651762">
                <text:p>28.1077292651762</text:p>
              </table:table-cell>
              <table:table-cell office:value-type="float" office:value="126.59335597802">
                <text:p>126.59335597802</text:p>
              </table:table-cell>
              <table:table-cell office:value-type="float" office:value="94.6138350230968">
                <text:p>94.6138350230968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64.5019379553824">
                <text:p>64.5019379553824</text:p>
              </table:table-cell>
              <table:table-cell office:value-type="float" office:value="60.6663003651945">
                <text:p>60.6663003651945</text:p>
              </table:table-cell>
              <table:table-cell office:value-type="float" office:value="80.3033138931528">
                <text:p>80.303313893152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68.5276910777274">
                <text:p>68.5276910777274</text:p>
              </table:table-cell>
              <table:table-cell office:value-type="float" office:value="142.729308677495">
                <text:p>142.729308677495</text:p>
              </table:table-cell>
              <table:table-cell office:value-type="float" office:value="127.878805471778">
                <text:p>127.878805471778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82.4729585311991">
                <text:p>82.4729585311991</text:p>
              </table:table-cell>
              <table:table-cell office:value-type="float" office:value="185.814842129351">
                <text:p>185.814842129351</text:p>
              </table:table-cell>
              <table:table-cell office:value-type="float" office:value="119.417521513572">
                <text:p>119.417521513572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93.6329120674041">
                <text:p>93.6329120674041</text:p>
              </table:table-cell>
              <table:table-cell office:value-type="float" office:value="167.98756567741">
                <text:p>167.98756567741</text:p>
              </table:table-cell>
              <table:table-cell office:value-type="float" office:value="83.2055687238941">
                <text:p>83.2055687238941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274.890058831607">
                <text:p>274.890058831607</text:p>
              </table:table-cell>
              <table:table-cell office:value-type="float" office:value="219.155170801167">
                <text:p>219.155170801167</text:p>
              </table:table-cell>
              <table:table-cell office:value-type="float" office:value="106.878123736026">
                <text:p>106.878123736026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80.5566743217331">
                <text:p>80.5566743217331</text:p>
              </table:table-cell>
              <table:table-cell office:value-type="float" office:value="242.027569595789">
                <text:p>242.027569595789</text:p>
              </table:table-cell>
              <table:table-cell office:value-type="float" office:value="310.363245962605">
                <text:p>310.363245962605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90.7333700710188">
                <text:p>90.7333700710188</text:p>
              </table:table-cell>
              <table:table-cell office:value-type="float" office:value="152.761251631426">
                <text:p>152.761251631426</text:p>
              </table:table-cell>
              <table:table-cell office:value-type="float" office:value="432.637402708344">
                <text:p>432.63740270834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77.2140603200681">
                <text:p>77.2140603200681</text:p>
              </table:table-cell>
              <table:table-cell office:value-type="float" office:value="221.814236593496">
                <text:p>221.814236593496</text:p>
              </table:table-cell>
              <table:table-cell office:value-type="float" office:value="203.547864968742">
                <text:p>203.5478649687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7.2$Windows_X86_64 LibreOffice_project/e114eadc50a9ff8d8c8a0567d6da8f454beeb84f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text-overlap="true" chart:reverse-direction="false" text:line-break="false" loext:try-staggering-first="false" chart:label-arrangement="stagger-even" chart:link-data-style-to-source="true" chart:axis-position="0"/>
      <style:graphic-properties svg:stroke-color="#b3b3b3"/>
      <style:text-properties fo:font-size="6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9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05cm" svg:y="0.087cm" chart:style-name="ch2">
          <text:p>RDMA (RoCE) VS TCP
Median</text:p>
        </chart:title>
        <chart:subtitle svg:x="4.032cm" svg:y="1.831cm" chart:style-name="ch3">
          <text:p>Median of 10 iterations for each message size</text:p>
        </chart:subtitle>
        <chart:legend chart:legend-position="end" svg:x="12.987cm" svg:y="3.715cm" style:legend-expansion="high" chart:style-name="ch4"/>
        <chart:plot-area chart:style-name="ch5" table:cell-range-address="Tabelle1.K17:Tabelle1.N42" chart:data-source-has-labels="both" svg:x="1.314cm" svg:y="2.684cm" svg:width="11.353cm" svg:height="5.172cm">
          <chart:coordinate-region svg:x="2.341cm" svg:y="2.879cm" svg:width="10.221cm" svg:height="4.232cm"/>
          <chart:axis chart:dimension="x" chart:name="primary-x" chart:style-name="ch6" chartooo:axis-type="auto">
            <chartooo:date-scale/>
            <chart:title svg:x="5.583cm" svg:y="8.037cm" chart:style-name="ch7">
              <text:p>Message size in kb</text:p>
            </chart:title>
            <chart:categories table:cell-range-address="Tabelle1.K18:Tabelle1.K42"/>
          </chart:axis>
          <chart:axis chart:dimension="y" chart:name="primary-y" chart:style-name="ch8">
            <chart:title svg:x="0.451cm" svg:y="6.624cm" chart:style-name="ch9">
              <text:p>Median RTT in ms</text:p>
            </chart:title>
            <chart:grid chart:style-name="ch10" chart:class="major"/>
          </chart:axis>
          <chart:series chart:style-name="ch11" chart:values-cell-range-address="Tabelle1.L18:Tabelle1.L42" chart:label-cell-address="Tabelle1.L17:Tabelle1.L17" chart:class="chart:bar">
            <chart:data-point chart:repeated="25"/>
          </chart:series>
          <chart:series chart:style-name="ch12" chart:values-cell-range-address="Tabelle1.M18:Tabelle1.M42" chart:label-cell-address="Tabelle1.M17:Tabelle1.M17" chart:class="chart:bar">
            <chart:data-point chart:repeated="25"/>
          </chart:series>
          <chart:series chart:style-name="ch13" chart:values-cell-range-address="Tabelle1.N18:Tabelle1.N42" chart:label-cell-address="Tabelle1.N17:Tabelle1.N17" chart:class="chart:bar">
            <chart:data-point chart:repeated="2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P</text:p>
                <draw:g>
                  <svg:desc>Tabelle1.L17:Tabelle1.L17</svg:desc>
                </draw:g>
              </table:table-cell>
              <table:table-cell office:value-type="string">
                <text:p>RDMA WRITE</text:p>
                <draw:g>
                  <svg:desc>Tabelle1.M17:Tabelle1.M17</svg:desc>
                </draw:g>
              </table:table-cell>
              <table:table-cell office:value-type="string">
                <text:p>RDMA SEND</text:p>
                <draw:g>
                  <svg:desc>Tabelle1.N17:Tabelle1.N17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Tabelle1.K18:Tabelle1.K42</svg:desc>
                </draw:g>
              </table:table-cell>
              <table:table-cell office:value-type="float" office:value="27">
                <text:p>27</text:p>
                <draw:g>
                  <svg:desc>Tabelle1.L18:Tabelle1.L42</svg:desc>
                </draw:g>
              </table:table-cell>
              <table:table-cell office:value-type="float" office:value="1635.5">
                <text:p>1635.5</text:p>
                <draw:g>
                  <svg:desc>Tabelle1.M18:Tabelle1.M42</svg:desc>
                </draw:g>
              </table:table-cell>
              <table:table-cell office:value-type="float" office:value="1333">
                <text:p>1333</text:p>
                <draw:g>
                  <svg:desc>Tabelle1.N18:Tabelle1.N42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6.5">
                <text:p>56.5</text:p>
              </table:table-cell>
              <table:table-cell office:value-type="float" office:value="1637">
                <text:p>1637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3">
                <text:p>123</text:p>
              </table:table-cell>
              <table:table-cell office:value-type="float" office:value="1745">
                <text:p>1745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76.5">
                <text:p>276.5</text:p>
              </table:table-cell>
              <table:table-cell office:value-type="float" office:value="1854">
                <text:p>1854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01.5">
                <text:p>701.5</text:p>
              </table:table-cell>
              <table:table-cell office:value-type="float" office:value="2237">
                <text:p>2237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327.5">
                <text:p>1327.5</text:p>
              </table:table-cell>
              <table:table-cell office:value-type="float" office:value="2599">
                <text:p>2599</text:p>
              </table:table-cell>
              <table:table-cell office:value-type="float" office:value="2327.5">
                <text:p>2327.5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761">
                <text:p>1761</text:p>
              </table:table-cell>
              <table:table-cell office:value-type="float" office:value="2914">
                <text:p>2914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2238.5">
                <text:p>2238.5</text:p>
              </table:table-cell>
              <table:table-cell office:value-type="float" office:value="3212.5">
                <text:p>3212.5</text:p>
              </table:table-cell>
              <table:table-cell office:value-type="float" office:value="3242">
                <text:p>324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431">
                <text:p>2431</text:p>
              </table:table-cell>
              <table:table-cell office:value-type="float" office:value="3412.5">
                <text:p>3412.5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842">
                <text:p>2842</text:p>
              </table:table-cell>
              <table:table-cell office:value-type="float" office:value="3637">
                <text:p>3637</text:p>
              </table:table-cell>
              <table:table-cell office:value-type="float" office:value="3758">
                <text:p>375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283">
                <text:p>3283</text:p>
              </table:table-cell>
              <table:table-cell office:value-type="float" office:value="3948.5">
                <text:p>3948.5</text:p>
              </table:table-cell>
              <table:table-cell office:value-type="float" office:value="3609">
                <text:p>3609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3490">
                <text:p>3490</text:p>
              </table:table-cell>
              <table:table-cell office:value-type="float" office:value="4029">
                <text:p>4029</text:p>
              </table:table-cell>
              <table:table-cell office:value-type="float" office:value="3765">
                <text:p>376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697">
                <text:p>3697</text:p>
              </table:table-cell>
              <table:table-cell office:value-type="float" office:value="4193.5">
                <text:p>4193.5</text:p>
              </table:table-cell>
              <table:table-cell office:value-type="float" office:value="3883.5">
                <text:p>3883.5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3959">
                <text:p>3959</text:p>
              </table:table-cell>
              <table:table-cell office:value-type="float" office:value="4359.5">
                <text:p>4359.5</text:p>
              </table:table-cell>
              <table:table-cell office:value-type="float" office:value="4017.5">
                <text:p>4017.5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4372">
                <text:p>4372</text:p>
              </table:table-cell>
              <table:table-cell office:value-type="float" office:value="4669.5">
                <text:p>4669.5</text:p>
              </table:table-cell>
              <table:table-cell office:value-type="float" office:value="4410.5">
                <text:p>4410.5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4811">
                <text:p>4811</text:p>
              </table:table-cell>
              <table:table-cell office:value-type="float" office:value="4953">
                <text:p>4953</text:p>
              </table:table-cell>
              <table:table-cell office:value-type="float" office:value="4722">
                <text:p>4722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5015">
                <text:p>5015</text:p>
              </table:table-cell>
              <table:table-cell office:value-type="float" office:value="5139.5">
                <text:p>5139.5</text:p>
              </table:table-cell>
              <table:table-cell office:value-type="float" office:value="4881.5">
                <text:p>4881.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5482">
                <text:p>5482</text:p>
              </table:table-cell>
              <table:table-cell office:value-type="float" office:value="5315">
                <text:p>5315</text:p>
              </table:table-cell>
              <table:table-cell office:value-type="float" office:value="5199">
                <text:p>5199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5909.5">
                <text:p>5909.5</text:p>
              </table:table-cell>
              <table:table-cell office:value-type="float" office:value="5694.5">
                <text:p>5694.5</text:p>
              </table:table-cell>
              <table:table-cell office:value-type="float" office:value="5568">
                <text:p>5568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6364">
                <text:p>6364</text:p>
              </table:table-cell>
              <table:table-cell office:value-type="float" office:value="5925">
                <text:p>5925</text:p>
              </table:table-cell>
              <table:table-cell office:value-type="float" office:value="5940.5">
                <text:p>5940.5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6873">
                <text:p>6873</text:p>
              </table:table-cell>
              <table:table-cell office:value-type="float" office:value="6287.5">
                <text:p>6287.5</text:p>
              </table:table-cell>
              <table:table-cell office:value-type="float" office:value="6263">
                <text:p>6263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7257.5">
                <text:p>7257.5</text:p>
              </table:table-cell>
              <table:table-cell office:value-type="float" office:value="6781.5">
                <text:p>6781.5</text:p>
              </table:table-cell>
              <table:table-cell office:value-type="float" office:value="6678.5">
                <text:p>6678.5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7695">
                <text:p>7695</text:p>
              </table:table-cell>
              <table:table-cell office:value-type="float" office:value="6832">
                <text:p>6832</text:p>
              </table:table-cell>
              <table:table-cell office:value-type="float" office:value="7116">
                <text:p>7116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8170.5">
                <text:p>8170.5</text:p>
              </table:table-cell>
              <table:table-cell office:value-type="float" office:value="7140">
                <text:p>7140</text:p>
              </table:table-cell>
              <table:table-cell office:value-type="float" office:value="7444.5">
                <text:p>7444.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8621">
                <text:p>8621</text:p>
              </table:table-cell>
              <table:table-cell office:value-type="float" office:value="7370">
                <text:p>7370</text:p>
              </table:table-cell>
              <table:table-cell office:value-type="float" office:value="7810">
                <text:p>78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7.2$Windows_X86_64 LibreOffice_project/e114eadc50a9ff8d8c8a0567d6da8f454beeb84f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 chart:error-category="standard-error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error-category="standard-erro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standard-error" loext:std-weight="1"/>
      <style:graphic-properties draw:stroke="solid" svg:stroke-width="0cm" svg:stroke-color="#2a6099" svg:stroke-opacity="100%" draw:stroke-linejoin="round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 chart:error-category="standard-error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standard-error" loext:std-weight="1"/>
      <style:graphic-properties draw:stroke="solid" svg:stroke-width="0cm" svg:stroke-color="#ff4000" svg:stroke-opacity="100%" draw:stroke-linejoin="round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 chart:error-category="standard-error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standard-error" loext:std-weight="1"/>
      <style:graphic-properties draw:stroke="solid" svg:stroke-width="0cm" svg:stroke-color="#e8a202" svg:stroke-opacity="100%" draw:stroke-linejoin="round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74cm" svg:y="0.316cm" chart:style-name="ch2">
          <text:p>RDMA (ROCE) VS TCP</text:p>
        </chart:title>
        <chart:subtitle svg:x="4.04cm" svg:y="1.302cm" chart:style-name="ch3">
          <text:p>Round-trip time (RTT) - Larger message sizes</text:p>
        </chart:subtitle>
        <chart:legend chart:legend-position="end" svg:x="12.398cm" svg:y="3.715cm" style:legend-expansion="high" chart:style-name="ch4"/>
        <chart:plot-area chart:style-name="ch5" table:cell-range-address="Tabelle1.P16:Tabelle1.S20" chart:data-source-has-labels="both" svg:x="1.314cm" svg:y="2.155cm" svg:width="10.764cm" svg:height="5.701cm">
          <chart:coordinate-region svg:x="2.535cm" svg:y="2.351cm" svg:width="9.056cm" svg:height="4.867cm"/>
          <chart:axis chart:dimension="x" chart:name="primary-x" chart:style-name="ch6" chartooo:axis-type="auto">
            <chartooo:date-scale/>
            <chart:title svg:x="5.289cm" svg:y="8.037cm" chart:style-name="ch7">
              <text:p>Message size in kb</text:p>
            </chart:title>
            <chart:categories table:cell-range-address="Tabelle1.P17:Tabelle1.P20"/>
          </chart:axis>
          <chart:axis chart:dimension="y" chart:name="primary-y" chart:style-name="ch8">
            <chart:title svg:x="0.451cm" svg:y="6.429cm" chart:style-name="ch9">
              <text:p>Average RTT in ms</text:p>
            </chart:title>
            <chart:grid chart:style-name="ch10" chart:class="major"/>
          </chart:axis>
          <chart:series chart:style-name="ch11" chart:values-cell-range-address="Tabelle1.Q17:Tabelle1.Q20" chart:label-cell-address="Tabelle1.Q16:Tabelle1.Q16" chart:class="chart:line">
            <chart:error-indicator chart:style-name="ch12" chart:dimension="y"/>
            <chart:data-point chart:repeated="3"/>
            <chart:data-point chart:style-name="ch13"/>
          </chart:series>
          <chart:series chart:style-name="ch14" chart:values-cell-range-address="Tabelle1.R17:Tabelle1.R20" chart:label-cell-address="Tabelle1.R16:Tabelle1.R16" chart:class="chart:line">
            <chart:error-indicator chart:style-name="ch15" chart:dimension="y"/>
            <chart:data-point chart:repeated="4"/>
          </chart:series>
          <chart:series chart:style-name="ch16" chart:values-cell-range-address="Tabelle1.S17:Tabelle1.S20" chart:label-cell-address="Tabelle1.S16:Tabelle1.S16" chart:class="chart:line">
            <chart:error-indicator chart:style-name="ch17" chart:dimension="y"/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P</text:p>
                <draw:g>
                  <svg:desc>Tabelle1.Q16:Tabelle1.Q16</svg:desc>
                </draw:g>
              </table:table-cell>
              <table:table-cell office:value-type="string">
                <text:p>RDMA WRITE</text:p>
                <draw:g>
                  <svg:desc>Tabelle1.R16:Tabelle1.R16</svg:desc>
                </draw:g>
              </table:table-cell>
              <table:table-cell office:value-type="string">
                <text:p>RDMA SEND</text:p>
                <draw:g>
                  <svg:desc>Tabelle1.S16:Tabelle1.S16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Tabelle1.P17:Tabelle1.P20</svg:desc>
                </draw:g>
              </table:table-cell>
              <table:table-cell office:value-type="float" office:value="21677.8">
                <text:p>21677.8</text:p>
                <draw:g>
                  <svg:desc>Tabelle1.Q17:Tabelle1.Q20</svg:desc>
                </draw:g>
              </table:table-cell>
              <table:table-cell office:value-type="float" office:value="16202.6">
                <text:p>16202.6</text:p>
                <draw:g>
                  <svg:desc>Tabelle1.R17:Tabelle1.R20</svg:desc>
                </draw:g>
              </table:table-cell>
              <table:table-cell office:value-type="float" office:value="21480">
                <text:p>21480</text:p>
                <draw:g>
                  <svg:desc>Tabelle1.S17:Tabelle1.S20</svg:desc>
                </draw:g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5769.6">
                <text:p>25769.6</text:p>
              </table:table-cell>
              <table:table-cell office:value-type="float" office:value="18559.2">
                <text:p>18559.2</text:p>
              </table:table-cell>
              <table:table-cell office:value-type="float" office:value="27893.9">
                <text:p>27893.9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29702.6">
                <text:p>29702.6</text:p>
              </table:table-cell>
              <table:table-cell office:value-type="float" office:value="21500.9">
                <text:p>21500.9</text:p>
              </table:table-cell>
              <table:table-cell office:value-type="float" office:value="32100.7">
                <text:p>32100.7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34596.8">
                <text:p>34596.8</text:p>
              </table:table-cell>
              <table:table-cell office:value-type="float" office:value="24584.9">
                <text:p>24584.9</text:p>
              </table:table-cell>
              <table:table-cell office:value-type="float" office:value="39234.6">
                <text:p>39234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7.2$Windows_X86_64 LibreOffice_project/e114eadc50a9ff8d8c8a0567d6da8f454beeb84f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